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23.83mm"/>
    </style:style>
    <style:style style:name="ro1" style:family="table-row">
      <style:table-row-properties style:row-height="4.64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</style:style>
    <style:style style:name="ce3" style:family="table-cell" style:parent-style-name="Default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Default" style:data-style-name="N100">
      <style:table-cell-properties fo:border-bottom="none" fo:border-left="2.01pt solid #000000" fo:border-right="none" fo:border-top="none"/>
    </style:style>
    <style:style style:name="ce5" style:family="table-cell" style:parent-style-name="Default" style:data-style-name="N100">
      <style:table-cell-properties fo:border-bottom="2.01pt solid #000000" fo:border-left="2.01pt solid #000000" fo:border-right="none" fo:border-top="none"/>
    </style:style>
    <style:style style:name="ce6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/>
    </style:style>
    <style:style style:name="ce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</style:style>
    <style:style style:name="ce10" style:family="table-cell" style:parent-style-name="Default">
      <style:table-cell-properties fo:border="0.99pt solid #000000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5" style:family="table-cell" style:parent-style-name="Default" style:data-style-name="N84">
      <style:table-cell-properties fo:border-bottom="none" fo:border-left="2.01pt solid #000000" fo:border-right="none" fo:border-top="none"/>
    </style:style>
    <style:style style:name="ce16" style:family="table-cell" style:parent-style-name="Default" style:data-style-name="N50">
      <style:table-cell-properties fo:border-bottom="none" fo:border-left="2.01pt solid #000000" fo:border-right="none" fo:border-top="none"/>
    </style:style>
    <style:style style:name="ce17" style:family="table-cell" style:parent-style-name="Default" style:data-style-name="N50">
      <style:table-cell-properties fo:border-bottom="2.01pt solid #000000" fo:border-left="2.01pt solid #000000" fo:border-right="none" fo:border-top="none"/>
    </style:style>
    <style:style style:name="ce18" style:family="table-cell" style:parent-style-name="Default">
      <style:table-cell-properties fo:border-bottom="0.99pt solid #000000" fo:border-left="0.99pt solid #000000" fo:border-right="0.99pt solid #000000" fo:border-top="2.01pt solid #000000"/>
    </style:style>
    <style:style style:name="ce19" style:family="table-cell" style:parent-style-name="Default">
      <style:table-cell-properties fo:border-bottom="2.01pt solid #000000" fo:border-left="none" fo:border-right="none" fo:border-top="none"/>
    </style:style>
    <style:style style:name="ce20" style:family="table-cell" style:parent-style-name="Default">
      <style:table-cell-properties fo:border-bottom="0.99pt solid #000000" fo:border-left="none" fo:border-right="none" fo:border-top="2.01pt solid #000000"/>
    </style:style>
    <style:style style:name="ce21" style:family="table-cell" style:parent-style-name="Default">
      <style:table-cell-properties fo:border-bottom="0.99pt solid #000000" fo:border-left="none" fo:border-right="none" fo:border-top="0.99pt solid #000000"/>
    </style:style>
    <style:style style:name="ce22" style:family="table-cell" style:parent-style-name="Default">
      <style:table-cell-properties fo:border-bottom="none" fo:border-left="none" fo:border-right="none" fo:border-top="2.01pt solid #000000"/>
    </style:style>
    <style:style style:name="ce23" style:family="table-cell" style:parent-style-name="Default" style:data-style-name="N10004"/>
    <style:style style:name="ce24" style:family="table-cell" style:parent-style-name="Default" style:data-style-name="N10000"/>
    <style:style style:name="ce25" style:family="table-cell" style:parent-style-name="Default" style:data-style-name="N10000">
      <style:table-cell-properties fo:border-bottom="2.01pt solid #000000" fo:border-left="none" fo:border-right="none" fo:border-top="none"/>
    </style:style>
    <style:style style:name="ce26" style:family="table-cell" style:parent-style-name="Default" style:data-style-name="N10002"/>
    <style:style style:name="ce27" style:family="table-cell" style:parent-style-name="Default" style:data-style-name="N10002">
      <style:table-cell-properties fo:border="0.99pt solid #000000"/>
    </style:style>
    <style:style style:name="ce28" style:family="table-cell" style:parent-style-name="Default" style:data-style-name="N10002">
      <style:table-cell-properties fo:border-bottom="2.01pt solid #000000" fo:border-left="none" fo:border-right="none" fo:border-top="none"/>
    </style:style>
    <style:style style:name="ce29" style:family="table-cell" style:parent-style-name="Default" style:data-style-name="N10004">
      <style:table-cell-properties fo:border-bottom="2.01pt solid #000000" fo:border-left="none" fo:border-right="none" fo:border-top="none"/>
    </style:style>
    <style:style style:name="ce30" style:family="table-cell" style:parent-style-name="Default">
      <style:table-cell-properties fo:border-bottom="0.99pt solid #000000" fo:border-left="0.99pt solid #000000" fo:border-right="2.01pt solid #000000" fo:border-top="2.01pt solid #000000"/>
    </style:style>
    <style:style style:name="ce31" style:family="table-cell" style:parent-style-name="Default">
      <style:table-cell-properties fo:border-bottom="none" fo:border-left="none" fo:border-right="2.01pt solid #000000" fo:border-top="none"/>
    </style:style>
    <style:style style:name="ce32" style:family="table-cell" style:parent-style-name="Default">
      <style:table-cell-properties fo:border-bottom="0.99pt solid #000000" fo:border-left="0.99pt solid #000000" fo:border-right="2.01pt solid #000000" fo:border-top="0.99pt solid #000000"/>
    </style:style>
    <style:style style:name="ce33" style:family="table-cell" style:parent-style-name="Default">
      <style:table-cell-properties fo:border-bottom="2.01pt solid #000000" fo:border-left="none" fo:border-right="2.01pt solid #000000" fo:border-top="none"/>
    </style:style>
    <style:style style:name="ce34" style:family="table-cell" style:parent-style-name="Default">
      <style:table-cell-properties fo:border-bottom="0.99pt solid #000000" fo:border-left="none" fo:border-right="2.01pt solid #000000" fo:border-top="2.01pt solid #000000"/>
    </style:style>
    <style:style style:name="ce35" style:family="table-cell" style:parent-style-name="Default">
      <style:table-cell-properties fo:border-bottom="0.99pt solid #000000" fo:border-left="none" fo:border-right="2.01pt solid #000000" fo:border-top="0.99pt solid #000000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</style:style>
    <style:style style:name="ce3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</style:style>
    <style:style style:name="ce38" style:family="table-cell" style:parent-style-name="Default" style:data-style-name="N100">
      <style:table-cell-properties fo:border-bottom="2.01pt solid #000000" fo:border-left="none" fo:border-right="none" fo:border-top="none"/>
    </style:style>
    <style:style style:name="ce39" style:family="table-cell" style:parent-style-name="Default" style:data-style-name="N84"/>
    <style:style style:name="ce40" style:family="table-cell" style:parent-style-name="Default" style:data-style-name="N50"/>
    <style:style style:name="ce41" style:family="table-cell" style:parent-style-name="Default" style:data-style-name="N50">
      <style:table-cell-properties fo:border-bottom="2.01pt solid #000000" fo:border-left="none" fo:border-right="none" fo:border-top="none"/>
    </style:style>
    <style:style style:name="ce42" style:family="table-cell" style:parent-style-name="Default" style:data-style-name="N10000">
      <style:table-cell-properties fo:border="0.99pt solid #000000"/>
    </style:style>
    <style:style style:name="ce43" style:family="table-cell" style:parent-style-name="Default" style:data-style-name="N10002">
      <style:table-cell-properties style:text-align-source="fix" style:repeat-content="false"/>
      <style:paragraph-properties fo:text-align="justify" fo:margin-left="0mm"/>
    </style:style>
    <style:style style:name="ce44" style:family="table-cell" style:parent-style-name="Default" style:data-style-name="N10002">
      <style:table-cell-properties fo:border-bottom="2.01pt solid #000000" style:text-align-source="fix" style:repeat-content="false" fo:border-left="none" fo:border-right="none" fo:border-top="none"/>
      <style:paragraph-properties fo:text-align="justify" fo:margin-left="0mm"/>
    </style:style>
    <style:style style:name="ce45" style:family="table-cell" style:parent-style-name="Default">
      <style:table-cell-properties fo:border-bottom="none" fo:border-left="none" fo:border-right="2.01pt solid #000000" fo:border-top="2.01pt solid #000000"/>
    </style:style>
    <style:style style:name="ce46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99pt solid #000000"/>
      <style:paragraph-properties fo:text-align="center" fo:margin-left="0mm"/>
    </style:style>
    <style:style style:name="ce47" style:family="table-cell" style:parent-style-name="Default">
      <style:table-cell-properties fo:border-bottom="none" fo:border-left="2.01pt solid #000000" fo:border-right="none" fo:border-top="none"/>
    </style:style>
    <style:style style:name="ce48" style:family="table-cell" style:parent-style-name="Default">
      <style:table-cell-properties fo:border-bottom="2.01pt solid #000000" fo:border-left="2.01pt solid #000000" fo:border-right="none" fo:border-top="none"/>
    </style:style>
    <style:style style:name="ce49" style:family="table-cell" style:parent-style-name="Default">
      <style:table-cell-properties fo:border-bottom="0.99pt solid #000000" fo:border-left="0.74pt solid #000000" fo:border-right="0.74pt solid #000000" fo:border-top="2.01pt solid #000000"/>
    </style:style>
    <style:style style:name="ce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99pt solid #000000"/>
      <style:paragraph-properties fo:text-align="center" fo:margin-left="0mm"/>
    </style:style>
    <style:style style:name="ce51" style:family="table-cell" style:parent-style-name="Default" style:data-style-name="N2"/>
    <style:style style:name="ce52" style:family="table-cell" style:parent-style-name="Default" style:data-style-name="N2">
      <style:table-cell-properties fo:border="none"/>
    </style:style>
    <style:style style:name="ce53" style:family="table-cell" style:parent-style-name="Default" style:data-style-name="N2">
      <style:table-cell-properties fo:border-bottom="2.01pt solid #000000" fo:border-left="none" fo:border-right="none" fo:border-top="none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5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</style:style>
    <style:style style:name="ce56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57" style:family="table-cell" style:parent-style-name="Default">
      <style:table-cell-properties fo:border="none"/>
    </style:style>
    <style:style style:name="ce58" style:family="table-cell" style:parent-style-name="Default" style:data-style-name="N110">
      <style:table-cell-properties fo:border="none"/>
    </style:style>
    <style:style style:name="ce59" style:family="table-cell" style:parent-style-name="Default" style:data-style-name="N110">
      <style:table-cell-properties fo:border="none"/>
      <style:text-properties style:font-name="Liberation Sans" style:font-name-asian="Noto Sans CJK SC Regular" style:font-name-complex="FreeSans"/>
    </style:style>
    <style:style style:name="ce60" style:family="table-cell" style:parent-style-name="Default" style:data-style-name="N110">
      <style:table-cell-properties fo:border-bottom="2.01pt solid #000000" fo:border-left="none" fo:border-right="none" fo:border-top="none"/>
    </style:style>
    <style:style style:name="ce61" style:family="table-cell" style:parent-style-name="Default">
      <style:table-cell-properties fo:border-bottom="0.99pt solid #000000" fo:border-left="0.74pt solid #000000" fo:border-right="2.01pt solid #000000" fo:border-top="2.01pt solid #000000"/>
    </style:style>
    <style:style style:name="ce62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99pt solid #000000"/>
      <style:paragraph-properties fo:text-align="center" fo:margin-left="0mm"/>
    </style:style>
    <style:style style:name="ce63" style:family="table-cell" style:parent-style-name="Default" style:data-style-name="N110">
      <style:table-cell-properties fo:border-bottom="none" fo:border-left="none" fo:border-right="2.01pt solid #000000" fo:border-top="none"/>
    </style:style>
    <style:style style:name="ce64" style:family="table-cell" style:parent-style-name="Default" style:data-style-name="N110">
      <style:table-cell-properties fo:border-bottom="none" fo:border-left="none" fo:border-right="2.01pt solid #000000" fo:border-top="none"/>
      <style:text-properties style:font-name="Liberation Sans" style:font-name-asian="Noto Sans CJK SC Regular" style:font-name-complex="FreeSans"/>
    </style:style>
    <style:style style:name="ce65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66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nfiltered" table:style-name="ta1">
        <table:table-column table:style-name="co1" table:default-cell-style-name="ce11"/>
        <table:table-column table:style-name="co2" table:number-columns-repeated="3" table:default-cell-style-name="Default"/>
        <table:table-column table:style-name="co2" table:default-cell-style-name="ce24"/>
        <table:table-column table:style-name="co2" table:default-cell-style-name="ce26"/>
        <table:table-column table:style-name="co2" table:number-columns-repeated="3" table:default-cell-style-name="Default"/>
        <table:table-column table:style-name="co2" table:default-cell-style-name="ce31"/>
        <table:table-column table:style-name="co1" table:default-cell-style-name="ce11"/>
        <table:table-column table:style-name="co2" table:number-columns-repeated="3" table:default-cell-style-name="Default"/>
        <table:table-column table:style-name="co2" table:default-cell-style-name="ce24"/>
        <table:table-column table:style-name="co2" table:default-cell-style-name="ce26"/>
        <table:table-column table:style-name="co2" table:number-columns-repeated="3" table:default-cell-style-name="Default"/>
        <table:table-column table:style-name="co3" table:default-cell-style-name="ce31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0" table:number-rows-spanned="2">
            <text:p>EXECUÇÃO1</text:p>
          </table:table-cell>
          <table:covered-table-cell table:number-columns-repeated="8" table:style-name="ce18"/>
          <table:covered-table-cell table:style-name="ce30"/>
          <table:covered-table-cell table:style-name="ce36"/>
          <table:covered-table-cell table:number-columns-repeated="8" table:style-name="ce18"/>
          <table:covered-table-cell table:style-name="ce30"/>
          <table:table-cell table:number-columns-repeated="2"/>
        </table:table-row>
        <table:table-row table:style-name="ro1">
          <table:covered-table-cell table:style-name="ce1"/>
          <table:covered-table-cell table:number-columns-repeated="8" table:style-name="ce18"/>
          <table:covered-table-cell table:style-name="ce30"/>
          <table:covered-table-cell table:style-name="ce36"/>
          <table:covered-table-cell table:number-columns-repeated="8" table:style-name="ce18"/>
          <table:covered-table-cell table:style-name="ce3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BalanceadorcomRoundRobin</text:p>
          </table:table-cell>
          <table:covered-table-cell table:number-columns-repeated="8" table:style-name="ce18"/>
          <table:covered-table-cell table:style-name="ce30"/>
          <table:table-cell table:style-name="ce36" office:value-type="string" calcext:value-type="string" table:number-columns-spanned="10" table:number-rows-spanned="1">
            <text:p>BalanceadorcomendereçoIPdeorigem</text:p>
          </table:table-cell>
          <table:covered-table-cell table:number-columns-repeated="8" table:style-name="ce18"/>
          <table:covered-table-cell table:style-name="ce30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CLIENTE1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table-cell table:style-name="ce37" office:value-type="string" calcext:value-type="string" table:number-columns-spanned="10" table:number-rows-spanned="1">
            <text:p>CLIENTE1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style-name="ce10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01:25</text:p>
          </table:table-cell>
          <table:table-cell office:value-type="float" office:value="46576" calcext:value-type="float">
            <text:p>46576</text:p>
          </table:table-cell>
          <table:table-cell office:value-type="string" calcext:value-type="string">
            <text:p>59.17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0.13" calcext:value-type="float">
            <text:p>0.13</text:p>
          </table:table-cell>
          <table:table-cell table:style-name="ce23" office:value-type="float" office:value="787.16" calcext:value-type="float">
            <text:p>787.1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99.61</text:p>
          </table:table-cell>
          <table:table-cell office:value-type="float" office:value="46576" calcext:value-type="float">
            <text:p>465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8-06-2900:51:05</text:p>
          </table:table-cell>
          <table:table-cell office:value-type="float" office:value="42303" calcext:value-type="float">
            <text:p>42303</text:p>
          </table:table-cell>
          <table:table-cell office:value-type="string" calcext:value-type="string">
            <text:p>59.44</text:p>
          </table:table-cell>
          <table:table-cell office:value-type="float" office:value="8" calcext:value-type="float">
            <text:p>8</text:p>
          </table:table-cell>
          <table:table-cell office:value-type="float" office:value="0.14" calcext:value-type="float">
            <text:p>0.14</text:p>
          </table:table-cell>
          <table:table-cell table:style-name="ce23" office:value-type="float" office:value="711.69" calcext:value-type="float">
            <text:p>711.6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9.38</text:p>
          </table:table-cell>
          <table:table-cell office:value-type="float" office:value="42303" calcext:value-type="float">
            <text:p>4230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07:25</text:p>
          </table:table-cell>
          <table:table-cell office:value-type="float" office:value="47518" calcext:value-type="float">
            <text:p>47518</text:p>
          </table:table-cell>
          <table:table-cell office:value-type="string" calcext:value-type="string">
            <text:p>59.95</text:p>
          </table:table-cell>
          <table:table-cell office:value-type="float" office:value="9" calcext:value-type="float">
            <text:p>9</text:p>
          </table:table-cell>
          <table:table-cell table:style-name="ce23" office:value-type="float" office:value="0.25" calcext:value-type="float">
            <text:p>0.25</text:p>
          </table:table-cell>
          <table:table-cell table:style-name="ce23" office:value-type="float" office:value="792.63" calcext:value-type="float">
            <text:p>792.6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98.27</text:p>
          </table:table-cell>
          <table:table-cell office:value-type="float" office:value="47518" calcext:value-type="float">
            <text:p>475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8-06-2900:57:05</text:p>
          </table:table-cell>
          <table:table-cell office:value-type="float" office:value="45642" calcext:value-type="float">
            <text:p>45642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office:value-type="float" office:value="0.26" calcext:value-type="float">
            <text:p>0.26</text:p>
          </table:table-cell>
          <table:table-cell table:style-name="ce23" office:value-type="float" office:value="761.21" calcext:value-type="float">
            <text:p>761.2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97.80</text:p>
          </table:table-cell>
          <table:table-cell office:value-type="float" office:value="45642" calcext:value-type="float">
            <text:p>4564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13:25</text:p>
          </table:table-cell>
          <table:table-cell office:value-type="float" office:value="47761" calcext:value-type="float">
            <text:p>47761</text:p>
          </table:table-cell>
          <table:table-cell office:value-type="string" calcext:value-type="string">
            <text:p>59.94</text:p>
          </table:table-cell>
          <table:table-cell office:value-type="float" office:value="9" calcext:value-type="float">
            <text:p>9</text:p>
          </table:table-cell>
          <table:table-cell table:style-name="ce23" office:value-type="float" office:value="0.37" calcext:value-type="float">
            <text:p>0.37</text:p>
          </table:table-cell>
          <table:table-cell table:style-name="ce23" office:value-type="float" office:value="796.81" calcext:value-type="float">
            <text:p>796.8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93.64</text:p>
          </table:table-cell>
          <table:table-cell office:value-type="float" office:value="47761" calcext:value-type="float">
            <text:p>477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8-06-2901:03:05</text:p>
          </table:table-cell>
          <table:table-cell office:value-type="float" office:value="43862" calcext:value-type="float">
            <text:p>43862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style-name="ce23" office:value-type="float" office:value="731.52" calcext:value-type="float">
            <text:p>731.5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95.43</text:p>
          </table:table-cell>
          <table:table-cell office:value-type="float" office:value="43862" calcext:value-type="float">
            <text:p>4386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19:25</text:p>
          </table:table-cell>
          <table:table-cell office:value-type="float" office:value="48217" calcext:value-type="float">
            <text:p>48217</text:p>
          </table:table-cell>
          <table:table-cell office:value-type="string" calcext:value-type="string">
            <text:p>60.03</text:p>
          </table:table-cell>
          <table:table-cell office:value-type="float" office:value="9" calcext:value-type="float">
            <text:p>9</text:p>
          </table:table-cell>
          <table:table-cell table:style-name="ce23" office:value-type="float" office:value="0.49" calcext:value-type="float">
            <text:p>0.49</text:p>
          </table:table-cell>
          <table:table-cell table:style-name="ce23" office:value-type="float" office:value="803.22" calcext:value-type="float">
            <text:p>803.2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389.61</text:p>
          </table:table-cell>
          <table:table-cell office:value-type="float" office:value="48217" calcext:value-type="float">
            <text:p>482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18-06-2901:09:05</text:p>
          </table:table-cell>
          <table:table-cell office:value-type="float" office:value="45243" calcext:value-type="float">
            <text:p>45243</text:p>
          </table:table-cell>
          <table:table-cell office:value-type="string" calcext:value-type="string">
            <text:p>59.95</text:p>
          </table:table-cell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.52</text:p>
          </table:table-cell>
          <table:table-cell table:style-name="ce23" office:value-type="float" office:value="754.68" calcext:value-type="float">
            <text:p>754.6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90.91</text:p>
          </table:table-cell>
          <table:table-cell office:value-type="float" office:value="45243" calcext:value-type="float">
            <text:p>45243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25:25</text:p>
          </table:table-cell>
          <table:table-cell office:value-type="float" office:value="45394" calcext:value-type="float">
            <text:p>45394</text:p>
          </table:table-cell>
          <table:table-cell office:value-type="string" calcext:value-type="string">
            <text:p>59.87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0.64" calcext:value-type="float">
            <text:p>0.64</text:p>
          </table:table-cell>
          <table:table-cell table:style-name="ce23" office:value-type="float" office:value="758.21" calcext:value-type="float">
            <text:p>758.2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86.36</text:p>
          </table:table-cell>
          <table:table-cell office:value-type="float" office:value="45394" calcext:value-type="float">
            <text:p>4539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18-06-2901:15:05</text:p>
          </table:table-cell>
          <table:table-cell office:value-type="float" office:value="43874" calcext:value-type="float">
            <text:p>43874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office:value-type="float" office:value="0.66" calcext:value-type="float">
            <text:p>0.66</text:p>
          </table:table-cell>
          <table:table-cell table:style-name="ce23" office:value-type="float" office:value="731.72" calcext:value-type="float">
            <text:p>731.7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79.58</text:p>
          </table:table-cell>
          <table:table-cell office:value-type="float" office:value="43874" calcext:value-type="float">
            <text:p>43874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31:25</text:p>
          </table:table-cell>
          <table:table-cell office:value-type="float" office:value="45608" calcext:value-type="float">
            <text:p>45608</text:p>
          </table:table-cell>
          <table:table-cell office:value-type="string" calcext:value-type="string">
            <text:p>59.94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0.76" calcext:value-type="float">
            <text:p>0.76</text:p>
          </table:table-cell>
          <table:table-cell table:style-name="ce23" office:value-type="float" office:value="760.89" calcext:value-type="float">
            <text:p>760.8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78.43</text:p>
          </table:table-cell>
          <table:table-cell office:value-type="float" office:value="45608" calcext:value-type="float">
            <text:p>4560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2018-06-2901:21:05</text:p>
          </table:table-cell>
          <table:table-cell office:value-type="float" office:value="45830" calcext:value-type="float">
            <text:p>45830</text:p>
          </table:table-cell>
          <table:table-cell office:value-type="string" calcext:value-type="string">
            <text:p>59.91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table:style-name="ce23" office:value-type="float" office:value="764.98" calcext:value-type="float">
            <text:p>764.9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72.44</text:p>
          </table:table-cell>
          <table:table-cell office:value-type="float" office:value="45830" calcext:value-type="float">
            <text:p>45830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37:25</text:p>
          </table:table-cell>
          <table:table-cell office:value-type="float" office:value="42867" calcext:value-type="float">
            <text:p>42867</text:p>
          </table:table-cell>
          <table:table-cell office:value-type="string" calcext:value-type="string">
            <text:p>60.01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0.91" calcext:value-type="float">
            <text:p>0.91</text:p>
          </table:table-cell>
          <table:table-cell table:style-name="ce23" office:value-type="float" office:value="714.33" calcext:value-type="float">
            <text:p>714.3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51.33</text:p>
          </table:table-cell>
          <table:table-cell office:value-type="float" office:value="42867" calcext:value-type="float">
            <text:p>4286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18-06-2901:27:05</text:p>
          </table:table-cell>
          <table:table-cell office:value-type="float" office:value="40452" calcext:value-type="float">
            <text:p>40452</text:p>
          </table:table-cell>
          <table:table-cell office:value-type="string" calcext:value-type="string">
            <text:p>59.88</text:p>
          </table:table-cell>
          <table:table-cell office:value-type="float" office:value="7" calcext:value-type="float">
            <text:p>7</text:p>
          </table:table-cell>
          <table:table-cell office:value-type="float" office:value="0.97" calcext:value-type="float">
            <text:p>0.97</text:p>
          </table:table-cell>
          <table:table-cell table:style-name="ce23" office:value-type="float" office:value="675.55" calcext:value-type="float">
            <text:p>675.5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56.93</text:p>
          </table:table-cell>
          <table:table-cell office:value-type="float" office:value="40452" calcext:value-type="float">
            <text:p>40452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43:25</text:p>
          </table:table-cell>
          <table:table-cell office:value-type="float" office:value="39177" calcext:value-type="float">
            <text:p>39177</text:p>
          </table:table-cell>
          <table:table-cell office:value-type="string" calcext:value-type="string">
            <text:p>59.86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1.11" calcext:value-type="float">
            <text:p>1.11</text:p>
          </table:table-cell>
          <table:table-cell table:style-name="ce23" office:value-type="float" office:value="654.48" calcext:value-type="float">
            <text:p>654.4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723.31</text:p>
          </table:table-cell>
          <table:table-cell office:value-type="float" office:value="39177" calcext:value-type="float">
            <text:p>39177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2018-06-2901:33:05</text:p>
          </table:table-cell>
          <table:table-cell office:value-type="float" office:value="42808" calcext:value-type="float">
            <text:p>42808</text:p>
          </table:table-cell>
          <table:table-cell office:value-type="string" calcext:value-type="string">
            <text:p>59.93</text:p>
          </table:table-cell>
          <table:table-cell office:value-type="float" office:value="8" calcext:value-type="float">
            <text:p>8</text:p>
          </table:table-cell>
          <table:table-cell office:value-type="float" office:value="1.06" calcext:value-type="float">
            <text:p>1.06</text:p>
          </table:table-cell>
          <table:table-cell table:style-name="ce23" office:value-type="float" office:value="714.3" calcext:value-type="float">
            <text:p>714.3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55.94</text:p>
          </table:table-cell>
          <table:table-cell office:value-type="float" office:value="42808" calcext:value-type="float">
            <text:p>42808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49:25</text:p>
          </table:table-cell>
          <table:table-cell office:value-type="float" office:value="40008" calcext:value-type="float">
            <text:p>40008</text:p>
          </table:table-cell>
          <table:table-cell office:value-type="string" calcext:value-type="string">
            <text:p>59.83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1.24" calcext:value-type="float">
            <text:p>1.24</text:p>
          </table:table-cell>
          <table:table-cell table:style-name="ce23" office:value-type="float" office:value="668.69" calcext:value-type="float">
            <text:p>668.6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830.48</text:p>
          </table:table-cell>
          <table:table-cell office:value-type="float" office:value="40008" calcext:value-type="float">
            <text:p>4000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2018-06-2901:39:05</text:p>
          </table:table-cell>
          <table:table-cell office:value-type="float" office:value="42463" calcext:value-type="float">
            <text:p>42463</text:p>
          </table:table-cell>
          <table:table-cell office:value-type="string" calcext:value-type="string">
            <text:p>59.83</text:p>
          </table:table-cell>
          <table:table-cell office:value-type="float" office:value="8" calcext:value-type="float">
            <text:p>8</text:p>
          </table:table-cell>
          <table:table-cell office:value-type="float" office:value="1.16" calcext:value-type="float">
            <text:p>1.16</text:p>
          </table:table-cell>
          <table:table-cell table:style-name="ce23" office:value-type="float" office:value="709.73" calcext:value-type="float">
            <text:p>709.7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22.70</text:p>
          </table:table-cell>
          <table:table-cell office:value-type="float" office:value="42463" calcext:value-type="float">
            <text:p>42463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55:25</text:p>
          </table:table-cell>
          <table:table-cell office:value-type="float" office:value="41727" calcext:value-type="float">
            <text:p>41727</text:p>
          </table:table-cell>
          <table:table-cell office:value-type="string" calcext:value-type="string">
            <text:p>59.95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1.31" calcext:value-type="float">
            <text:p>1.31</text:p>
          </table:table-cell>
          <table:table-cell table:style-name="ce23" office:value-type="float" office:value="696.03" calcext:value-type="float">
            <text:p>696.0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908.69</text:p>
          </table:table-cell>
          <table:table-cell office:value-type="float" office:value="41727" calcext:value-type="float">
            <text:p>4172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2018-06-2901:45:05</text:p>
          </table:table-cell>
          <table:table-cell office:value-type="float" office:value="42758" calcext:value-type="float">
            <text:p>42758</text:p>
          </table:table-cell>
          <table:table-cell office:value-type="string" calcext:value-type="string">
            <text:p>59.88</text:p>
          </table:table-cell>
          <table:table-cell office:value-type="float" office:value="8" calcext:value-type="float">
            <text:p>8</text:p>
          </table:table-cell>
          <table:table-cell office:value-type="float" office:value="1.25" calcext:value-type="float">
            <text:p>1.25</text:p>
          </table:table-cell>
          <table:table-cell table:style-name="ce23" office:value-type="float" office:value="714.06" calcext:value-type="float">
            <text:p>714.0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92.72</text:p>
          </table:table-cell>
          <table:table-cell office:value-type="float" office:value="42758" calcext:value-type="float">
            <text:p>42758</text:p>
          </table:table-cell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CLIENTE2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table-cell table:style-name="ce37" office:value-type="string" calcext:value-type="string" table:number-columns-spanned="10" table:number-rows-spanned="1">
            <text:p>CLIENTE2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style-name="ce10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01:25</text:p>
          </table:table-cell>
          <table:table-cell office:value-type="float" office:value="46003" calcext:value-type="float">
            <text:p>46003</text:p>
          </table:table-cell>
          <table:table-cell office:value-type="string" calcext:value-type="string">
            <text:p>59.12</text:p>
          </table:table-cell>
          <table:table-cell office:value-type="float" office:value="8" calcext:value-type="float">
            <text:p>8</text:p>
          </table:table-cell>
          <table:table-cell office:value-type="float" office:value="0.13" calcext:value-type="float">
            <text:p>0.13</text:p>
          </table:table-cell>
          <table:table-cell table:style-name="ce23" office:value-type="float" office:value="778.13" calcext:value-type="float">
            <text:p>778.1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99.76</text:p>
          </table:table-cell>
          <table:table-cell office:value-type="float" office:value="46003" calcext:value-type="float">
            <text:p>460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8-06-2900:51:05</text:p>
          </table:table-cell>
          <table:table-cell office:value-type="float" office:value="41990" calcext:value-type="float">
            <text:p>41990</text:p>
          </table:table-cell>
          <table:table-cell office:value-type="string" calcext:value-type="string">
            <text:p>59.44</text:p>
          </table:table-cell>
          <table:table-cell office:value-type="float" office:value="8" calcext:value-type="float">
            <text:p>8</text:p>
          </table:table-cell>
          <table:table-cell office:value-type="float" office:value="0.14" calcext:value-type="float">
            <text:p>0.14</text:p>
          </table:table-cell>
          <table:table-cell table:style-name="ce23" office:value-type="float" office:value="706.43" calcext:value-type="float">
            <text:p>706.4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9.53</text:p>
          </table:table-cell>
          <table:table-cell office:value-type="float" office:value="41990" calcext:value-type="float">
            <text:p>4199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07:25</text:p>
          </table:table-cell>
          <table:table-cell office:value-type="float" office:value="48615" calcext:value-type="float">
            <text:p>48615</text:p>
          </table:table-cell>
          <table:table-cell office:value-type="string" calcext:value-type="string">
            <text:p>59.97</text:p>
          </table:table-cell>
          <table:table-cell office:value-type="float" office:value="9" calcext:value-type="float">
            <text:p>9</text:p>
          </table:table-cell>
          <table:table-cell office:value-type="float" office:value="0.24" calcext:value-type="float">
            <text:p>0.24</text:p>
          </table:table-cell>
          <table:table-cell table:style-name="ce23" office:value-type="float" office:value="810.66" calcext:value-type="float">
            <text:p>810.6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98.16</text:p>
          </table:table-cell>
          <table:table-cell office:value-type="float" office:value="48615" calcext:value-type="float">
            <text:p>486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8-06-2900:57:05</text:p>
          </table:table-cell>
          <table:table-cell office:value-type="float" office:value="43089" calcext:value-type="float">
            <text:p>43089</text:p>
          </table:table-cell>
          <table:table-cell office:value-type="string" calcext:value-type="string">
            <text:p>59.97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table:style-name="ce23" office:value-type="float" office:value="718.51" calcext:value-type="float">
            <text:p>718.5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97.25</text:p>
          </table:table-cell>
          <table:table-cell office:value-type="float" office:value="43089" calcext:value-type="float">
            <text:p>43089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13:25</text:p>
          </table:table-cell>
          <table:table-cell office:value-type="float" office:value="46871" calcext:value-type="float">
            <text:p>46871</text:p>
          </table:table-cell>
          <table:table-cell office:value-type="string" calcext:value-type="string">
            <text:p>59.97</text:p>
          </table:table-cell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.38</text:p>
          </table:table-cell>
          <table:table-cell table:style-name="ce23" office:value-type="float" office:value="781.57" calcext:value-type="float">
            <text:p>781.5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93.66</text:p>
          </table:table-cell>
          <table:table-cell office:value-type="float" office:value="46871" calcext:value-type="float">
            <text:p>4687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8-06-2901:03:05</text:p>
          </table:table-cell>
          <table:table-cell office:value-type="float" office:value="41142" calcext:value-type="float">
            <text:p>41142</text:p>
          </table:table-cell>
          <table:table-cell office:value-type="string" calcext:value-type="string">
            <text:p>59.98</text:p>
          </table:table-cell>
          <table:table-cell office:value-type="float" office:value="7" calcext:value-type="float">
            <text:p>7</text:p>
          </table:table-cell>
          <table:table-cell office:value-type="float" office:value="0.43" calcext:value-type="float">
            <text:p>0.43</text:p>
          </table:table-cell>
          <table:table-cell table:style-name="ce23" office:value-type="float" office:value="685.93" calcext:value-type="float">
            <text:p>685.9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93.92</text:p>
          </table:table-cell>
          <table:table-cell office:value-type="float" office:value="41142" calcext:value-type="float">
            <text:p>41142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19:25</text:p>
          </table:table-cell>
          <table:table-cell office:value-type="float" office:value="46783" calcext:value-type="float">
            <text:p>46783</text:p>
          </table:table-cell>
          <table:table-cell office:value-type="string" calcext:value-type="string">
            <text:p>59.9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style-name="ce23" office:value-type="float" office:value="780.5" calcext:value-type="float">
            <text:p>780.5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92.79</text:p>
          </table:table-cell>
          <table:table-cell office:value-type="float" office:value="46783" calcext:value-type="float">
            <text:p>4678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18-06-2901:09:05</text:p>
          </table:table-cell>
          <table:table-cell office:value-type="float" office:value="47047" calcext:value-type="float">
            <text:p>47047</text:p>
          </table:table-cell>
          <table:table-cell office:value-type="string" calcext:value-type="string">
            <text:p>59.94</text:p>
          </table:table-cell>
          <table:table-cell office:value-type="float" office:value="9" calcext:value-type="float">
            <text:p>9</text:p>
          </table:table-cell>
          <table:table-cell office:value-type="float" office:value="0.49" calcext:value-type="float">
            <text:p>0.49</text:p>
          </table:table-cell>
          <table:table-cell table:style-name="ce23" office:value-type="float" office:value="784.9" calcext:value-type="float">
            <text:p>784.9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388.07</text:p>
          </table:table-cell>
          <table:table-cell office:value-type="float" office:value="47047" calcext:value-type="float">
            <text:p>47047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25:25</text:p>
          </table:table-cell>
          <table:table-cell office:value-type="float" office:value="45245" calcext:value-type="float">
            <text:p>45245</text:p>
          </table:table-cell>
          <table:table-cell office:value-type="string" calcext:value-type="string">
            <text:p>59.98</text:p>
          </table:table-cell>
          <table:table-cell office:value-type="float" office:value="8" calcext:value-type="float">
            <text:p>8</text:p>
          </table:table-cell>
          <table:table-cell office:value-type="float" office:value="0.64" calcext:value-type="float">
            <text:p>0.64</text:p>
          </table:table-cell>
          <table:table-cell table:style-name="ce23" office:value-type="float" office:value="754.33" calcext:value-type="float">
            <text:p>754.3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83.57</text:p>
          </table:table-cell>
          <table:table-cell office:value-type="float" office:value="45245" calcext:value-type="float">
            <text:p>4524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18-06-2901:15:05</text:p>
          </table:table-cell>
          <table:table-cell office:value-type="float" office:value="44428" calcext:value-type="float">
            <text:p>44428</text:p>
          </table:table-cell>
          <table:table-cell office:value-type="string" calcext:value-type="string">
            <text:p>59.97</text:p>
          </table:table-cell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table:style-name="ce23" office:value-type="float" office:value="740.84" calcext:value-type="float">
            <text:p>740.8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82.46</text:p>
          </table:table-cell>
          <table:table-cell office:value-type="float" office:value="44428" calcext:value-type="float">
            <text:p>44428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31:25</text:p>
          </table:table-cell>
          <table:table-cell office:value-type="float" office:value="44702" calcext:value-type="float">
            <text:p>44702</text:p>
          </table:table-cell>
          <table:table-cell office:value-type="string" calcext:value-type="string">
            <text:p>59.90</text:p>
          </table:table-cell>
          <table:table-cell office:value-type="float" office:value="8" calcext:value-type="float">
            <text:p>8</text:p>
          </table:table-cell>
          <table:table-cell office:value-type="float" office:value="0.77" calcext:value-type="float">
            <text:p>0.77</text:p>
          </table:table-cell>
          <table:table-cell table:style-name="ce23" office:value-type="float" office:value="746.28" calcext:value-type="float">
            <text:p>746.2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73.52</text:p>
          </table:table-cell>
          <table:table-cell office:value-type="float" office:value="44702" calcext:value-type="float">
            <text:p>4470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018-06-2901:21:05</text:p>
          </table:table-cell>
          <table:table-cell office:value-type="float" office:value="44579" calcext:value-type="float">
            <text:p>44579</text:p>
          </table:table-cell>
          <table:table-cell office:value-type="string" calcext:value-type="string">
            <text:p>59.91</text:p>
          </table:table-cell>
          <table:table-cell office:value-type="float" office:value="8" calcext:value-type="float">
            <text:p>8</text:p>
          </table:table-cell>
          <table:table-cell office:value-type="float" office:value="0.77" calcext:value-type="float">
            <text:p>0.77</text:p>
          </table:table-cell>
          <table:table-cell table:style-name="ce23" office:value-type="float" office:value="744.1" calcext:value-type="float">
            <text:p>744.1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70.24</text:p>
          </table:table-cell>
          <table:table-cell office:value-type="float" office:value="44579" calcext:value-type="float">
            <text:p>44579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.</text:p>
          </table:table-cell>
        </table:table-row>
        <table:table-row table:style-name="ro1">
          <table:table-cell table:style-name="ce4" office:value-type="string" calcext:value-type="string">
            <text:p>2018-06-2902:37:25</text:p>
          </table:table-cell>
          <table:table-cell office:value-type="float" office:value="42888" calcext:value-type="float">
            <text:p>42888</text:p>
          </table:table-cell>
          <table:table-cell office:value-type="string" calcext:value-type="string">
            <text:p>59.98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23" office:value-type="float" office:value="715.04" calcext:value-type="float">
            <text:p>715.0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47.05</text:p>
          </table:table-cell>
          <table:table-cell office:value-type="float" office:value="42888" calcext:value-type="float">
            <text:p>4288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2018-06-2901:27:05</text:p>
          </table:table-cell>
          <table:table-cell office:value-type="float" office:value="39289" calcext:value-type="float">
            <text:p>39289</text:p>
          </table:table-cell>
          <table:table-cell office:value-type="string" calcext:value-type="string">
            <text:p>59.90</text:p>
          </table:table-cell>
          <table:table-cell office:value-type="float" office:value="7" calcext:value-type="float">
            <text:p>7</text:p>
          </table:table-cell>
          <table:table-cell office:value-type="float" office:value="0.99" calcext:value-type="float">
            <text:p>0.99</text:p>
          </table:table-cell>
          <table:table-cell table:style-name="ce23" office:value-type="float" office:value="655.91" calcext:value-type="float">
            <text:p>655.9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47.47</text:p>
          </table:table-cell>
          <table:table-cell office:value-type="float" office:value="39289" calcext:value-type="float">
            <text:p>39289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43:25</text:p>
          </table:table-cell>
          <table:table-cell office:value-type="float" office:value="40407" calcext:value-type="float">
            <text:p>40407</text:p>
          </table:table-cell>
          <table:table-cell office:value-type="string" calcext:value-type="string">
            <text:p>59.85</text:p>
          </table:table-cell>
          <table:table-cell office:value-type="float" office:value="7" calcext:value-type="float">
            <text:p>7</text:p>
          </table:table-cell>
          <table:table-cell office:value-type="float" office:value="1.11" calcext:value-type="float">
            <text:p>1.11</text:p>
          </table:table-cell>
          <table:table-cell table:style-name="ce23" office:value-type="float" office:value="675.14" calcext:value-type="float">
            <text:p>675.1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748.75</text:p>
          </table:table-cell>
          <table:table-cell office:value-type="float" office:value="40407" calcext:value-type="float">
            <text:p>40407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2018-06-2901:33:05</text:p>
          </table:table-cell>
          <table:table-cell office:value-type="float" office:value="43320" calcext:value-type="float">
            <text:p>43320</text:p>
          </table:table-cell>
          <table:table-cell office:value-type="string" calcext:value-type="string">
            <text:p>59.95</text:p>
          </table:table-cell>
          <table:table-cell office:value-type="float" office:value="8" calcext:value-type="float">
            <text:p>8</text:p>
          </table:table-cell>
          <table:table-cell office:value-type="float" office:value="1.04" calcext:value-type="float">
            <text:p>1.04</text:p>
          </table:table-cell>
          <table:table-cell table:style-name="ce23" office:value-type="float" office:value="722.6" calcext:value-type="float">
            <text:p>722.6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48.76</text:p>
          </table:table-cell>
          <table:table-cell office:value-type="float" office:value="43320" calcext:value-type="float">
            <text:p>43320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49:25</text:p>
          </table:table-cell>
          <table:table-cell office:value-type="float" office:value="41135" calcext:value-type="float">
            <text:p>41135</text:p>
          </table:table-cell>
          <table:table-cell office:value-type="string" calcext:value-type="string">
            <text:p>59.94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table:style-name="ce23" office:value-type="float" office:value="686.27" calcext:value-type="float">
            <text:p>686.2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821.68</text:p>
          </table:table-cell>
          <table:table-cell office:value-type="float" office:value="41135" calcext:value-type="float">
            <text:p>41135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2018-06-2901:39:05</text:p>
          </table:table-cell>
          <table:table-cell office:value-type="float" office:value="44107" calcext:value-type="float">
            <text:p>44107</text:p>
          </table:table-cell>
          <table:table-cell office:value-type="string" calcext:value-type="string">
            <text:p>59.82</text:p>
          </table:table-cell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table:style-name="ce23" office:value-type="float" office:value="737.33" calcext:value-type="float">
            <text:p>737.3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09.76</text:p>
          </table:table-cell>
          <table:table-cell office:value-type="float" office:value="44107" calcext:value-type="float">
            <text:p>44107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55:25</text:p>
          </table:table-cell>
          <table:table-cell office:value-type="float" office:value="43330" calcext:value-type="float">
            <text:p>43330</text:p>
          </table:table-cell>
          <table:table-cell office:value-type="string" calcext:value-type="string">
            <text:p>59.80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table:style-name="ce23" office:value-type="float" office:value="724.58" calcext:value-type="float">
            <text:p>724.5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95.98</text:p>
          </table:table-cell>
          <table:table-cell office:value-type="float" office:value="43330" calcext:value-type="float">
            <text:p>4333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018-06-2901:45:05</text:p>
          </table:table-cell>
          <table:table-cell office:value-type="float" office:value="44515" calcext:value-type="float">
            <text:p>44515</text:p>
          </table:table-cell>
          <table:table-cell office:value-type="string" calcext:value-type="string">
            <text:p>59.94</text:p>
          </table:table-cell>
          <table:table-cell office:value-type="float" office:value="8" calcext:value-type="float">
            <text:p>8</text:p>
          </table:table-cell>
          <table:table-cell office:value-type="float" office:value="1.23" calcext:value-type="float">
            <text:p>1.23</text:p>
          </table:table-cell>
          <table:table-cell table:style-name="ce23" office:value-type="float" office:value="742.66" calcext:value-type="float">
            <text:p>742.6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10.18</text:p>
          </table:table-cell>
          <table:table-cell office:value-type="float" office:value="44515" calcext:value-type="float">
            <text:p>44515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CLIENTE3</text:p>
          </table:table-cell>
          <table:covered-table-cell table:number-columns-repeated="8" table:style-name="ce10"/>
          <table:covered-table-cell table:style-name="ce32"/>
          <table:table-cell table:style-name="ce37" office:value-type="string" calcext:value-type="string" table:number-columns-spanned="10" table:number-rows-spanned="1">
            <text:p>CLIENTE3</text:p>
          </table:table-cell>
          <table:covered-table-cell table:number-columns-repeated="8" table:style-name="ce10"/>
          <table:covered-table-cell table:style-name="ce32"/>
          <table:table-cell table:number-columns-repeated="2"/>
        </table:table-row>
        <table:table-row table:style-name="ro1">
          <table:table-cell table:style-name="ce3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style-name="ce10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01:25</text:p>
          </table:table-cell>
          <table:table-cell office:value-type="float" office:value="48208" calcext:value-type="float">
            <text:p>48208</text:p>
          </table:table-cell>
          <table:table-cell office:value-type="string" calcext:value-type="string">
            <text:p>59.16</text:p>
          </table:table-cell>
          <table:table-cell office:value-type="float" office:value="9" calcext:value-type="float">
            <text:p>9</text:p>
          </table:table-cell>
          <table:table-cell office:value-type="float" office:value="0.12" calcext:value-type="float">
            <text:p>0.12</text:p>
          </table:table-cell>
          <table:table-cell table:style-name="ce23" office:value-type="float" office:value="814.87" calcext:value-type="float">
            <text:p>814.8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99.43</text:p>
          </table:table-cell>
          <table:table-cell office:value-type="float" office:value="48208" calcext:value-type="float">
            <text:p>482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8-06-2900:51:05</text:p>
          </table:table-cell>
          <table:table-cell office:value-type="float" office:value="41022" calcext:value-type="float">
            <text:p>41022</text:p>
          </table:table-cell>
          <table:table-cell office:value-type="string" calcext:value-type="string">
            <text:p>59.45</text:p>
          </table:table-cell>
          <table:table-cell office:value-type="float" office:value="7" calcext:value-type="float">
            <text:p>7</text:p>
          </table:table-cell>
          <table:table-cell office:value-type="float" office:value="0.14" calcext:value-type="float">
            <text:p>0.14</text:p>
          </table:table-cell>
          <table:table-cell table:style-name="ce23" office:value-type="float" office:value="690.03" calcext:value-type="float">
            <text:p>690.0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99.66</text:p>
          </table:table-cell>
          <table:table-cell office:value-type="float" office:value="41022" calcext:value-type="float">
            <text:p>4102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07:25</text:p>
          </table:table-cell>
          <table:table-cell office:value-type="float" office:value="48038" calcext:value-type="float">
            <text:p>48038</text:p>
          </table:table-cell>
          <table:table-cell office:value-type="string" calcext:value-type="string">
            <text:p>59.97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table:style-name="ce23" office:value-type="float" office:value="801.03" calcext:value-type="float">
            <text:p>801.0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97.97</text:p>
          </table:table-cell>
          <table:table-cell office:value-type="float" office:value="48038" calcext:value-type="float">
            <text:p>480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8-06-2900:57:05</text:p>
          </table:table-cell>
          <table:table-cell office:value-type="float" office:value="44090" calcext:value-type="float">
            <text:p>44090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table:style-name="ce23" office:value-type="float" office:value="735.32" calcext:value-type="float">
            <text:p>735.3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97.48</text:p>
          </table:table-cell>
          <table:table-cell office:value-type="float" office:value="44090" calcext:value-type="float">
            <text:p>4409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13:25</text:p>
          </table:table-cell>
          <table:table-cell office:value-type="float" office:value="48120" calcext:value-type="float">
            <text:p>48120</text:p>
          </table:table-cell>
          <table:table-cell office:value-type="string" calcext:value-type="string">
            <text:p>59.95</text:p>
          </table:table-cell>
          <table:table-cell office:value-type="float" office:value="9" calcext:value-type="float">
            <text:p>9</text:p>
          </table:table-cell>
          <table:table-cell office:value-type="float" office:value="0.36" calcext:value-type="float">
            <text:p>0.36</text:p>
          </table:table-cell>
          <table:table-cell table:style-name="ce23" office:value-type="float" office:value="802.67" calcext:value-type="float">
            <text:p>802.6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92.87</text:p>
          </table:table-cell>
          <table:table-cell office:value-type="float" office:value="48120" calcext:value-type="float">
            <text:p>481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8-06-2901:03:05</text:p>
          </table:table-cell>
          <table:table-cell office:value-type="float" office:value="41256" calcext:value-type="float">
            <text:p>41256</text:p>
          </table:table-cell>
          <table:table-cell office:value-type="string" calcext:value-type="string">
            <text:p>59.97</text:p>
          </table:table-cell>
          <table:table-cell office:value-type="float" office:value="7" calcext:value-type="float">
            <text:p>7</text:p>
          </table:table-cell>
          <table:table-cell office:value-type="float" office:value="0.42" calcext:value-type="float">
            <text:p>0.42</text:p>
          </table:table-cell>
          <table:table-cell table:style-name="ce23" office:value-type="float" office:value="687.94" calcext:value-type="float">
            <text:p>687.9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91.87</text:p>
          </table:table-cell>
          <table:table-cell office:value-type="float" office:value="41256" calcext:value-type="float">
            <text:p>41256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19:25</text:p>
          </table:table-cell>
          <table:table-cell office:value-type="float" office:value="46308" calcext:value-type="float">
            <text:p>46308</text:p>
          </table:table-cell>
          <table:table-cell office:value-type="string" calcext:value-type="string">
            <text:p>59.97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style-name="ce23" office:value-type="float" office:value="772.19" calcext:value-type="float">
            <text:p>772.1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89.18</text:p>
          </table:table-cell>
          <table:table-cell office:value-type="float" office:value="46308" calcext:value-type="float">
            <text:p>4630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18-06-2901:09:05</text:p>
          </table:table-cell>
          <table:table-cell office:value-type="float" office:value="46551" calcext:value-type="float">
            <text:p>46551</text:p>
          </table:table-cell>
          <table:table-cell office:value-type="string" calcext:value-type="string">
            <text:p>59.9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style-name="ce23" office:value-type="float" office:value="776.76" calcext:value-type="float">
            <text:p>776.7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91.00</text:p>
          </table:table-cell>
          <table:table-cell office:value-type="float" office:value="46551" calcext:value-type="float">
            <text:p>46551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25:25</text:p>
          </table:table-cell>
          <table:table-cell office:value-type="float" office:value="44981" calcext:value-type="float">
            <text:p>44981</text:p>
          </table:table-cell>
          <table:table-cell office:value-type="string" calcext:value-type="string">
            <text:p>59.93</text:p>
          </table:table-cell>
          <table:table-cell office:value-type="float" office:value="8" calcext:value-type="float">
            <text:p>8</text:p>
          </table:table-cell>
          <table:table-cell office:value-type="float" office:value="0.64" calcext:value-type="float">
            <text:p>0.64</text:p>
          </table:table-cell>
          <table:table-cell table:style-name="ce23" office:value-type="float" office:value="750.56" calcext:value-type="float">
            <text:p>750.5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82.91</text:p>
          </table:table-cell>
          <table:table-cell office:value-type="float" office:value="44981" calcext:value-type="float">
            <text:p>4498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18-06-2901:15:05</text:p>
          </table:table-cell>
          <table:table-cell office:value-type="float" office:value="45340" calcext:value-type="float">
            <text:p>45340</text:p>
          </table:table-cell>
          <table:table-cell office:value-type="string" calcext:value-type="string">
            <text:p>60.06</text:p>
          </table:table-cell>
          <table:table-cell office:value-type="float" office:value="8" calcext:value-type="float">
            <text:p>8</text:p>
          </table:table-cell>
          <table:table-cell office:value-type="float" office:value="0.64" calcext:value-type="float">
            <text:p>0.64</text:p>
          </table:table-cell>
          <table:table-cell table:style-name="ce23" office:value-type="float" office:value="754.91" calcext:value-type="float">
            <text:p>754.9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84.29</text:p>
          </table:table-cell>
          <table:table-cell office:value-type="float" office:value="45340" calcext:value-type="float">
            <text:p>45340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31:25</text:p>
          </table:table-cell>
          <table:table-cell office:value-type="float" office:value="42239" calcext:value-type="float">
            <text:p>42239</text:p>
          </table:table-cell>
          <table:table-cell office:value-type="string" calcext:value-type="string">
            <text:p>59.90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style-name="ce23" office:value-type="float" office:value="705.16" calcext:value-type="float">
            <text:p>705.1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63.26</text:p>
          </table:table-cell>
          <table:table-cell office:value-type="float" office:value="42239" calcext:value-type="float">
            <text:p>4223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018-06-2901:21:05</text:p>
          </table:table-cell>
          <table:table-cell office:value-type="float" office:value="43656" calcext:value-type="float">
            <text:p>43656</text:p>
          </table:table-cell>
          <table:table-cell office:value-type="string" calcext:value-type="string">
            <text:p>59.85</text:p>
          </table:table-cell>
          <table:table-cell office:value-type="float" office:value="8" calcext:value-type="float">
            <text:p>8</text:p>
          </table:table-cell>
          <table:table-cell office:value-type="float" office:value="0.78" calcext:value-type="float">
            <text:p>0.78</text:p>
          </table:table-cell>
          <table:table-cell table:style-name="ce23" office:value-type="float" office:value="729.42" calcext:value-type="float">
            <text:p>729.4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70.37</text:p>
          </table:table-cell>
          <table:table-cell office:value-type="float" office:value="43656" calcext:value-type="float">
            <text:p>43656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37:25</text:p>
          </table:table-cell>
          <table:table-cell office:value-type="float" office:value="41398" calcext:value-type="float">
            <text:p>41398</text:p>
          </table:table-cell>
          <table:table-cell office:value-type="string" calcext:value-type="string">
            <text:p>60.08</text:p>
          </table:table-cell>
          <table:table-cell office:value-type="float" office:value="7" calcext:value-type="float">
            <text:p>7</text:p>
          </table:table-cell>
          <table:table-cell office:value-type="float" office:value="0.96" calcext:value-type="float">
            <text:p>0.96</text:p>
          </table:table-cell>
          <table:table-cell table:style-name="ce23" office:value-type="float" office:value="689.05" calcext:value-type="float">
            <text:p>689.0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61.02</text:p>
          </table:table-cell>
          <table:table-cell office:value-type="float" office:value="41398" calcext:value-type="float">
            <text:p>4139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2018-06-2901:27:05</text:p>
          </table:table-cell>
          <table:table-cell office:value-type="float" office:value="41258" calcext:value-type="float">
            <text:p>41258</text:p>
          </table:table-cell>
          <table:table-cell office:value-type="string" calcext:value-type="string">
            <text:p>59.88</text:p>
          </table:table-cell>
          <table:table-cell office:value-type="float" office:value="7" calcext:value-type="float">
            <text:p>7</text:p>
          </table:table-cell>
          <table:table-cell office:value-type="float" office:value="0.94" calcext:value-type="float">
            <text:p>0.94</text:p>
          </table:table-cell>
          <table:table-cell table:style-name="ce23" office:value-type="float" office:value="689.01" calcext:value-type="float">
            <text:p>689.0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49.11</text:p>
          </table:table-cell>
          <table:table-cell office:value-type="float" office:value="41258" calcext:value-type="float">
            <text:p>41258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43:25</text:p>
          </table:table-cell>
          <table:table-cell office:value-type="float" office:value="36738" calcext:value-type="float">
            <text:p>36738</text:p>
          </table:table-cell>
          <table:table-cell office:value-type="string" calcext:value-type="string">
            <text:p>59.83</text:p>
          </table:table-cell>
          <table:table-cell office:value-type="float" office:value="7" calcext:value-type="float">
            <text:p>7</text:p>
          </table:table-cell>
          <table:table-cell office:value-type="float" office:value="1.19" calcext:value-type="float">
            <text:p>1.19</text:p>
          </table:table-cell>
          <table:table-cell table:style-name="ce23" office:value-type="float" office:value="614.04" calcext:value-type="float">
            <text:p>614.0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731.08</text:p>
          </table:table-cell>
          <table:table-cell office:value-type="float" office:value="36738" calcext:value-type="float">
            <text:p>3673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18-06-2901:33:05</text:p>
          </table:table-cell>
          <table:table-cell office:value-type="float" office:value="43018" calcext:value-type="float">
            <text:p>43018</text:p>
          </table:table-cell>
          <table:table-cell office:value-type="string" calcext:value-type="string">
            <text:p>59.88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table:style-name="ce23" office:value-type="float" office:value="718.4" calcext:value-type="float">
            <text:p>718.4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28.22</text:p>
          </table:table-cell>
          <table:table-cell office:value-type="float" office:value="43018" calcext:value-type="float">
            <text:p>43018</text:p>
          </table:table-cell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2:49:25</text:p>
          </table:table-cell>
          <table:table-cell office:value-type="float" office:value="43454" calcext:value-type="float">
            <text:p>43454</text:p>
          </table:table-cell>
          <table:table-cell office:value-type="string" calcext:value-type="string">
            <text:p>59.88</text:p>
          </table:table-cell>
          <table:table-cell office:value-type="float" office:value="8" calcext:value-type="float">
            <text:p>8</text:p>
          </table:table-cell>
          <table:table-cell office:value-type="float" office:value="1.15" calcext:value-type="float">
            <text:p>1.15</text:p>
          </table:table-cell>
          <table:table-cell table:style-name="ce23" office:value-type="float" office:value="725.68" calcext:value-type="float">
            <text:p>725.6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33.31</text:p>
          </table:table-cell>
          <table:table-cell office:value-type="float" office:value="43454" calcext:value-type="float">
            <text:p>4345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2018-06-2901:39:05</text:p>
          </table:table-cell>
          <table:table-cell office:value-type="float" office:value="41818" calcext:value-type="float">
            <text:p>41818</text:p>
          </table:table-cell>
          <table:table-cell office:value-type="string" calcext:value-type="string">
            <text:p>59.91</text:p>
          </table:table-cell>
          <table:table-cell office:value-type="float" office:value="8" calcext:value-type="float">
            <text:p>8</text:p>
          </table:table-cell>
          <table:table-cell office:value-type="float" office:value="1.18" calcext:value-type="float">
            <text:p>1.18</text:p>
          </table:table-cell>
          <table:table-cell table:style-name="ce23" office:value-type="float" office:value="698.01" calcext:value-type="float">
            <text:p>698.0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26.23</text:p>
          </table:table-cell>
          <table:table-cell office:value-type="float" office:value="41819" calcext:value-type="float">
            <text:p>41819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018-06-2902:55:25</text:p>
          </table:table-cell>
          <table:table-cell table:style-name="ce19" office:value-type="float" office:value="42169" calcext:value-type="float">
            <text:p>42169</text:p>
          </table:table-cell>
          <table:table-cell table:style-name="ce19" office:value-type="string" calcext:value-type="string">
            <text:p>59.77</text:p>
          </table:table-cell>
          <table:table-cell table:style-name="ce19" office:value-type="float" office:value="8" calcext:value-type="float">
            <text:p>8</text:p>
          </table:table-cell>
          <table:table-cell table:style-name="ce25" office:value-type="float" office:value="1.29" calcext:value-type="float">
            <text:p>1.29</text:p>
          </table:table-cell>
          <table:table-cell table:style-name="ce29" office:value-type="float" office:value="705.52" calcext:value-type="float">
            <text:p>705.52</text:p>
          </table:table-cell>
          <table:table-cell table:style-name="ce19" office:value-type="string" calcext:value-type="string">
            <text:p>0.13</text:p>
          </table:table-cell>
          <table:table-cell table:style-name="ce19" office:value-type="string" calcext:value-type="string">
            <text:p>906.60</text:p>
          </table:table-cell>
          <table:table-cell table:style-name="ce19" office:value-type="float" office:value="42169" calcext:value-type="float">
            <text:p>42169</text:p>
          </table:table-cell>
          <table:table-cell table:style-name="ce33" office:value-type="float" office:value="306" calcext:value-type="float">
            <text:p>306</text:p>
          </table:table-cell>
          <table:table-cell table:style-name="ce38" office:value-type="string" calcext:value-type="string">
            <text:p>2018-06-2901:45:05</text:p>
          </table:table-cell>
          <table:table-cell table:style-name="ce19" office:value-type="float" office:value="44015" calcext:value-type="float">
            <text:p>44015</text:p>
          </table:table-cell>
          <table:table-cell table:style-name="ce19" office:value-type="string" calcext:value-type="string">
            <text:p>59.80</text:p>
          </table:table-cell>
          <table:table-cell table:style-name="ce19" office:value-type="float" office:value="8" calcext:value-type="float">
            <text:p>8</text:p>
          </table:table-cell>
          <table:table-cell table:style-name="ce25" office:value-type="float" office:value="1.24" calcext:value-type="float">
            <text:p>1.24</text:p>
          </table:table-cell>
          <table:table-cell table:style-name="ce29" office:value-type="float" office:value="736.04" calcext:value-type="float">
            <text:p>736.04</text:p>
          </table:table-cell>
          <table:table-cell table:style-name="ce19" office:value-type="string" calcext:value-type="string">
            <text:p>0.13</text:p>
          </table:table-cell>
          <table:table-cell table:style-name="ce19" office:value-type="string" calcext:value-type="string">
            <text:p>913.88</text:p>
          </table:table-cell>
          <table:table-cell table:style-name="ce19" office:value-type="float" office:value="44015" calcext:value-type="float">
            <text:p>44015</text:p>
          </table:table-cell>
          <table:table-cell table:style-name="ce33"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Sembalanceador</text:p>
          </table:table-cell>
          <table:covered-table-cell table:number-columns-repeated="8" table:style-name="ce10"/>
          <table:covered-table-cell table:style-name="ce32"/>
          <table:table-cell table:style-name="ce37" office:value-type="string" calcext:value-type="string" table:number-columns-spanned="10" table:number-rows-spanned="1">
            <text:p>SemClickOS</text:p>
          </table:table-cell>
          <table:covered-table-cell table:number-columns-repeated="8" table:style-name="ce10"/>
          <table:covered-table-cell table:style-name="ce3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CLIENTE1</text:p>
          </table:table-cell>
          <table:covered-table-cell table:number-columns-repeated="8" table:style-name="ce10"/>
          <table:covered-table-cell table:style-name="ce32"/>
          <table:table-cell table:style-name="ce37" office:value-type="string" calcext:value-type="string" table:number-columns-spanned="10" table:number-rows-spanned="1">
            <text:p>CLIENTE1</text:p>
          </table:table-cell>
          <table:covered-table-cell table:number-columns-repeated="8" table:style-name="ce10"/>
          <table:covered-table-cell table:style-name="ce32"/>
          <table:table-cell table:number-columns-repeated="2"/>
        </table:table-row>
        <table:table-row table:style-name="ro1">
          <table:table-cell table:style-name="ce3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style-name="ce10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09:26</text:p>
          </table:table-cell>
          <table:table-cell office:value-type="float" office:value="64038" calcext:value-type="float">
            <text:p>64038</text:p>
          </table:table-cell>
          <table:table-cell office:value-type="string" calcext:value-type="string">
            <text:p>59.74</text:p>
          </table:table-cell>
          <table:table-cell office:value-type="float" office:value="12" calcext:value-type="float">
            <text:p>12</text:p>
          </table:table-cell>
          <table:table-cell office:value-type="float" office:value="0.09" calcext:value-type="float">
            <text:p>0.09</text:p>
          </table:table-cell>
          <table:table-cell table:style-name="ce23" office:value-type="float" office:value="1071.95" calcext:value-type="float">
            <text:p>1,071.95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99.83</text:p>
          </table:table-cell>
          <table:table-cell office:value-type="float" office:value="64038" calcext:value-type="float">
            <text:p>64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21:53:55</text:p>
          </table:table-cell>
          <table:table-cell office:value-type="float" office:value="76553" calcext:value-type="float">
            <text:p>76553</text:p>
          </table:table-cell>
          <table:table-cell office:value-type="string" calcext:value-type="string">
            <text:p>59.50</text:p>
          </table:table-cell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table:style-name="ce23" office:value-type="float" office:value="1286.61" calcext:value-type="float">
            <text:p>1,286.6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99.78</text:p>
          </table:table-cell>
          <table:table-cell office:value-type="float" office:value="76553" calcext:value-type="float">
            <text:p>765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15:26</text:p>
          </table:table-cell>
          <table:table-cell office:value-type="float" office:value="62263" calcext:value-type="float">
            <text:p>62263</text:p>
          </table:table-cell>
          <table:table-cell office:value-type="string" calcext:value-type="string">
            <text:p>59.97</text:p>
          </table:table-cell>
          <table:table-cell office:value-type="float" office:value="11" calcext:value-type="float">
            <text:p>11</text:p>
          </table:table-cell>
          <table:table-cell office:value-type="float" office:value="0.19" calcext:value-type="float">
            <text:p>0.19</text:p>
          </table:table-cell>
          <table:table-cell table:style-name="ce23" office:value-type="float" office:value="1038.24" calcext:value-type="float">
            <text:p>1,038.2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97.97</text:p>
          </table:table-cell>
          <table:table-cell office:value-type="float" office:value="62263" calcext:value-type="float">
            <text:p>62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21:59:55</text:p>
          </table:table-cell>
          <table:table-cell office:value-type="float" office:value="76435" calcext:value-type="float">
            <text:p>76435</text:p>
          </table:table-cell>
          <table:table-cell office:value-type="string" calcext:value-type="string">
            <text:p>59.96</text:p>
          </table:table-cell>
          <table:table-cell office:value-type="float" office:value="14" calcext:value-type="float">
            <text:p>14</text:p>
          </table:table-cell>
          <table:table-cell office:value-type="float" office:value="0.16" calcext:value-type="float">
            <text:p>0.16</text:p>
          </table:table-cell>
          <table:table-cell table:style-name="ce23" office:value-type="float" office:value="1274.77" calcext:value-type="float">
            <text:p>1,274.7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97.65</text:p>
          </table:table-cell>
          <table:table-cell office:value-type="float" office:value="76435" calcext:value-type="float">
            <text:p>764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21:26</text:p>
          </table:table-cell>
          <table:table-cell office:value-type="float" office:value="52853" calcext:value-type="float">
            <text:p>52853</text:p>
          </table:table-cell>
          <table:table-cell office:value-type="string" calcext:value-type="string">
            <text:p>59.97</text:p>
          </table:table-cell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881.32" calcext:value-type="float">
            <text:p>881.3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94.04</text:p>
          </table:table-cell>
          <table:table-cell office:value-type="float" office:value="52853" calcext:value-type="float">
            <text:p>52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22:05:55</text:p>
          </table:table-cell>
          <table:table-cell office:value-type="float" office:value="74639" calcext:value-type="float">
            <text:p>74639</text:p>
          </table:table-cell>
          <table:table-cell office:value-type="string" calcext:value-type="string">
            <text:p>59.96</text:p>
          </table:table-cell>
          <table:table-cell office:value-type="float" office:value="14" calcext:value-type="float">
            <text:p>14</text:p>
          </table:table-cell>
          <table:table-cell office:value-type="float" office:value="0.24" calcext:value-type="float">
            <text:p>0.24</text:p>
          </table:table-cell>
          <table:table-cell table:style-name="ce23" office:value-type="float" office:value="1244.81" calcext:value-type="float">
            <text:p>1,244.8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94.37</text:p>
          </table:table-cell>
          <table:table-cell office:value-type="float" office:value="74639" calcext:value-type="float">
            <text:p>746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27:26</text:p>
          </table:table-cell>
          <table:table-cell office:value-type="float" office:value="61175" calcext:value-type="float">
            <text:p>61175</text:p>
          </table:table-cell>
          <table:table-cell office:value-type="string" calcext:value-type="string">
            <text:p>59.95</text:p>
          </table:table-cell>
          <table:table-cell office:value-type="float" office:value="11" calcext:value-type="float">
            <text:p>11</text:p>
          </table:table-cell>
          <table:table-cell office:value-type="float" office:value="0.38" calcext:value-type="float">
            <text:p>0.38</text:p>
          </table:table-cell>
          <table:table-cell table:style-name="ce23" office:value-type="float" office:value="1020.43" calcext:value-type="float">
            <text:p>1,020.4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392.26</text:p>
          </table:table-cell>
          <table:table-cell office:value-type="float" office:value="61175" calcext:value-type="float">
            <text:p>61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22:11:55</text:p>
          </table:table-cell>
          <table:table-cell office:value-type="float" office:value="75260" calcext:value-type="float">
            <text:p>75260</text:p>
          </table:table-cell>
          <table:table-cell office:value-type="string" calcext:value-type="string">
            <text:p>59.95</text:p>
          </table:table-cell>
          <table:table-cell office:value-type="float" office:value="14" calcext:value-type="float">
            <text:p>14</text:p>
          </table:table-cell>
          <table:table-cell office:value-type="float" office:value="0.31" calcext:value-type="float">
            <text:p>0.31</text:p>
          </table:table-cell>
          <table:table-cell table:style-name="ce23" office:value-type="float" office:value="1255.38" calcext:value-type="float">
            <text:p>1,255.38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390.62</text:p>
          </table:table-cell>
          <table:table-cell office:value-type="float" office:value="75260" calcext:value-type="float">
            <text:p>752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33:26</text:p>
          </table:table-cell>
          <table:table-cell office:value-type="float" office:value="54544" calcext:value-type="float">
            <text:p>54544</text:p>
          </table:table-cell>
          <table:table-cell office:value-type="string" calcext:value-type="string">
            <text:p>59.97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table:style-name="ce23" office:value-type="float" office:value="909.52" calcext:value-type="float">
            <text:p>909.5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78.13</text:p>
          </table:table-cell>
          <table:table-cell office:value-type="float" office:value="54544" calcext:value-type="float">
            <text:p>545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8-06-2822:17:55</text:p>
          </table:table-cell>
          <table:table-cell office:value-type="float" office:value="74181" calcext:value-type="float">
            <text:p>74181</text:p>
          </table:table-cell>
          <table:table-cell office:value-type="string" calcext:value-type="string">
            <text:p>59.95</text:p>
          </table:table-cell>
          <table:table-cell office:value-type="float" office:value="14" calcext:value-type="float">
            <text:p>14</text:p>
          </table:table-cell>
          <table:table-cell office:value-type="float" office:value="0.39" calcext:value-type="float">
            <text:p>0.39</text:p>
          </table:table-cell>
          <table:table-cell table:style-name="ce23" office:value-type="float" office:value="1237.38" calcext:value-type="float">
            <text:p>1,237.38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481.77</text:p>
          </table:table-cell>
          <table:table-cell office:value-type="float" office:value="74181" calcext:value-type="float">
            <text:p>7418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39:26</text:p>
          </table:table-cell>
          <table:table-cell office:value-type="float" office:value="50686" calcext:value-type="float">
            <text:p>50686</text:p>
          </table:table-cell>
          <table:table-cell office:value-type="string" calcext:value-type="string">
            <text:p>59.94</text:p>
          </table:table-cell>
          <table:table-cell office:value-type="float" office:value="9" calcext:value-type="float">
            <text:p>9</text:p>
          </table:table-cell>
          <table:table-cell office:value-type="float" office:value="0.67" calcext:value-type="float">
            <text:p>0.67</text:p>
          </table:table-cell>
          <table:table-cell table:style-name="ce23" office:value-type="float" office:value="845.61" calcext:value-type="float">
            <text:p>845.6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566.55</text:p>
          </table:table-cell>
          <table:table-cell office:value-type="float" office:value="50686" calcext:value-type="float">
            <text:p>506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8-06-2822:23:55</text:p>
          </table:table-cell>
          <table:table-cell office:value-type="float" office:value="73552" calcext:value-type="float">
            <text:p>73552</text:p>
          </table:table-cell>
          <table:table-cell office:value-type="string" calcext:value-type="string">
            <text:p>59.92</text:p>
          </table:table-cell>
          <table:table-cell office:value-type="float" office:value="14" calcext:value-type="float">
            <text:p>14</text:p>
          </table:table-cell>
          <table:table-cell office:value-type="float" office:value="0.46" calcext:value-type="float">
            <text:p>0.46</text:p>
          </table:table-cell>
          <table:table-cell table:style-name="ce23" office:value-type="float" office:value="1227.5" calcext:value-type="float">
            <text:p>1,227.5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562.99</text:p>
          </table:table-cell>
          <table:table-cell office:value-type="float" office:value="73552" calcext:value-type="float">
            <text:p>7355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45:26</text:p>
          </table:table-cell>
          <table:table-cell office:value-type="float" office:value="48598" calcext:value-type="float">
            <text:p>48598</text:p>
          </table:table-cell>
          <table:table-cell office:value-type="string" calcext:value-type="string">
            <text:p>59.88</text:p>
          </table:table-cell>
          <table:table-cell office:value-type="float" office:value="9" calcext:value-type="float">
            <text:p>9</text:p>
          </table:table-cell>
          <table:table-cell office:value-type="float" office:value="0.78" calcext:value-type="float">
            <text:p>0.78</text:p>
          </table:table-cell>
          <table:table-cell table:style-name="ce23" office:value-type="float" office:value="811.59" calcext:value-type="float">
            <text:p>811.59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633.04</text:p>
          </table:table-cell>
          <table:table-cell office:value-type="float" office:value="48598" calcext:value-type="float">
            <text:p>485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8-06-2822:29:55</text:p>
          </table:table-cell>
          <table:table-cell office:value-type="float" office:value="72857" calcext:value-type="float">
            <text:p>72857</text:p>
          </table:table-cell>
          <table:table-cell office:value-type="string" calcext:value-type="string">
            <text:p>59.89</text:p>
          </table:table-cell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table:style-name="ce23" office:value-type="float" office:value="1216.51" calcext:value-type="float">
            <text:p>1,216.5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664.53</text:p>
          </table:table-cell>
          <table:table-cell office:value-type="float" office:value="72857" calcext:value-type="float">
            <text:p>7285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51:26</text:p>
          </table:table-cell>
          <table:table-cell office:value-type="float" office:value="52546" calcext:value-type="float">
            <text:p>52546</text:p>
          </table:table-cell>
          <table:table-cell office:value-type="string" calcext:value-type="string">
            <text:p>59.96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table:style-name="ce23" office:value-type="float" office:value="876.35" calcext:value-type="float">
            <text:p>876.3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695.72</text:p>
          </table:table-cell>
          <table:table-cell office:value-type="float" office:value="52546" calcext:value-type="float">
            <text:p>525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8-06-2822:35:55</text:p>
          </table:table-cell>
          <table:table-cell office:value-type="float" office:value="71222" calcext:value-type="float">
            <text:p>71222</text:p>
          </table:table-cell>
          <table:table-cell office:value-type="string" calcext:value-type="string">
            <text:p>59.93</text:p>
          </table:table-cell>
          <table:table-cell office:value-type="float" office:value="13" calcext:value-type="float">
            <text:p>13</text:p>
          </table:table-cell>
          <table:table-cell office:value-type="float" office:value="0.63" calcext:value-type="float">
            <text:p>0.63</text:p>
          </table:table-cell>
          <table:table-cell table:style-name="ce23" office:value-type="float" office:value="1188.42" calcext:value-type="float">
            <text:p>1,188.4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42.81</text:p>
          </table:table-cell>
          <table:table-cell office:value-type="float" office:value="71222" calcext:value-type="float">
            <text:p>71222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57:26</text:p>
          </table:table-cell>
          <table:table-cell office:value-type="float" office:value="52699" calcext:value-type="float">
            <text:p>52699</text:p>
          </table:table-cell>
          <table:table-cell office:value-type="string" calcext:value-type="string">
            <text:p>59.90</text:p>
          </table:table-cell>
          <table:table-cell office:value-type="float" office:value="10" calcext:value-type="float">
            <text:p>10</text:p>
          </table:table-cell>
          <table:table-cell office:value-type="float" office:value="0.93" calcext:value-type="float">
            <text:p>0.93</text:p>
          </table:table-cell>
          <table:table-cell table:style-name="ce23" office:value-type="float" office:value="879.78" calcext:value-type="float">
            <text:p>879.7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819.60</text:p>
          </table:table-cell>
          <table:table-cell office:value-type="float" office:value="52699" calcext:value-type="float">
            <text:p>5269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18-06-2822:41:55</text:p>
          </table:table-cell>
          <table:table-cell office:value-type="float" office:value="69769" calcext:value-type="float">
            <text:p>69769</text:p>
          </table:table-cell>
          <table:table-cell office:value-type="string" calcext:value-type="string">
            <text:p>59.82</text:p>
          </table:table-cell>
          <table:table-cell office:value-type="float" office:value="13" calcext:value-type="float">
            <text:p>13</text:p>
          </table:table-cell>
          <table:table-cell office:value-type="float" office:value="0.69" calcext:value-type="float">
            <text:p>0.69</text:p>
          </table:table-cell>
          <table:table-cell table:style-name="ce23" office:value-type="float" office:value="1166.32" calcext:value-type="float">
            <text:p>1,166.3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807.68</text:p>
          </table:table-cell>
          <table:table-cell office:value-type="float" office:value="69769" calcext:value-type="float">
            <text:p>69769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0:03:26</text:p>
          </table:table-cell>
          <table:table-cell office:value-type="float" office:value="49163" calcext:value-type="float">
            <text:p>49163</text:p>
          </table:table-cell>
          <table:table-cell office:value-type="string" calcext:value-type="string">
            <text:p>59.90</text:p>
          </table:table-cell>
          <table:table-cell office:value-type="float" office:value="9" calcext:value-type="float">
            <text:p>9</text:p>
          </table:table-cell>
          <table:table-cell office:value-type="float" office:value="1.09" calcext:value-type="float">
            <text:p>1.09</text:p>
          </table:table-cell>
          <table:table-cell table:style-name="ce23" office:value-type="float" office:value="820.75" calcext:value-type="float">
            <text:p>820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892.99</text:p>
          </table:table-cell>
          <table:table-cell office:value-type="float" office:value="49163" calcext:value-type="float">
            <text:p>4916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18-06-2822:47:55</text:p>
          </table:table-cell>
          <table:table-cell office:value-type="float" office:value="70389" calcext:value-type="float">
            <text:p>70389</text:p>
          </table:table-cell>
          <table:table-cell office:value-type="string" calcext:value-type="string">
            <text:p>59.84</text:p>
          </table:table-cell>
          <table:table-cell office:value-type="float" office:value="13" calcext:value-type="float">
            <text:p>13</text:p>
          </table:table-cell>
          <table:table-cell office:value-type="float" office:value="0.77" calcext:value-type="float">
            <text:p>0.77</text:p>
          </table:table-cell>
          <table:table-cell table:style-name="ce23" office:value-type="float" office:value="1176.29" calcext:value-type="float">
            <text:p>1,176.29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903.06</text:p>
          </table:table-cell>
          <table:table-cell office:value-type="float" office:value="70389" calcext:value-type="float">
            <text:p>7038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CLIENTE2</text:p>
          </table:table-cell>
          <table:covered-table-cell table:number-columns-repeated="8" table:style-name="ce10"/>
          <table:covered-table-cell table:style-name="ce32"/>
          <table:table-cell table:style-name="ce37" office:value-type="string" calcext:value-type="string" table:number-columns-spanned="10" table:number-rows-spanned="1">
            <text:p>CLIENTE2</text:p>
          </table:table-cell>
          <table:covered-table-cell table:number-columns-repeated="3" table:style-name="ce10"/>
          <table:covered-table-cell table:style-name="ce42"/>
          <table:covered-table-cell table:number-columns-repeated="4" table:style-name="ce10"/>
          <table:covered-table-cell table:style-name="ce32"/>
          <table:table-cell table:number-columns-repeated="2"/>
        </table:table-row>
        <table:table-row table:style-name="ro1">
          <table:table-cell table:style-name="ce3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style-name="ce10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09:26</text:p>
          </table:table-cell>
          <table:table-cell office:value-type="float" office:value="64487" calcext:value-type="float">
            <text:p>64487</text:p>
          </table:table-cell>
          <table:table-cell office:value-type="string" calcext:value-type="string">
            <text:p>59.75</text:p>
          </table:table-cell>
          <table:table-cell office:value-type="float" office:value="12" calcext:value-type="float">
            <text:p>12</text:p>
          </table:table-cell>
          <table:table-cell office:value-type="float" office:value="0.09" calcext:value-type="float">
            <text:p>0.09</text:p>
          </table:table-cell>
          <table:table-cell table:style-name="ce23" office:value-type="float" office:value="1079.28" calcext:value-type="float">
            <text:p>1,079.28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99.77</text:p>
          </table:table-cell>
          <table:table-cell office:value-type="float" office:value="64487" calcext:value-type="float">
            <text:p>64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21:53:55</text:p>
          </table:table-cell>
          <table:table-cell office:value-type="float" office:value="76665" calcext:value-type="float">
            <text:p>76665</text:p>
          </table:table-cell>
          <table:table-cell office:value-type="string" calcext:value-type="string">
            <text:p>59.50</text:p>
          </table:table-cell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table:style-name="ce23" office:value-type="float" office:value="1288.49" calcext:value-type="float">
            <text:p>1,288.49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99.79</text:p>
          </table:table-cell>
          <table:table-cell office:value-type="float" office:value="76665" calcext:value-type="float">
            <text:p>766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15:26</text:p>
          </table:table-cell>
          <table:table-cell office:value-type="float" office:value="61929" calcext:value-type="float">
            <text:p>61929</text:p>
          </table:table-cell>
          <table:table-cell office:value-type="string" calcext:value-type="string">
            <text:p>59.97</text:p>
          </table:table-cell>
          <table:table-cell office:value-type="float" office:value="11" calcext:value-type="float">
            <text:p>11</text:p>
          </table:table-cell>
          <table:table-cell office:value-type="float" office:value="0.19" calcext:value-type="float">
            <text:p>0.19</text:p>
          </table:table-cell>
          <table:table-cell table:style-name="ce23" office:value-type="float" office:value="1032.67" calcext:value-type="float">
            <text:p>1,032.6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98.89</text:p>
          </table:table-cell>
          <table:table-cell office:value-type="float" office:value="61929" calcext:value-type="float">
            <text:p>619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21:59:55</text:p>
          </table:table-cell>
          <table:table-cell office:value-type="float" office:value="75239" calcext:value-type="float">
            <text:p>75239</text:p>
          </table:table-cell>
          <table:table-cell office:value-type="string" calcext:value-type="string">
            <text:p>59.97</text:p>
          </table:table-cell>
          <table:table-cell office:value-type="float" office:value="14" calcext:value-type="float">
            <text:p>14</text:p>
          </table:table-cell>
          <table:table-cell office:value-type="float" office:value="0.16" calcext:value-type="float">
            <text:p>0.16</text:p>
          </table:table-cell>
          <table:table-cell table:style-name="ce23" office:value-type="float" office:value="1254.61" calcext:value-type="float">
            <text:p>1,254.6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97.47</text:p>
          </table:table-cell>
          <table:table-cell office:value-type="float" office:value="75239" calcext:value-type="float">
            <text:p>752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21:26</text:p>
          </table:table-cell>
          <table:table-cell office:value-type="float" office:value="54119" calcext:value-type="float">
            <text:p>54119</text:p>
          </table:table-cell>
          <table:table-cell office:value-type="string" calcext:value-type="string">
            <text:p>59.96</text:p>
          </table:table-cell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902.59" calcext:value-type="float">
            <text:p>902.59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95.63</text:p>
          </table:table-cell>
          <table:table-cell office:value-type="float" office:value="54119" calcext:value-type="float">
            <text:p>54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22:05:55</text:p>
          </table:table-cell>
          <table:table-cell office:value-type="float" office:value="73429" calcext:value-type="float">
            <text:p>73429</text:p>
          </table:table-cell>
          <table:table-cell office:value-type="string" calcext:value-type="string">
            <text:p>59.93</text:p>
          </table:table-cell>
          <table:table-cell office:value-type="float" office:value="14" calcext:value-type="float">
            <text:p>14</text:p>
          </table:table-cell>
          <table:table-cell office:value-type="float" office:value="0.24" calcext:value-type="float">
            <text:p>0.24</text:p>
          </table:table-cell>
          <table:table-cell table:style-name="ce23" office:value-type="float" office:value="1225.25" calcext:value-type="float">
            <text:p>1,225.25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96.49</text:p>
          </table:table-cell>
          <table:table-cell office:value-type="float" office:value="73429" calcext:value-type="float">
            <text:p>734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27:26</text:p>
          </table:table-cell>
          <table:table-cell office:value-type="float" office:value="60279" calcext:value-type="float">
            <text:p>60279</text:p>
          </table:table-cell>
          <table:table-cell office:value-type="string" calcext:value-type="string">
            <text:p>59.97</text:p>
          </table:table-cell>
          <table:table-cell office:value-type="float" office:value="11" calcext:value-type="float">
            <text:p>11</text:p>
          </table:table-cell>
          <table:table-cell office:value-type="float" office:value="0.39" calcext:value-type="float">
            <text:p>0.39</text:p>
          </table:table-cell>
          <table:table-cell table:style-name="ce23" office:value-type="float" office:value="1005.15" calcext:value-type="float">
            <text:p>1,005.1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387.61</text:p>
          </table:table-cell>
          <table:table-cell office:value-type="float" office:value="60279" calcext:value-type="float">
            <text:p>60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22:11:55</text:p>
          </table:table-cell>
          <table:table-cell office:value-type="float" office:value="73986" calcext:value-type="float">
            <text:p>73986</text:p>
          </table:table-cell>
          <table:table-cell office:value-type="string" calcext:value-type="string">
            <text:p>59.97</text:p>
          </table:table-cell>
          <table:table-cell office:value-type="float" office:value="14" calcext:value-type="float">
            <text:p>14</text:p>
          </table:table-cell>
          <table:table-cell office:value-type="float" office:value="0.32" calcext:value-type="float">
            <text:p>0.32</text:p>
          </table:table-cell>
          <table:table-cell table:style-name="ce23" office:value-type="float" office:value="1233.72" calcext:value-type="float">
            <text:p>1,233.7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389.41</text:p>
          </table:table-cell>
          <table:table-cell office:value-type="float" office:value="73986" calcext:value-type="float">
            <text:p>739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33:26</text:p>
          </table:table-cell>
          <table:table-cell office:value-type="float" office:value="54459" calcext:value-type="float">
            <text:p>54459</text:p>
          </table:table-cell>
          <table:table-cell office:value-type="string" calcext:value-type="string">
            <text:p>59.98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table:style-name="ce23" office:value-type="float" office:value="907.95" calcext:value-type="float">
            <text:p>907.9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80.37</text:p>
          </table:table-cell>
          <table:table-cell office:value-type="float" office:value="54459" calcext:value-type="float">
            <text:p>544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-06-2822:17:55</text:p>
          </table:table-cell>
          <table:table-cell office:value-type="float" office:value="72511" calcext:value-type="float">
            <text:p>72511</text:p>
          </table:table-cell>
          <table:table-cell office:value-type="string" calcext:value-type="string">
            <text:p>59.89</text:p>
          </table:table-cell>
          <table:table-cell office:value-type="float" office:value="13" calcext:value-type="float">
            <text:p>13</text:p>
          </table:table-cell>
          <table:table-cell office:value-type="float" office:value="0.39" calcext:value-type="float">
            <text:p>0.39</text:p>
          </table:table-cell>
          <table:table-cell table:style-name="ce23" office:value-type="float" office:value="1210.74" calcext:value-type="float">
            <text:p>1,210.7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466.87</text:p>
          </table:table-cell>
          <table:table-cell office:value-type="float" office:value="72511" calcext:value-type="float">
            <text:p>7251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39:26</text:p>
          </table:table-cell>
          <table:table-cell office:value-type="float" office:value="52335" calcext:value-type="float">
            <text:p>52335</text:p>
          </table:table-cell>
          <table:table-cell office:value-type="string" calcext:value-type="string">
            <text:p>59.85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table:style-name="ce23" office:value-type="float" office:value="874.44" calcext:value-type="float">
            <text:p>874.4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74.90</text:p>
          </table:table-cell>
          <table:table-cell office:value-type="float" office:value="52335" calcext:value-type="float">
            <text:p>52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22:23:55</text:p>
          </table:table-cell>
          <table:table-cell office:value-type="float" office:value="71199" calcext:value-type="float">
            <text:p>71199</text:p>
          </table:table-cell>
          <table:table-cell office:value-type="string" calcext:value-type="string">
            <text:p>59.95</text:p>
          </table:table-cell>
          <table:table-cell office:value-type="float" office:value="13" calcext:value-type="float">
            <text:p>13</text:p>
          </table:table-cell>
          <table:table-cell office:value-type="float" office:value="0.47" calcext:value-type="float">
            <text:p>0.47</text:p>
          </table:table-cell>
          <table:table-cell table:style-name="ce23" office:value-type="float" office:value="1187.64" calcext:value-type="float">
            <text:p>1,187.6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562.10</text:p>
          </table:table-cell>
          <table:table-cell office:value-type="float" office:value="71199" calcext:value-type="float">
            <text:p>7119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45:26</text:p>
          </table:table-cell>
          <table:table-cell office:value-type="float" office:value="47856" calcext:value-type="float">
            <text:p>47856</text:p>
          </table:table-cell>
          <table:table-cell office:value-type="string" calcext:value-type="string">
            <text:p>59.88</text:p>
          </table:table-cell>
          <table:table-cell office:value-type="float" office:value="9" calcext:value-type="float">
            <text:p>9</text:p>
          </table:table-cell>
          <table:table-cell office:value-type="float" office:value="0.79" calcext:value-type="float">
            <text:p>0.79</text:p>
          </table:table-cell>
          <table:table-cell table:style-name="ce23" office:value-type="float" office:value="799.2" calcext:value-type="float">
            <text:p>799.2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629.96</text:p>
          </table:table-cell>
          <table:table-cell office:value-type="float" office:value="47856" calcext:value-type="float">
            <text:p>478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8-06-2822:29:55</text:p>
          </table:table-cell>
          <table:table-cell office:value-type="float" office:value="71707" calcext:value-type="float">
            <text:p>71707</text:p>
          </table:table-cell>
          <table:table-cell office:value-type="string" calcext:value-type="string">
            <text:p>59.89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table:style-name="ce23" office:value-type="float" office:value="1197.31" calcext:value-type="float">
            <text:p>1,197.3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648.76</text:p>
          </table:table-cell>
          <table:table-cell office:value-type="float" office:value="71707" calcext:value-type="float">
            <text:p>7170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51:26</text:p>
          </table:table-cell>
          <table:table-cell office:value-type="float" office:value="52273" calcext:value-type="float">
            <text:p>52273</text:p>
          </table:table-cell>
          <table:table-cell office:value-type="string" calcext:value-type="string">
            <text:p>59.92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table:style-name="ce23" office:value-type="float" office:value="872.38" calcext:value-type="float">
            <text:p>872.3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714.32</text:p>
          </table:table-cell>
          <table:table-cell office:value-type="float" office:value="52273" calcext:value-type="float">
            <text:p>5227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8-06-2822:35:55</text:p>
          </table:table-cell>
          <table:table-cell office:value-type="float" office:value="69078" calcext:value-type="float">
            <text:p>69078</text:p>
          </table:table-cell>
          <table:table-cell office:value-type="string" calcext:value-type="string">
            <text:p>59.91</text:p>
          </table:table-cell>
          <table:table-cell office:value-type="float" office:value="13" calcext:value-type="float">
            <text:p>13</text:p>
          </table:table-cell>
          <table:table-cell office:value-type="float" office:value="0.62" calcext:value-type="float">
            <text:p>0.62</text:p>
          </table:table-cell>
          <table:table-cell table:style-name="ce23" office:value-type="float" office:value="1153.03" calcext:value-type="float">
            <text:p>1,153.03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16.82</text:p>
          </table:table-cell>
          <table:table-cell office:value-type="float" office:value="69078" calcext:value-type="float">
            <text:p>69078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57:26</text:p>
          </table:table-cell>
          <table:table-cell office:value-type="float" office:value="51994" calcext:value-type="float">
            <text:p>51994</text:p>
          </table:table-cell>
          <table:table-cell office:value-type="string" calcext:value-type="string">
            <text:p>59.91</text:p>
          </table:table-cell>
          <table:table-cell office:value-type="float" office:value="9" calcext:value-type="float">
            <text:p>9</text:p>
          </table:table-cell>
          <table:table-cell office:value-type="float" office:value="0.94" calcext:value-type="float">
            <text:p>0.94</text:p>
          </table:table-cell>
          <table:table-cell table:style-name="ce23" office:value-type="float" office:value="867.87" calcext:value-type="float">
            <text:p>867.8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815.22</text:p>
          </table:table-cell>
          <table:table-cell office:value-type="float" office:value="51994" calcext:value-type="float">
            <text:p>5199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8-06-2822:41:55</text:p>
          </table:table-cell>
          <table:table-cell office:value-type="float" office:value="69002" calcext:value-type="float">
            <text:p>69002</text:p>
          </table:table-cell>
          <table:table-cell office:value-type="string" calcext:value-type="string">
            <text:p>59.88</text:p>
          </table:table-cell>
          <table:table-cell office:value-type="float" office:value="13" calcext:value-type="float">
            <text:p>13</text:p>
          </table:table-cell>
          <table:table-cell office:value-type="float" office:value="0.71" calcext:value-type="float">
            <text:p>0.71</text:p>
          </table:table-cell>
          <table:table-cell table:style-name="ce23" office:value-type="float" office:value="1152.34" calcext:value-type="float">
            <text:p>1,152.3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815.84</text:p>
          </table:table-cell>
          <table:table-cell office:value-type="float" office:value="69002" calcext:value-type="float">
            <text:p>6900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900:03:26</text:p>
          </table:table-cell>
          <table:table-cell office:value-type="float" office:value="51019" calcext:value-type="float">
            <text:p>51019</text:p>
          </table:table-cell>
          <table:table-cell office:value-type="string" calcext:value-type="string">
            <text:p>59.88</text:p>
          </table:table-cell>
          <table:table-cell office:value-type="float" office:value="9" calcext:value-type="float">
            <text:p>9</text:p>
          </table:table-cell>
          <table:table-cell office:value-type="float" office:value="1.06" calcext:value-type="float">
            <text:p>1.06</text:p>
          </table:table-cell>
          <table:table-cell table:style-name="ce23" office:value-type="float" office:value="852.02" calcext:value-type="float">
            <text:p>852.0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899.64</text:p>
          </table:table-cell>
          <table:table-cell office:value-type="float" office:value="51019" calcext:value-type="float">
            <text:p>510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18-06-2822:47:55</text:p>
          </table:table-cell>
          <table:table-cell office:value-type="float" office:value="67467" calcext:value-type="float">
            <text:p>67467</text:p>
          </table:table-cell>
          <table:table-cell office:value-type="string" calcext:value-type="string">
            <text:p>59.79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style-name="ce23" office:value-type="float" office:value="1128.4" calcext:value-type="float">
            <text:p>1,128.4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898.55</text:p>
          </table:table-cell>
          <table:table-cell office:value-type="float" office:value="67467" calcext:value-type="float">
            <text:p>6746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CLIENTE3</text:p>
          </table:table-cell>
          <table:covered-table-cell table:number-columns-repeated="8" table:style-name="ce10"/>
          <table:covered-table-cell table:style-name="ce32"/>
          <table:table-cell table:style-name="ce37" office:value-type="string" calcext:value-type="string" table:number-columns-spanned="10" table:number-rows-spanned="1">
            <text:p>CLIENTE3</text:p>
          </table:table-cell>
          <table:covered-table-cell table:number-columns-repeated="8" table:style-name="ce10"/>
          <table:covered-table-cell table:style-name="ce32"/>
          <table:table-cell table:number-columns-repeated="2"/>
        </table:table-row>
        <table:table-row table:style-name="ro1">
          <table:table-cell table:style-name="ce3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style-name="ce10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09:26</text:p>
          </table:table-cell>
          <table:table-cell office:value-type="float" office:value="64429" calcext:value-type="float">
            <text:p>64429</text:p>
          </table:table-cell>
          <table:table-cell office:value-type="string" calcext:value-type="string">
            <text:p>59.74</text:p>
          </table:table-cell>
          <table:table-cell office:value-type="float" office:value="12" calcext:value-type="float">
            <text:p>12</text:p>
          </table:table-cell>
          <table:table-cell office:value-type="float" office:value="0.09" calcext:value-type="float">
            <text:p>0.09</text:p>
          </table:table-cell>
          <table:table-cell table:style-name="ce23" office:value-type="float" office:value="1078.49" calcext:value-type="float">
            <text:p>1,078.49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99.64</text:p>
          </table:table-cell>
          <table:table-cell office:value-type="float" office:value="64429" calcext:value-type="float">
            <text:p>64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21:53:55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59.50</text:p>
          </table:table-cell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table:style-name="ce23" office:value-type="float" office:value="1271.9" calcext:value-type="float">
            <text:p>1,271.9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99.74</text:p>
          </table:table-cell>
          <table:table-cell office:value-type="float" office:value="75678" calcext:value-type="float">
            <text:p>756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15:26</text:p>
          </table:table-cell>
          <table:table-cell office:value-type="float" office:value="64125" calcext:value-type="float">
            <text:p>64125</text:p>
          </table:table-cell>
          <table:table-cell office:value-type="string" calcext:value-type="string">
            <text:p>59.98</text:p>
          </table:table-cell>
          <table:table-cell office:value-type="float" office:value="12" calcext:value-type="float">
            <text:p>12</text:p>
          </table:table-cell>
          <table:table-cell office:value-type="float" office:value="0.19" calcext:value-type="float">
            <text:p>0.19</text:p>
          </table:table-cell>
          <table:table-cell table:style-name="ce23" office:value-type="float" office:value="1069.11" calcext:value-type="float">
            <text:p>1,069.1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98.46</text:p>
          </table:table-cell>
          <table:table-cell office:value-type="float" office:value="64125" calcext:value-type="float">
            <text:p>64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21:59:55</text:p>
          </table:table-cell>
          <table:table-cell office:value-type="float" office:value="73121" calcext:value-type="float">
            <text:p>73121</text:p>
          </table:table-cell>
          <table:table-cell office:value-type="string" calcext:value-type="string">
            <text:p>59.95</text:p>
          </table:table-cell>
          <table:table-cell office:value-type="float" office:value="14" calcext:value-type="float">
            <text:p>14</text:p>
          </table:table-cell>
          <table:table-cell office:value-type="float" office:value="0.16" calcext:value-type="float">
            <text:p>0.16</text:p>
          </table:table-cell>
          <table:table-cell table:style-name="ce23" office:value-type="float" office:value="1219.7" calcext:value-type="float">
            <text:p>1,219.7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97.88</text:p>
          </table:table-cell>
          <table:table-cell office:value-type="float" office:value="73121" calcext:value-type="float">
            <text:p>731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21:26</text:p>
          </table:table-cell>
          <table:table-cell office:value-type="float" office:value="55096" calcext:value-type="float">
            <text:p>55096</text:p>
          </table:table-cell>
          <table:table-cell office:value-type="string" calcext:value-type="string">
            <text:p>59.97</text:p>
          </table:table-cell>
          <table:table-cell office:value-type="float" office:value="10" calcext:value-type="float">
            <text:p>10</text:p>
          </table:table-cell>
          <table:table-cell office:value-type="float" office:value="0.32" calcext:value-type="float">
            <text:p>0.32</text:p>
          </table:table-cell>
          <table:table-cell table:style-name="ce23" office:value-type="float" office:value="918.73" calcext:value-type="float">
            <text:p>918.7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96.43</text:p>
          </table:table-cell>
          <table:table-cell office:value-type="float" office:value="55096" calcext:value-type="float">
            <text:p>55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22:05:55</text:p>
          </table:table-cell>
          <table:table-cell office:value-type="float" office:value="73443" calcext:value-type="float">
            <text:p>73443</text:p>
          </table:table-cell>
          <table:table-cell office:value-type="string" calcext:value-type="string">
            <text:p>59.94</text:p>
          </table:table-cell>
          <table:table-cell office:value-type="float" office:value="14" calcext:value-type="float">
            <text:p>14</text:p>
          </table:table-cell>
          <table:table-cell office:value-type="float" office:value="0.24" calcext:value-type="float">
            <text:p>0.24</text:p>
          </table:table-cell>
          <table:table-cell table:style-name="ce23" office:value-type="float" office:value="1225.28" calcext:value-type="float">
            <text:p>1,225.28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90.05</text:p>
          </table:table-cell>
          <table:table-cell office:value-type="float" office:value="73443" calcext:value-type="float">
            <text:p>734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27:26</text:p>
          </table:table-cell>
          <table:table-cell office:value-type="float" office:value="60452" calcext:value-type="float">
            <text:p>60452</text:p>
          </table:table-cell>
          <table:table-cell office:value-type="string" calcext:value-type="string">
            <text:p>59.97</text:p>
          </table:table-cell>
          <table:table-cell office:value-type="float" office:value="11" calcext:value-type="float">
            <text:p>11</text:p>
          </table:table-cell>
          <table:table-cell office:value-type="float" office:value="0.38" calcext:value-type="float">
            <text:p>0.38</text:p>
          </table:table-cell>
          <table:table-cell table:style-name="ce23" office:value-type="float" office:value="1008.04" calcext:value-type="float">
            <text:p>1,008.0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387.74</text:p>
          </table:table-cell>
          <table:table-cell office:value-type="float" office:value="60452" calcext:value-type="float">
            <text:p>6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22:11:55</text:p>
          </table:table-cell>
          <table:table-cell office:value-type="float" office:value="73557" calcext:value-type="float">
            <text:p>73557</text:p>
          </table:table-cell>
          <table:table-cell office:value-type="string" calcext:value-type="string">
            <text:p>59.96</text:p>
          </table:table-cell>
          <table:table-cell office:value-type="float" office:value="14" calcext:value-type="float">
            <text:p>14</text:p>
          </table:table-cell>
          <table:table-cell office:value-type="float" office:value="0.32" calcext:value-type="float">
            <text:p>0.32</text:p>
          </table:table-cell>
          <table:table-cell table:style-name="ce23" office:value-type="float" office:value="1226.77" calcext:value-type="float">
            <text:p>1,226.7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390.08</text:p>
          </table:table-cell>
          <table:table-cell office:value-type="float" office:value="73557" calcext:value-type="float">
            <text:p>7355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33:26</text:p>
          </table:table-cell>
          <table:table-cell office:value-type="float" office:value="53569" calcext:value-type="float">
            <text:p>53569</text:p>
          </table:table-cell>
          <table:table-cell office:value-type="string" calcext:value-type="string">
            <text:p>60.06</text:p>
          </table:table-cell>
          <table:table-cell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  <table:table-cell table:style-name="ce23" office:value-type="float" office:value="891.92" calcext:value-type="float">
            <text:p>891.9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78.96</text:p>
          </table:table-cell>
          <table:table-cell office:value-type="float" office:value="53569" calcext:value-type="float">
            <text:p>535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8-06-2822:17:55</text:p>
          </table:table-cell>
          <table:table-cell office:value-type="float" office:value="72932" calcext:value-type="float">
            <text:p>72932</text:p>
          </table:table-cell>
          <table:table-cell office:value-type="string" calcext:value-type="string">
            <text:p>59.94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table:style-name="ce23" office:value-type="float" office:value="1216.75" calcext:value-type="float">
            <text:p>1,216.7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483.86</text:p>
          </table:table-cell>
          <table:table-cell office:value-type="float" office:value="72932" calcext:value-type="float">
            <text:p>729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39:26</text:p>
          </table:table-cell>
          <table:table-cell office:value-type="float" office:value="51717" calcext:value-type="float">
            <text:p>51717</text:p>
          </table:table-cell>
          <table:table-cell office:value-type="string" calcext:value-type="string">
            <text:p>59.81</text:p>
          </table:table-cell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table:style-name="ce23" office:value-type="float" office:value="864.69" calcext:value-type="float">
            <text:p>864.69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561.41</text:p>
          </table:table-cell>
          <table:table-cell office:value-type="float" office:value="51717" calcext:value-type="float">
            <text:p>517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-06-2822:23:55</text:p>
          </table:table-cell>
          <table:table-cell office:value-type="float" office:value="72522" calcext:value-type="float">
            <text:p>72522</text:p>
          </table:table-cell>
          <table:table-cell office:value-type="string" calcext:value-type="string">
            <text:p>59.89</text:p>
          </table:table-cell>
          <table:table-cell office:value-type="float" office:value="13" calcext:value-type="float">
            <text:p>13</text:p>
          </table:table-cell>
          <table:table-cell office:value-type="float" office:value="0.47" calcext:value-type="float">
            <text:p>0.47</text:p>
          </table:table-cell>
          <table:table-cell table:style-name="ce23" office:value-type="float" office:value="1210.92" calcext:value-type="float">
            <text:p>1,210.9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572.47</text:p>
          </table:table-cell>
          <table:table-cell office:value-type="float" office:value="72522" calcext:value-type="float">
            <text:p>725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45:26</text:p>
          </table:table-cell>
          <table:table-cell office:value-type="float" office:value="47523" calcext:value-type="float">
            <text:p>47523</text:p>
          </table:table-cell>
          <table:table-cell office:value-type="string" calcext:value-type="string">
            <text:p>59.94</text:p>
          </table:table-cell>
          <table:table-cell office:value-type="float" office:value="9" calcext:value-type="float">
            <text:p>9</text:p>
          </table:table-cell>
          <table:table-cell office:value-type="float" office:value="0.81" calcext:value-type="float">
            <text:p>0.81</text:p>
          </table:table-cell>
          <table:table-cell table:style-name="ce23" office:value-type="float" office:value="792.84" calcext:value-type="float">
            <text:p>792.8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641.33</text:p>
          </table:table-cell>
          <table:table-cell office:value-type="float" office:value="47523" calcext:value-type="float">
            <text:p>475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8-06-2822:29:55</text:p>
          </table:table-cell>
          <table:table-cell office:value-type="float" office:value="71878" calcext:value-type="float">
            <text:p>71878</text:p>
          </table:table-cell>
          <table:table-cell office:value-type="string" calcext:value-type="string">
            <text:p>59.89</text:p>
          </table:table-cell>
          <table:table-cell office:value-type="float" office:value="13" calcext:value-type="float">
            <text:p>13</text:p>
          </table:table-cell>
          <table:table-cell office:value-type="float" office:value="0.56" calcext:value-type="float">
            <text:p>0.56</text:p>
          </table:table-cell>
          <table:table-cell table:style-name="ce23" office:value-type="float" office:value="1200.17" calcext:value-type="float">
            <text:p>1,200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670.84</text:p>
          </table:table-cell>
          <table:table-cell office:value-type="float" office:value="71878" calcext:value-type="float">
            <text:p>7187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51:26</text:p>
          </table:table-cell>
          <table:table-cell office:value-type="float" office:value="50348" calcext:value-type="float">
            <text:p>50348</text:p>
          </table:table-cell>
          <table:table-cell office:value-type="string" calcext:value-type="string">
            <text:p>59.95</text:p>
          </table:table-cell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table:style-name="ce23" office:value-type="float" office:value="839.83" calcext:value-type="float">
            <text:p>839.8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712.71</text:p>
          </table:table-cell>
          <table:table-cell office:value-type="float" office:value="50349" calcext:value-type="float">
            <text:p>503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18-06-2822:35:55</text:p>
          </table:table-cell>
          <table:table-cell office:value-type="float" office:value="69945" calcext:value-type="float">
            <text:p>69945</text:p>
          </table:table-cell>
          <table:table-cell office:value-type="string" calcext:value-type="string">
            <text:p>59.95</text:p>
          </table:table-cell>
          <table:table-cell office:value-type="float" office:value="13" calcext:value-type="float">
            <text:p>13</text:p>
          </table:table-cell>
          <table:table-cell office:value-type="float" office:value="0.63" calcext:value-type="float">
            <text:p>0.63</text:p>
          </table:table-cell>
          <table:table-cell table:style-name="ce23" office:value-type="float" office:value="1166.72" calcext:value-type="float">
            <text:p>1,166.7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2.59</text:p>
          </table:table-cell>
          <table:table-cell office:value-type="float" office:value="69945" calcext:value-type="float">
            <text:p>6994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2018-06-2823:57:26</text:p>
          </table:table-cell>
          <table:table-cell office:value-type="float" office:value="50319" calcext:value-type="float">
            <text:p>50319</text:p>
          </table:table-cell>
          <table:table-cell office:value-type="string" calcext:value-type="string">
            <text:p>59.94</text:p>
          </table:table-cell>
          <table:table-cell office:value-type="float" office:value="9" calcext:value-type="float">
            <text:p>9</text:p>
          </table:table-cell>
          <table:table-cell office:value-type="float" office:value="0.93" calcext:value-type="float">
            <text:p>0.93</text:p>
          </table:table-cell>
          <table:table-cell table:style-name="ce23" office:value-type="float" office:value="839.49" calcext:value-type="float">
            <text:p>839.49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781.85</text:p>
          </table:table-cell>
          <table:table-cell office:value-type="float" office:value="50319" calcext:value-type="float">
            <text:p>5031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2018-06-2822:41:55</text:p>
          </table:table-cell>
          <table:table-cell office:value-type="float" office:value="70807" calcext:value-type="float">
            <text:p>70807</text:p>
          </table:table-cell>
          <table:table-cell office:value-type="string" calcext:value-type="string">
            <text:p>59.87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table:style-name="ce23" office:value-type="float" office:value="1182.68" calcext:value-type="float">
            <text:p>1,182.68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822.78</text:p>
          </table:table-cell>
          <table:table-cell office:value-type="float" office:value="70807" calcext:value-type="float">
            <text:p>7080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018-06-2900:03:26</text:p>
          </table:table-cell>
          <table:table-cell table:style-name="ce19" office:value-type="float" office:value="51030" calcext:value-type="float">
            <text:p>51030</text:p>
          </table:table-cell>
          <table:table-cell table:style-name="ce19" office:value-type="string" calcext:value-type="string">
            <text:p>59.90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1.02" calcext:value-type="float">
            <text:p>1.02</text:p>
          </table:table-cell>
          <table:table-cell table:style-name="ce29" office:value-type="float" office:value="851.92" calcext:value-type="float">
            <text:p>851.92</text:p>
          </table:table-cell>
          <table:table-cell table:style-name="ce19" office:value-type="string" calcext:value-type="string">
            <text:p>0.15</text:p>
          </table:table-cell>
          <table:table-cell table:style-name="ce19" office:value-type="string" calcext:value-type="string">
            <text:p>867.83</text:p>
          </table:table-cell>
          <table:table-cell table:style-name="ce19" office:value-type="float" office:value="51030" calcext:value-type="float">
            <text:p>51030</text:p>
          </table:table-cell>
          <table:table-cell table:style-name="ce33" office:value-type="float" office:value="70" calcext:value-type="float">
            <text:p>70</text:p>
          </table:table-cell>
          <table:table-cell table:style-name="ce38" office:value-type="string" calcext:value-type="string">
            <text:p>2018-06-2822:47:55</text:p>
          </table:table-cell>
          <table:table-cell table:style-name="ce19" office:value-type="float" office:value="69318" calcext:value-type="float">
            <text:p>69318</text:p>
          </table:table-cell>
          <table:table-cell table:style-name="ce19" office:value-type="string" calcext:value-type="string">
            <text:p>59.90</text:p>
          </table:table-cell>
          <table:table-cell table:style-name="ce19" office:value-type="float" office:value="13" calcext:value-type="float">
            <text:p>13</text:p>
          </table:table-cell>
          <table:table-cell table:style-name="ce25" office:value-type="float" office:value="0.76" calcext:value-type="float">
            <text:p>0.76</text:p>
          </table:table-cell>
          <table:table-cell table:style-name="ce29" office:value-type="float" office:value="1157.23" calcext:value-type="float">
            <text:p>1,157.23</text:p>
          </table:table-cell>
          <table:table-cell table:style-name="ce19" office:value-type="string" calcext:value-type="string">
            <text:p>0.22</text:p>
          </table:table-cell>
          <table:table-cell table:style-name="ce19" office:value-type="string" calcext:value-type="string">
            <text:p>884.95</text:p>
          </table:table-cell>
          <table:table-cell table:style-name="ce19" office:value-type="float" office:value="69318" calcext:value-type="float">
            <text:p>69318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 table:number-columns-spanned="20" table:number-rows-spanned="2">
            <text:p>EXECUÇÃO2</text:p>
          </table:table-cell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Default"/>
          <table:table-cell table:number-columns-repeated="2"/>
        </table:table-row>
        <table:table-row table:style-name="ro1">
          <table:covered-table-cell table:style-name="ce7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Default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10" table:number-rows-spanned="1">
            <text:p>BalanceadorcomRoundRobin</text:p>
          </table:table-cell>
          <table:covered-table-cell table:number-columns-repeated="9" table:style-name="ce18"/>
          <table:table-cell table:style-name="ce36" office:value-type="string" calcext:value-type="string" table:number-columns-spanned="10" table:number-rows-spanned="1">
            <text:p>BalanceadorcomendereçoIPdeorigem</text:p>
          </table:table-cell>
          <table:covered-table-cell table:number-columns-repeated="8" table:style-name="ce18"/>
          <table:covered-table-cell table:style-name="ce30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10" table:number-rows-spanned="1">
            <text:p>CLIENTE1</text:p>
          </table:table-cell>
          <table:covered-table-cell table:number-columns-repeated="9" table:style-name="ce10"/>
          <table:table-cell table:style-name="ce37" office:value-type="string" calcext:value-type="string" table:number-columns-spanned="10" table:number-rows-spanned="1">
            <text:p>CLIENTE1</text:p>
          </table:table-cell>
          <table:covered-table-cell table:number-columns-repeated="8" table:style-name="ce10"/>
          <table:covered-table-cell table:style-name="ce32"/>
          <table:table-cell table:number-columns-repeated="2"/>
        </table:table-row>
        <table:table-row table:style-name="ro1">
          <table:table-cell table:style-name="ce10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style-name="ce10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2:58:02</text:p>
          </table:table-cell>
          <table:table-cell office:value-type="float" office:value="49355" calcext:value-type="float">
            <text:p>49355</text:p>
          </table:table-cell>
          <table:table-cell office:value-type="string" calcext:value-type="string">
            <text:p>59.38</text:p>
          </table:table-cell>
          <table:table-cell office:value-type="float" office:value="9" calcext:value-type="float">
            <text:p>9</text:p>
          </table:table-cell>
          <table:table-cell table:style-name="ce23" office:value-type="float" office:value="0.12" calcext:value-type="float">
            <text:p>0.12</text:p>
          </table:table-cell>
          <table:table-cell office:value-type="float" office:value="831.17" calcext:value-type="float">
            <text:p>831.1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99.34</text:p>
          </table:table-cell>
          <table:table-cell office:value-type="float" office:value="49355" calcext:value-type="float">
            <text:p>493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8-06-2800:41:12</text:p>
          </table:table-cell>
          <table:table-cell office:value-type="float" office:value="47027" calcext:value-type="float">
            <text:p>47027</text:p>
          </table:table-cell>
          <table:table-cell office:value-type="string" calcext:value-type="string">
            <text:p>59.74</text:p>
          </table:table-cell>
          <table:table-cell office:value-type="float" office:value="9" calcext:value-type="float">
            <text:p>9</text:p>
          </table:table-cell>
          <table:table-cell office:value-type="float" office:value="0.13" calcext:value-type="float">
            <text:p>0.13</text:p>
          </table:table-cell>
          <table:table-cell office:value-type="float" office:value="787.19" calcext:value-type="float">
            <text:p>787.19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99.45</text:p>
          </table:table-cell>
          <table:table-cell office:value-type="float" office:value="47027" calcext:value-type="float">
            <text:p>470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04:02</text:p>
          </table:table-cell>
          <table:table-cell office:value-type="float" office:value="45218" calcext:value-type="float">
            <text:p>45218</text:p>
          </table:table-cell>
          <table:table-cell office:value-type="string" calcext:value-type="string">
            <text:p>59.98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0.26" calcext:value-type="float">
            <text:p>0.26</text:p>
          </table:table-cell>
          <table:table-cell office:value-type="float" office:value="753.88" calcext:value-type="float">
            <text:p>753.8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97.52</text:p>
          </table:table-cell>
          <table:table-cell office:value-type="float" office:value="45218" calcext:value-type="float">
            <text:p>452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8-06-2800:47:12</text:p>
          </table:table-cell>
          <table:table-cell office:value-type="float" office:value="46489" calcext:value-type="float">
            <text:p>46489</text:p>
          </table:table-cell>
          <table:table-cell office:value-type="string" calcext:value-type="string">
            <text:p>59.94</text:p>
          </table:table-cell>
          <table:table-cell office:value-type="float" office:value="8" calcext:value-type="float">
            <text:p>8</text:p>
          </table:table-cell>
          <table:table-cell office:value-type="float" office:value="0.26" calcext:value-type="float">
            <text:p>0.26</text:p>
          </table:table-cell>
          <table:table-cell office:value-type="float" office:value="775.59" calcext:value-type="float">
            <text:p>775.5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98.08</text:p>
          </table:table-cell>
          <table:table-cell office:value-type="float" office:value="46489" calcext:value-type="float">
            <text:p>4648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10:02</text:p>
          </table:table-cell>
          <table:table-cell office:value-type="float" office:value="49561" calcext:value-type="float">
            <text:p>49561</text:p>
          </table:table-cell>
          <table:table-cell office:value-type="string" calcext:value-type="string">
            <text:p>59.95</text:p>
          </table:table-cell>
          <table:table-cell office:value-type="float" office:value="9" calcext:value-type="float">
            <text:p>9</text:p>
          </table:table-cell>
          <table:table-cell table:style-name="ce23" office:value-type="float" office:value="0.36" calcext:value-type="float">
            <text:p>0.36</text:p>
          </table:table-cell>
          <table:table-cell office:value-type="float" office:value="826.71" calcext:value-type="float">
            <text:p>826.7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94.47</text:p>
          </table:table-cell>
          <table:table-cell office:value-type="float" office:value="49561" calcext:value-type="float">
            <text:p>4956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8-06-2800:53:12</text:p>
          </table:table-cell>
          <table:table-cell office:value-type="float" office:value="44604" calcext:value-type="float">
            <text:p>44604</text:p>
          </table:table-cell>
          <table:table-cell office:value-type="string" calcext:value-type="string">
            <text:p>59.99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743.52" calcext:value-type="float">
            <text:p>743.5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94.54</text:p>
          </table:table-cell>
          <table:table-cell office:value-type="float" office:value="44604" calcext:value-type="float">
            <text:p>4460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16:02</text:p>
          </table:table-cell>
          <table:table-cell office:value-type="float" office:value="47766" calcext:value-type="float">
            <text:p>47766</text:p>
          </table:table-cell>
          <table:table-cell office:value-type="string" calcext:value-type="string">
            <text:p>59.94</text:p>
          </table:table-cell>
          <table:table-cell office:value-type="float" office:value="9" calcext:value-type="float">
            <text:p>9</text:p>
          </table:table-cell>
          <table:table-cell table:style-name="ce23" office:value-type="float" office:value="0.48" calcext:value-type="float">
            <text:p>0.48</text:p>
          </table:table-cell>
          <table:table-cell office:value-type="float" office:value="796.9" calcext:value-type="float">
            <text:p>796.9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386.43</text:p>
          </table:table-cell>
          <table:table-cell office:value-type="float" office:value="47766" calcext:value-type="float">
            <text:p>4776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8-06-2800:59:12</text:p>
          </table:table-cell>
          <table:table-cell office:value-type="float" office:value="46772" calcext:value-type="float">
            <text:p>46772</text:p>
          </table:table-cell>
          <table:table-cell office:value-type="string" calcext:value-type="string">
            <text:p>59.9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80.57" calcext:value-type="float">
            <text:p>780.5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88.40</text:p>
          </table:table-cell>
          <table:table-cell office:value-type="float" office:value="46772" calcext:value-type="float">
            <text:p>4677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22:02</text:p>
          </table:table-cell>
          <table:table-cell office:value-type="float" office:value="45564" calcext:value-type="float">
            <text:p>45564</text:p>
          </table:table-cell>
          <table:table-cell office:value-type="string" calcext:value-type="string">
            <text:p>59.97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0.63" calcext:value-type="float">
            <text:p>0.63</text:p>
          </table:table-cell>
          <table:table-cell office:value-type="float" office:value="759.78" calcext:value-type="float">
            <text:p>759.7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77.97</text:p>
          </table:table-cell>
          <table:table-cell office:value-type="float" office:value="45564" calcext:value-type="float">
            <text:p>4556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18-06-2801:05:12</text:p>
          </table:table-cell>
          <table:table-cell office:value-type="float" office:value="45541" calcext:value-type="float">
            <text:p>45541</text:p>
          </table:table-cell>
          <table:table-cell office:value-type="string" calcext:value-type="string">
            <text:p>59.91</text:p>
          </table:table-cell>
          <table:table-cell office:value-type="float" office:value="8" calcext:value-type="float">
            <text:p>8</text:p>
          </table:table-cell>
          <table:table-cell office:value-type="float" office:value="0.64" calcext:value-type="float">
            <text:p>0.64</text:p>
          </table:table-cell>
          <table:table-cell office:value-type="float" office:value="760.16" calcext:value-type="float">
            <text:p>760.1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83.04</text:p>
          </table:table-cell>
          <table:table-cell office:value-type="float" office:value="45541" calcext:value-type="float">
            <text:p>45541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28:02</text:p>
          </table:table-cell>
          <table:table-cell office:value-type="float" office:value="45230" calcext:value-type="float">
            <text:p>45230</text:p>
          </table:table-cell>
          <table:table-cell office:value-type="string" calcext:value-type="string">
            <text:p>59.93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0.76" calcext:value-type="float">
            <text:p>0.76</text:p>
          </table:table-cell>
          <table:table-cell office:value-type="float" office:value="754.71" calcext:value-type="float">
            <text:p>754.7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71.42</text:p>
          </table:table-cell>
          <table:table-cell office:value-type="float" office:value="45230" calcext:value-type="float">
            <text:p>4523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2018-06-2801:11:12</text:p>
          </table:table-cell>
          <table:table-cell office:value-type="float" office:value="45089" calcext:value-type="float">
            <text:p>45089</text:p>
          </table:table-cell>
          <table:table-cell office:value-type="string" calcext:value-type="string">
            <text:p>59.95</text:p>
          </table:table-cell>
          <table:table-cell office:value-type="float" office:value="8" calcext:value-type="float">
            <text:p>8</text:p>
          </table:table-cell>
          <table:table-cell office:value-type="float" office:value="0.76" calcext:value-type="float">
            <text:p>0.76</text:p>
          </table:table-cell>
          <table:table-cell office:value-type="float" office:value="752.11" calcext:value-type="float">
            <text:p>752.1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75.03</text:p>
          </table:table-cell>
          <table:table-cell office:value-type="float" office:value="45089" calcext:value-type="float">
            <text:p>4508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35:39</text:p>
          </table:table-cell>
          <table:table-cell office:value-type="float" office:value="44531" calcext:value-type="float">
            <text:p>44531</text:p>
          </table:table-cell>
          <table:table-cell office:value-type="string" calcext:value-type="string">
            <text:p>59.45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0.9" calcext:value-type="float">
            <text:p>0.90</text:p>
          </table:table-cell>
          <table:table-cell office:value-type="float" office:value="749.05" calcext:value-type="float">
            <text:p>749.0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74.66</text:p>
          </table:table-cell>
          <table:table-cell office:value-type="float" office:value="44531" calcext:value-type="float">
            <text:p>4453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2018-06-2801:17:12</text:p>
          </table:table-cell>
          <table:table-cell office:value-type="float" office:value="38576" calcext:value-type="float">
            <text:p>38576</text:p>
          </table:table-cell>
          <table:table-cell office:value-type="string" calcext:value-type="string">
            <text:p>59.97</text:p>
          </table:table-cell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643.25" calcext:value-type="float">
            <text:p>643.2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51.88</text:p>
          </table:table-cell>
          <table:table-cell office:value-type="float" office:value="38576" calcext:value-type="float">
            <text:p>38576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41:39</text:p>
          </table:table-cell>
          <table:table-cell office:value-type="float" office:value="42388" calcext:value-type="float">
            <text:p>42388</text:p>
          </table:table-cell>
          <table:table-cell office:value-type="string" calcext:value-type="string">
            <text:p>60.02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1.04" calcext:value-type="float">
            <text:p>1.04</text:p>
          </table:table-cell>
          <table:table-cell office:value-type="float" office:value="706.23" calcext:value-type="float">
            <text:p>706.2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32.86</text:p>
          </table:table-cell>
          <table:table-cell office:value-type="float" office:value="42388" calcext:value-type="float">
            <text:p>4238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2018-06-2801:23:12</text:p>
          </table:table-cell>
          <table:table-cell office:value-type="float" office:value="43550" calcext:value-type="float">
            <text:p>43550</text:p>
          </table:table-cell>
          <table:table-cell office:value-type="string" calcext:value-type="string">
            <text:p>59.80</text:p>
          </table:table-cell>
          <table:table-cell office:value-type="float" office:value="8" calcext:value-type="float">
            <text:p>8</text:p>
          </table:table-cell>
          <table:table-cell office:value-type="float" office:value="1.02" calcext:value-type="float">
            <text:p>1.02</text:p>
          </table:table-cell>
          <table:table-cell office:value-type="float" office:value="728.26" calcext:value-type="float">
            <text:p>728.2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45.50</text:p>
          </table:table-cell>
          <table:table-cell office:value-type="float" office:value="43550" calcext:value-type="float">
            <text:p>43550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47:39</text:p>
          </table:table-cell>
          <table:table-cell office:value-type="float" office:value="36173" calcext:value-type="float">
            <text:p>36173</text:p>
          </table:table-cell>
          <table:table-cell office:value-type="string" calcext:value-type="string">
            <text:p>59.75</text:p>
          </table:table-cell>
          <table:table-cell office:value-type="float" office:value="6" calcext:value-type="float">
            <text:p>6</text:p>
          </table:table-cell>
          <table:table-cell table:style-name="ce23" office:value-type="float" office:value="1.35" calcext:value-type="float">
            <text:p>1.35</text:p>
          </table:table-cell>
          <table:table-cell office:value-type="float" office:value="605.41" calcext:value-type="float">
            <text:p>605.41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818.92</text:p>
          </table:table-cell>
          <table:table-cell office:value-type="float" office:value="36173" calcext:value-type="float">
            <text:p>3617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2018-06-2801:29:12</text:p>
          </table:table-cell>
          <table:table-cell office:value-type="float" office:value="43621" calcext:value-type="float">
            <text:p>43621</text:p>
          </table:table-cell>
          <table:table-cell office:value-type="string" calcext:value-type="string">
            <text:p>59.93</text:p>
          </table:table-cell>
          <table:table-cell office:value-type="float" office:value="8" calcext:value-type="float">
            <text:p>8</text:p>
          </table:table-cell>
          <table:table-cell office:value-type="float" office:value="1.14" calcext:value-type="float">
            <text:p>1.14</text:p>
          </table:table-cell>
          <table:table-cell office:value-type="float" office:value="727.87" calcext:value-type="float">
            <text:p>727.8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27.79</text:p>
          </table:table-cell>
          <table:table-cell office:value-type="float" office:value="43621" calcext:value-type="float">
            <text:p>43621</text:p>
          </table:table-cell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53:39</text:p>
          </table:table-cell>
          <table:table-cell office:value-type="float" office:value="40166" calcext:value-type="float">
            <text:p>40166</text:p>
          </table:table-cell>
          <table:table-cell office:value-type="string" calcext:value-type="string">
            <text:p>59.89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1.35" calcext:value-type="float">
            <text:p>1.35</text:p>
          </table:table-cell>
          <table:table-cell office:value-type="float" office:value="670.66" calcext:value-type="float">
            <text:p>670.6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904.47</text:p>
          </table:table-cell>
          <table:table-cell office:value-type="float" office:value="40166" calcext:value-type="float">
            <text:p>4016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018-06-2801:35:12</text:p>
          </table:table-cell>
          <table:table-cell office:value-type="float" office:value="42512" calcext:value-type="float">
            <text:p>42512</text:p>
          </table:table-cell>
          <table:table-cell office:value-type="string" calcext:value-type="string">
            <text:p>59.98</text:p>
          </table:table-cell>
          <table:table-cell office:value-type="float" office:value="8" calcext:value-type="float">
            <text:p>8</text:p>
          </table:table-cell>
          <table:table-cell office:value-type="float" office:value="1.29" calcext:value-type="float">
            <text:p>1.29</text:p>
          </table:table-cell>
          <table:table-cell office:value-type="float" office:value="708.77" calcext:value-type="float">
            <text:p>708.7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16.18</text:p>
          </table:table-cell>
          <table:table-cell office:value-type="float" office:value="42512" calcext:value-type="float">
            <text:p>42512</text:p>
          </table:table-cell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 table:number-columns-spanned="10" table:number-rows-spanned="1">
            <text:p>CLIENTE2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table-cell table:style-name="ce12" office:value-type="string" calcext:value-type="string" table:number-columns-spanned="10" table:number-rows-spanned="1">
            <text:p>CLIENTE2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table-cell table:number-columns-repeated="2"/>
        </table:table-row>
        <table:table-row table:style-name="ro1">
          <table:table-cell table:style-name="ce10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style-name="ce10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2:58:02</text:p>
          </table:table-cell>
          <table:table-cell office:value-type="float" office:value="50583" calcext:value-type="float">
            <text:p>50583</text:p>
          </table:table-cell>
          <table:table-cell office:value-type="string" calcext:value-type="string">
            <text:p>59.40</text:p>
          </table:table-cell>
          <table:table-cell office:value-type="float" office:value="9" calcext:value-type="float">
            <text:p>9</text:p>
          </table:table-cell>
          <table:table-cell office:value-type="float" office:value="0.12" calcext:value-type="float">
            <text:p>0.12</text:p>
          </table:table-cell>
          <table:table-cell office:value-type="float" office:value="851.57" calcext:value-type="float">
            <text:p>851.5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99.39</text:p>
          </table:table-cell>
          <table:table-cell office:value-type="float" office:value="50583" calcext:value-type="float">
            <text:p>505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8-06-2800:41:12</text:p>
          </table:table-cell>
          <table:table-cell office:value-type="float" office:value="48323" calcext:value-type="float">
            <text:p>48323</text:p>
          </table:table-cell>
          <table:table-cell office:value-type="string" calcext:value-type="string">
            <text:p>59.75</text:p>
          </table:table-cell>
          <table:table-cell office:value-type="float" office:value="9" calcext:value-type="float">
            <text:p>9</text:p>
          </table:table-cell>
          <table:table-cell office:value-type="float" office:value="0.12" calcext:value-type="float">
            <text:p>0.12</text:p>
          </table:table-cell>
          <table:table-cell office:value-type="float" office:value="808.75" calcext:value-type="float">
            <text:p>808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99.43</text:p>
          </table:table-cell>
          <table:table-cell office:value-type="float" office:value="48323" calcext:value-type="float">
            <text:p>483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04:02</text:p>
          </table:table-cell>
          <table:table-cell office:value-type="float" office:value="49054" calcext:value-type="float">
            <text:p>49054</text:p>
          </table:table-cell>
          <table:table-cell office:value-type="string" calcext:value-type="string">
            <text:p>59.89</text:p>
          </table:table-cell>
          <table:table-cell office:value-type="float" office:value="9" calcext:value-type="float">
            <text:p>9</text:p>
          </table:table-cell>
          <table:table-cell office:value-type="float" office:value="0.24" calcext:value-type="float">
            <text:p>0.24</text:p>
          </table:table-cell>
          <table:table-cell office:value-type="float" office:value="819.07" calcext:value-type="float">
            <text:p>819.0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98.33</text:p>
          </table:table-cell>
          <table:table-cell office:value-type="float" office:value="49054" calcext:value-type="float">
            <text:p>490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8-06-2800:47:12</text:p>
          </table:table-cell>
          <table:table-cell office:value-type="float" office:value="46619" calcext:value-type="float">
            <text:p>46619</text:p>
          </table:table-cell>
          <table:table-cell office:value-type="string" calcext:value-type="string">
            <text:p>59.98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777.24" calcext:value-type="float">
            <text:p>777.2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97.91</text:p>
          </table:table-cell>
          <table:table-cell office:value-type="float" office:value="46619" calcext:value-type="float">
            <text:p>46619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10:02</text:p>
          </table:table-cell>
          <table:table-cell office:value-type="float" office:value="46024" calcext:value-type="float">
            <text:p>46024</text:p>
          </table:table-cell>
          <table:table-cell office:value-type="string" calcext:value-type="string">
            <text:p>59.99</text:p>
          </table:table-cell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.38</text:p>
          </table:table-cell>
          <table:table-cell office:value-type="float" office:value="767.19" calcext:value-type="float">
            <text:p>767.1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94.08</text:p>
          </table:table-cell>
          <table:table-cell office:value-type="float" office:value="46024" calcext:value-type="float">
            <text:p>46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8-06-2800:53:12</text:p>
          </table:table-cell>
          <table:table-cell office:value-type="float" office:value="46510" calcext:value-type="float">
            <text:p>46510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.38</text:p>
          </table:table-cell>
          <table:table-cell office:value-type="float" office:value="775.68" calcext:value-type="float">
            <text:p>775.6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94.18</text:p>
          </table:table-cell>
          <table:table-cell office:value-type="float" office:value="46510" calcext:value-type="float">
            <text:p>4651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16:02</text:p>
          </table:table-cell>
          <table:table-cell office:value-type="float" office:value="48921" calcext:value-type="float">
            <text:p>48921</text:p>
          </table:table-cell>
          <table:table-cell office:value-type="string" calcext:value-type="string">
            <text:p>59.93</text:p>
          </table:table-cell>
          <table:table-cell office:value-type="float" office:value="9" calcext:value-type="float">
            <text:p>9</text:p>
          </table:table-cell>
          <table:table-cell office:value-type="float" office:value="0.48" calcext:value-type="float">
            <text:p>0.48</text:p>
          </table:table-cell>
          <table:table-cell office:value-type="float" office:value="816.3" calcext:value-type="float">
            <text:p>816.3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392.20</text:p>
          </table:table-cell>
          <table:table-cell office:value-type="float" office:value="48921" calcext:value-type="float">
            <text:p>4892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18-06-2800:59:12</text:p>
          </table:table-cell>
          <table:table-cell office:value-type="float" office:value="46430" calcext:value-type="float">
            <text:p>46430</text:p>
          </table:table-cell>
          <table:table-cell office:value-type="string" calcext:value-type="string">
            <text:p>59.9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75.13" calcext:value-type="float">
            <text:p>775.1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90.21</text:p>
          </table:table-cell>
          <table:table-cell office:value-type="float" office:value="46430" calcext:value-type="float">
            <text:p>46430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22:02</text:p>
          </table:table-cell>
          <table:table-cell office:value-type="float" office:value="46718" calcext:value-type="float">
            <text:p>46718</text:p>
          </table:table-cell>
          <table:table-cell office:value-type="string" calcext:value-type="string">
            <text:p>59.92</text:p>
          </table:table-cell>
          <table:table-cell office:value-type="float" office:value="8" calcext:value-type="float">
            <text:p>8</text:p>
          </table:table-cell>
          <table:table-cell office:value-type="float" office:value="0.62" calcext:value-type="float">
            <text:p>0.62</text:p>
          </table:table-cell>
          <table:table-cell office:value-type="float" office:value="779.67" calcext:value-type="float">
            <text:p>779.6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84.88</text:p>
          </table:table-cell>
          <table:table-cell office:value-type="float" office:value="46718" calcext:value-type="float">
            <text:p>4671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18-06-2801:05:12</text:p>
          </table:table-cell>
          <table:table-cell office:value-type="float" office:value="46424" calcext:value-type="float">
            <text:p>46424</text:p>
          </table:table-cell>
          <table:table-cell office:value-type="string" calcext:value-type="string">
            <text:p>59.93</text:p>
          </table:table-cell>
          <table:table-cell office:value-type="float" office:value="8" calcext:value-type="float">
            <text:p>8</text:p>
          </table:table-cell>
          <table:table-cell office:value-type="float" office:value="0.62" calcext:value-type="float">
            <text:p>0.62</text:p>
          </table:table-cell>
          <table:table-cell office:value-type="float" office:value="774.64" calcext:value-type="float">
            <text:p>774.6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82.52</text:p>
          </table:table-cell>
          <table:table-cell office:value-type="float" office:value="46424" calcext:value-type="float">
            <text:p>46424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28:02</text:p>
          </table:table-cell>
          <table:table-cell office:value-type="float" office:value="45171" calcext:value-type="float">
            <text:p>45171</text:p>
          </table:table-cell>
          <table:table-cell office:value-type="string" calcext:value-type="string">
            <text:p>59.87</text:p>
          </table:table-cell>
          <table:table-cell office:value-type="float" office:value="8" calcext:value-type="float">
            <text:p>8</text:p>
          </table:table-cell>
          <table:table-cell office:value-type="float" office:value="0.76" calcext:value-type="float">
            <text:p>0.76</text:p>
          </table:table-cell>
          <table:table-cell office:value-type="float" office:value="754.48" calcext:value-type="float">
            <text:p>754.4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72.29</text:p>
          </table:table-cell>
          <table:table-cell office:value-type="float" office:value="45171" calcext:value-type="float">
            <text:p>4517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018-06-2801:11:12</text:p>
          </table:table-cell>
          <table:table-cell office:value-type="float" office:value="43332" calcext:value-type="float">
            <text:p>43332</text:p>
          </table:table-cell>
          <table:table-cell office:value-type="string" calcext:value-type="string">
            <text:p>59.95</text:p>
          </table:table-cell>
          <table:table-cell office:value-type="float" office:value="8" calcext:value-type="float">
            <text:p>8</text:p>
          </table:table-cell>
          <table:table-cell office:value-type="float" office:value="0.79" calcext:value-type="float">
            <text:p>0.79</text:p>
          </table:table-cell>
          <table:table-cell office:value-type="float" office:value="722.8" calcext:value-type="float">
            <text:p>722.8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70.49</text:p>
          </table:table-cell>
          <table:table-cell office:value-type="float" office:value="43332" calcext:value-type="float">
            <text:p>43332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35:39</text:p>
          </table:table-cell>
          <table:table-cell office:value-type="float" office:value="45658" calcext:value-type="float">
            <text:p>45658</text:p>
          </table:table-cell>
          <table:table-cell office:value-type="string" calcext:value-type="string">
            <text:p>59.43</text:p>
          </table:table-cell>
          <table:table-cell office:value-type="float" office:value="8" calcext:value-type="float">
            <text:p>8</text:p>
          </table:table-cell>
          <table:table-cell office:value-type="float" office:value="0.87" calcext:value-type="float">
            <text:p>0.87</text:p>
          </table:table-cell>
          <table:table-cell office:value-type="float" office:value="768.27" calcext:value-type="float">
            <text:p>768.2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66.97</text:p>
          </table:table-cell>
          <table:table-cell office:value-type="float" office:value="45658" calcext:value-type="float">
            <text:p>4565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018-06-2801:17:12</text:p>
          </table:table-cell>
          <table:table-cell office:value-type="float" office:value="40529" calcext:value-type="float">
            <text:p>40529</text:p>
          </table:table-cell>
          <table:table-cell office:value-type="string" calcext:value-type="string">
            <text:p>59.98</text:p>
          </table:table-cell>
          <table:table-cell office:value-type="float" office:value="7" calcext:value-type="float">
            <text:p>7</text:p>
          </table:table-cell>
          <table:table-cell office:value-type="float" office:value="0.97" calcext:value-type="float">
            <text:p>0.97</text:p>
          </table:table-cell>
          <table:table-cell office:value-type="float" office:value="675.71" calcext:value-type="float">
            <text:p>675.7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52.52</text:p>
          </table:table-cell>
          <table:table-cell office:value-type="float" office:value="40529" calcext:value-type="float">
            <text:p>40529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41:39</text:p>
          </table:table-cell>
          <table:table-cell office:value-type="float" office:value="42668" calcext:value-type="float">
            <text:p>42668</text:p>
          </table:table-cell>
          <table:table-cell office:value-type="string" calcext:value-type="string">
            <text:p>59.93</text:p>
          </table:table-cell>
          <table:table-cell office:value-type="float" office:value="8" calcext:value-type="float">
            <text:p>8</text:p>
          </table:table-cell>
          <table:table-cell office:value-type="float" office:value="1.03" calcext:value-type="float">
            <text:p>1.03</text:p>
          </table:table-cell>
          <table:table-cell office:value-type="float" office:value="711.96" calcext:value-type="float">
            <text:p>711.9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33.06</text:p>
          </table:table-cell>
          <table:table-cell office:value-type="float" office:value="42668" calcext:value-type="float">
            <text:p>42668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2018-06-2801:23:12</text:p>
          </table:table-cell>
          <table:table-cell office:value-type="float" office:value="43061" calcext:value-type="float">
            <text:p>43061</text:p>
          </table:table-cell>
          <table:table-cell office:value-type="string" calcext:value-type="string">
            <text:p>59.81</text:p>
          </table:table-cell>
          <table:table-cell office:value-type="float" office:value="8" calcext:value-type="float">
            <text:p>8</text:p>
          </table:table-cell>
          <table:table-cell office:value-type="float" office:value="1.03" calcext:value-type="float">
            <text:p>1.03</text:p>
          </table:table-cell>
          <table:table-cell office:value-type="float" office:value="719.96" calcext:value-type="float">
            <text:p>719.9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41.90</text:p>
          </table:table-cell>
          <table:table-cell office:value-type="float" office:value="43061" calcext:value-type="float">
            <text:p>43061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47:39</text:p>
          </table:table-cell>
          <table:table-cell office:value-type="float" office:value="35409" calcext:value-type="float">
            <text:p>35409</text:p>
          </table:table-cell>
          <table:table-cell office:value-type="string" calcext:value-type="string">
            <text:p>59.80</text:p>
          </table:table-cell>
          <table:table-cell office:value-type="float" office:value="6" calcext:value-type="float">
            <text:p>6</text:p>
          </table:table-cell>
          <table:table-cell office:value-type="float" office:value="1.39" calcext:value-type="float">
            <text:p>1.39</text:p>
          </table:table-cell>
          <table:table-cell office:value-type="float" office:value="592.12" calcext:value-type="float">
            <text:p>592.12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822.98</text:p>
          </table:table-cell>
          <table:table-cell office:value-type="float" office:value="35409" calcext:value-type="float">
            <text:p>35409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2018-06-2801:29:12</text:p>
          </table:table-cell>
          <table:table-cell office:value-type="float" office:value="41943" calcext:value-type="float">
            <text:p>41943</text:p>
          </table:table-cell>
          <table:table-cell office:value-type="string" calcext:value-type="string">
            <text:p>59.94</text:p>
          </table:table-cell>
          <table:table-cell office:value-type="float" office:value="8" calcext:value-type="float">
            <text:p>8</text:p>
          </table:table-cell>
          <table:table-cell office:value-type="float" office:value="1.19" calcext:value-type="float">
            <text:p>1.19</text:p>
          </table:table-cell>
          <table:table-cell office:value-type="float" office:value="699.75" calcext:value-type="float">
            <text:p>699.7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33.03</text:p>
          </table:table-cell>
          <table:table-cell office:value-type="float" office:value="41943" calcext:value-type="float">
            <text:p>41943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53:39</text:p>
          </table:table-cell>
          <table:table-cell office:value-type="float" office:value="43083" calcext:value-type="float">
            <text:p>43083</text:p>
          </table:table-cell>
          <table:table-cell office:value-type="string" calcext:value-type="string">
            <text:p>59.93</text:p>
          </table:table-cell>
          <table:table-cell office:value-type="float" office:value="8" calcext:value-type="float">
            <text:p>8</text:p>
          </table:table-cell>
          <table:table-cell office:value-type="float" office:value="1.26" calcext:value-type="float">
            <text:p>1.26</text:p>
          </table:table-cell>
          <table:table-cell office:value-type="float" office:value="718.89" calcext:value-type="float">
            <text:p>718.8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03.08</text:p>
          </table:table-cell>
          <table:table-cell office:value-type="float" office:value="43083" calcext:value-type="float">
            <text:p>4308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2018-06-2801:35:12</text:p>
          </table:table-cell>
          <table:table-cell office:value-type="float" office:value="44014" calcext:value-type="float">
            <text:p>44014</text:p>
          </table:table-cell>
          <table:table-cell office:value-type="string" calcext:value-type="string">
            <text:p>60.05</text:p>
          </table:table-cell>
          <table:table-cell office:value-type="float" office:value="8" calcext:value-type="float">
            <text:p>8</text:p>
          </table:table-cell>
          <table:table-cell office:value-type="float" office:value="1.25" calcext:value-type="float">
            <text:p>1.25</text:p>
          </table:table-cell>
          <table:table-cell office:value-type="float" office:value="732.96" calcext:value-type="float">
            <text:p>732.9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14.17</text:p>
          </table:table-cell>
          <table:table-cell office:value-type="float" office:value="44016" calcext:value-type="float">
            <text:p>44016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 table:number-columns-spanned="10" table:number-rows-spanned="1">
            <text:p>CLIENTE3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table-cell table:style-name="ce12" office:value-type="string" calcext:value-type="string" table:number-columns-spanned="10" table:number-rows-spanned="1">
            <text:p>CLIENTE3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table-cell table:number-columns-repeated="2"/>
        </table:table-row>
        <table:table-row table:style-name="ro1">
          <table:table-cell table:style-name="ce10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style-name="ce10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2:58:02</text:p>
          </table:table-cell>
          <table:table-cell office:value-type="float" office:value="49503" calcext:value-type="float">
            <text:p>49503</text:p>
          </table:table-cell>
          <table:table-cell office:value-type="string" calcext:value-type="string">
            <text:p>59.41</text:p>
          </table:table-cell>
          <table:table-cell office:value-type="float" office:value="9" calcext:value-type="float">
            <text:p>9</text:p>
          </table:table-cell>
          <table:table-cell office:value-type="float" office:value="0.12" calcext:value-type="float">
            <text:p>0.12</text:p>
          </table:table-cell>
          <table:table-cell office:value-type="float" office:value="833.24" calcext:value-type="float">
            <text:p>833.2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99.28</text:p>
          </table:table-cell>
          <table:table-cell office:value-type="float" office:value="49503" calcext:value-type="float">
            <text:p>495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8-06-2800:41:12</text:p>
          </table:table-cell>
          <table:table-cell office:value-type="float" office:value="49543" calcext:value-type="float">
            <text:p>49543</text:p>
          </table:table-cell>
          <table:table-cell office:value-type="string" calcext:value-type="string">
            <text:p>59.76</text:p>
          </table:table-cell>
          <table:table-cell office:value-type="float" office:value="9" calcext:value-type="float">
            <text:p>9</text:p>
          </table:table-cell>
          <table:table-cell office:value-type="float" office:value="0.12" calcext:value-type="float">
            <text:p>0.12</text:p>
          </table:table-cell>
          <table:table-cell office:value-type="float" office:value="829.03" calcext:value-type="float">
            <text:p>829.0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99.28</text:p>
          </table:table-cell>
          <table:table-cell office:value-type="float" office:value="49543" calcext:value-type="float">
            <text:p>495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04:02</text:p>
          </table:table-cell>
          <table:table-cell office:value-type="float" office:value="47433" calcext:value-type="float">
            <text:p>47433</text:p>
          </table:table-cell>
          <table:table-cell office:value-type="string" calcext:value-type="string">
            <text:p>59.91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791.74" calcext:value-type="float">
            <text:p>791.7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98.12</text:p>
          </table:table-cell>
          <table:table-cell office:value-type="float" office:value="47433" calcext:value-type="float">
            <text:p>474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8-06-2800:47:12</text:p>
          </table:table-cell>
          <table:table-cell office:value-type="float" office:value="47445" calcext:value-type="float">
            <text:p>47445</text:p>
          </table:table-cell>
          <table:table-cell office:value-type="string" calcext:value-type="string">
            <text:p>59.95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791.41" calcext:value-type="float">
            <text:p>791.4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98.34</text:p>
          </table:table-cell>
          <table:table-cell office:value-type="float" office:value="47445" calcext:value-type="float">
            <text:p>4744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10:02</text:p>
          </table:table-cell>
          <table:table-cell office:value-type="float" office:value="47342" calcext:value-type="float">
            <text:p>47342</text:p>
          </table:table-cell>
          <table:table-cell office:value-type="string" calcext:value-type="string">
            <text:p>59.96</text:p>
          </table:table-cell>
          <table:table-cell office:value-type="float" office:value="9" calcext:value-type="float">
            <text:p>9</text:p>
          </table:table-cell>
          <table:table-cell office:value-type="float" office:value="0.37" calcext:value-type="float">
            <text:p>0.37</text:p>
          </table:table-cell>
          <table:table-cell office:value-type="float" office:value="789.56" calcext:value-type="float">
            <text:p>789.5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93.67</text:p>
          </table:table-cell>
          <table:table-cell office:value-type="float" office:value="47342" calcext:value-type="float">
            <text:p>473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8-06-2800:53:12</text:p>
          </table:table-cell>
          <table:table-cell office:value-type="float" office:value="44976" calcext:value-type="float">
            <text:p>44976</text:p>
          </table:table-cell>
          <table:table-cell office:value-type="string" calcext:value-type="string">
            <text:p>59.98</text:p>
          </table:table-cell>
          <table:table-cell office:value-type="float" office:value="8" calcext:value-type="float">
            <text:p>8</text:p>
          </table:table-cell>
          <table:table-cell office:value-type="float" office:value="0.39" calcext:value-type="float">
            <text:p>0.39</text:p>
          </table:table-cell>
          <table:table-cell office:value-type="float" office:value="749.85" calcext:value-type="float">
            <text:p>749.8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94.23</text:p>
          </table:table-cell>
          <table:table-cell office:value-type="float" office:value="44976" calcext:value-type="float">
            <text:p>44976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16:02</text:p>
          </table:table-cell>
          <table:table-cell office:value-type="float" office:value="45105" calcext:value-type="float">
            <text:p>45105</text:p>
          </table:table-cell>
          <table:table-cell office:value-type="string" calcext:value-type="string">
            <text:p>59.95</text:p>
          </table:table-cell>
          <table:table-cell office:value-type="float" office:value="8" calcext:value-type="float">
            <text:p>8</text:p>
          </table:table-cell>
          <table:table-cell office:value-type="float" office:value="0.51" calcext:value-type="float">
            <text:p>0.51</text:p>
          </table:table-cell>
          <table:table-cell office:value-type="float" office:value="752.38" calcext:value-type="float">
            <text:p>752.3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85.21</text:p>
          </table:table-cell>
          <table:table-cell office:value-type="float" office:value="45105" calcext:value-type="float">
            <text:p>4510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18-06-2800:59:12</text:p>
          </table:table-cell>
          <table:table-cell office:value-type="float" office:value="45375" calcext:value-type="float">
            <text:p>45375</text:p>
          </table:table-cell>
          <table:table-cell office:value-type="string" calcext:value-type="string">
            <text:p>59.93</text:p>
          </table:table-cell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.52</text:p>
          </table:table-cell>
          <table:table-cell office:value-type="float" office:value="757.13" calcext:value-type="float">
            <text:p>757.1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90.35</text:p>
          </table:table-cell>
          <table:table-cell office:value-type="float" office:value="45375" calcext:value-type="float">
            <text:p>45375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22:02</text:p>
          </table:table-cell>
          <table:table-cell office:value-type="float" office:value="49371" calcext:value-type="float">
            <text:p>49371</text:p>
          </table:table-cell>
          <table:table-cell office:value-type="string" calcext:value-type="string">
            <text:p>59.91</text:p>
          </table:table-cell>
          <table:table-cell office:value-type="float" office:value="9" calcext:value-type="float">
            <text:p>9</text:p>
          </table:table-cell>
          <table:table-cell office:value-type="float" office:value="0.59" calcext:value-type="float">
            <text:p>0.59</text:p>
          </table:table-cell>
          <table:table-cell office:value-type="float" office:value="824.09" calcext:value-type="float">
            <text:p>824.09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485.10</text:p>
          </table:table-cell>
          <table:table-cell office:value-type="float" office:value="49371" calcext:value-type="float">
            <text:p>4937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2018-06-2801:05:12</text:p>
          </table:table-cell>
          <table:table-cell office:value-type="float" office:value="47087" calcext:value-type="float">
            <text:p>47087</text:p>
          </table:table-cell>
          <table:table-cell office:value-type="string" calcext:value-type="string">
            <text:p>59.90</text:p>
          </table:table-cell>
          <table:table-cell office:value-type="float" office:value="9" calcext:value-type="float">
            <text:p>9</text:p>
          </table:table-cell>
          <table:table-cell office:value-type="float" office:value="0.62" calcext:value-type="float">
            <text:p>0.62</text:p>
          </table:table-cell>
          <table:table-cell office:value-type="float" office:value="786.09" calcext:value-type="float">
            <text:p>786.09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485.35</text:p>
          </table:table-cell>
          <table:table-cell office:value-type="float" office:value="47087" calcext:value-type="float">
            <text:p>47087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28:02</text:p>
          </table:table-cell>
          <table:table-cell office:value-type="float" office:value="45902" calcext:value-type="float">
            <text:p>45902</text:p>
          </table:table-cell>
          <table:table-cell office:value-type="string" calcext:value-type="string">
            <text:p>59.95</text:p>
          </table:table-cell>
          <table:table-cell office:value-type="float" office:value="8" calcext:value-type="float">
            <text:p>8</text:p>
          </table:table-cell>
          <table:table-cell office:value-type="float" office:value="0.74" calcext:value-type="float">
            <text:p>0.74</text:p>
          </table:table-cell>
          <table:table-cell office:value-type="float" office:value="765.67" calcext:value-type="float">
            <text:p>765.6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69.79</text:p>
          </table:table-cell>
          <table:table-cell office:value-type="float" office:value="45902" calcext:value-type="float">
            <text:p>4590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2018-06-2801:11:12</text:p>
          </table:table-cell>
          <table:table-cell office:value-type="float" office:value="43409" calcext:value-type="float">
            <text:p>43409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office:value-type="float" office:value="0.79" calcext:value-type="float">
            <text:p>0.79</text:p>
          </table:table-cell>
          <table:table-cell office:value-type="float" office:value="723.97" calcext:value-type="float">
            <text:p>723.9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70.02</text:p>
          </table:table-cell>
          <table:table-cell office:value-type="float" office:value="43409" calcext:value-type="float">
            <text:p>43409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35:39</text:p>
          </table:table-cell>
          <table:table-cell office:value-type="float" office:value="42201" calcext:value-type="float">
            <text:p>42201</text:p>
          </table:table-cell>
          <table:table-cell office:value-type="string" calcext:value-type="string">
            <text:p>59.45</text:p>
          </table:table-cell>
          <table:table-cell office:value-type="float" office:value="8" calcext:value-type="float">
            <text:p>8</text:p>
          </table:table-cell>
          <table:table-cell office:value-type="float" office:value="0.91" calcext:value-type="float">
            <text:p>0.91</text:p>
          </table:table-cell>
          <table:table-cell office:value-type="float" office:value="709.86" calcext:value-type="float">
            <text:p>709.8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46.27</text:p>
          </table:table-cell>
          <table:table-cell office:value-type="float" office:value="42201" calcext:value-type="float">
            <text:p>4220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2018-06-2801:17:12</text:p>
          </table:table-cell>
          <table:table-cell office:value-type="float" office:value="37406" calcext:value-type="float">
            <text:p>37406</text:p>
          </table:table-cell>
          <table:table-cell office:value-type="string" calcext:value-type="string">
            <text:p>59.92</text:p>
          </table:table-cell>
          <table:table-cell office:value-type="float" office:value="7" calcext:value-type="float">
            <text:p>7</text:p>
          </table:table-cell>
          <table:table-cell office:value-type="float" office:value="1.04" calcext:value-type="float">
            <text:p>1.04</text:p>
          </table:table-cell>
          <table:table-cell office:value-type="float" office:value="624.27" calcext:value-type="float">
            <text:p>624.2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649.79</text:p>
          </table:table-cell>
          <table:table-cell office:value-type="float" office:value="37406" calcext:value-type="float">
            <text:p>37406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41:39</text:p>
          </table:table-cell>
          <table:table-cell office:value-type="float" office:value="45031" calcext:value-type="float">
            <text:p>45031</text:p>
          </table:table-cell>
          <table:table-cell office:value-type="string" calcext:value-type="string">
            <text:p>59.95</text:p>
          </table:table-cell>
          <table:table-cell office:value-type="float" office:value="8" calcext:value-type="float">
            <text:p>8</text:p>
          </table:table-cell>
          <table:table-cell office:value-type="float" office:value="0.99" calcext:value-type="float">
            <text:p>0.99</text:p>
          </table:table-cell>
          <table:table-cell office:value-type="float" office:value="751.14" calcext:value-type="float">
            <text:p>751.1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43.87</text:p>
          </table:table-cell>
          <table:table-cell office:value-type="float" office:value="45031" calcext:value-type="float">
            <text:p>4503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2018-06-2801:23:12</text:p>
          </table:table-cell>
          <table:table-cell office:value-type="float" office:value="43056" calcext:value-type="float">
            <text:p>43056</text:p>
          </table:table-cell>
          <table:table-cell office:value-type="string" calcext:value-type="string">
            <text:p>59.88</text:p>
          </table:table-cell>
          <table:table-cell office:value-type="float" office:value="8" calcext:value-type="float">
            <text:p>8</text:p>
          </table:table-cell>
          <table:table-cell office:value-type="float" office:value="1.04" calcext:value-type="float">
            <text:p>1.04</text:p>
          </table:table-cell>
          <table:table-cell office:value-type="float" office:value="719.04" calcext:value-type="float">
            <text:p>719.0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44.87</text:p>
          </table:table-cell>
          <table:table-cell office:value-type="float" office:value="43056" calcext:value-type="float">
            <text:p>43056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47:39</text:p>
          </table:table-cell>
          <table:table-cell office:value-type="float" office:value="37632" calcext:value-type="float">
            <text:p>37632</text:p>
          </table:table-cell>
          <table:table-cell office:value-type="string" calcext:value-type="string">
            <text:p>59.84</text:p>
          </table:table-cell>
          <table:table-cell office:value-type="float" office:value="7" calcext:value-type="float">
            <text:p>7</text:p>
          </table:table-cell>
          <table:table-cell office:value-type="float" office:value="1.31" calcext:value-type="float">
            <text:p>1.31</text:p>
          </table:table-cell>
          <table:table-cell office:value-type="float" office:value="628.88" calcext:value-type="float">
            <text:p>628.88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824.72</text:p>
          </table:table-cell>
          <table:table-cell office:value-type="float" office:value="37632" calcext:value-type="float">
            <text:p>3763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2018-06-2801:29:12</text:p>
          </table:table-cell>
          <table:table-cell office:value-type="float" office:value="43068" calcext:value-type="float">
            <text:p>43068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office:value-type="float" office:value="1.15" calcext:value-type="float">
            <text:p>1.15</text:p>
          </table:table-cell>
          <table:table-cell office:value-type="float" office:value="718.28" calcext:value-type="float">
            <text:p>718.2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28.68</text:p>
          </table:table-cell>
          <table:table-cell office:value-type="float" office:value="43068" calcext:value-type="float">
            <text:p>43068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23:53:39</text:p>
          </table:table-cell>
          <table:table-cell office:value-type="float" office:value="43729" calcext:value-type="float">
            <text:p>43729</text:p>
          </table:table-cell>
          <table:table-cell office:value-type="string" calcext:value-type="string">
            <text:p>59.89</text:p>
          </table:table-cell>
          <table:table-cell office:value-type="float" office:value="8" calcext:value-type="float">
            <text:p>8</text:p>
          </table:table-cell>
          <table:table-cell office:value-type="float" office:value="1.26" calcext:value-type="float">
            <text:p>1.26</text:p>
          </table:table-cell>
          <table:table-cell office:value-type="float" office:value="730.16" calcext:value-type="float">
            <text:p>730.1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17.18</text:p>
          </table:table-cell>
          <table:table-cell office:value-type="float" office:value="43729" calcext:value-type="float">
            <text:p>43729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2018-06-2801:35:12</text:p>
          </table:table-cell>
          <table:table-cell office:value-type="float" office:value="41224" calcext:value-type="float">
            <text:p>41224</text:p>
          </table:table-cell>
          <table:table-cell office:value-type="string" calcext:value-type="string">
            <text:p>59.88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.32</text:p>
          </table:table-cell>
          <table:table-cell office:value-type="float" office:value="688.44" calcext:value-type="float">
            <text:p>688.4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908.15</text:p>
          </table:table-cell>
          <table:table-cell office:value-type="float" office:value="41224" calcext:value-type="float">
            <text:p>41224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Sembalanceador</text:p>
          </table:table-cell>
          <table:covered-table-cell table:number-columns-repeated="8" table:style-name="ce20"/>
          <table:covered-table-cell table:style-name="ce34"/>
          <table:table-cell table:style-name="ce1" office:value-type="string" calcext:value-type="string" table:number-columns-spanned="10" table:number-rows-spanned="1">
            <text:p>SemClickOS</text:p>
          </table:table-cell>
          <table:covered-table-cell table:number-columns-repeated="8" table:style-name="ce20"/>
          <table:covered-table-cell table:style-name="ce34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CLIENTE1</text:p>
          </table:table-cell>
          <table:covered-table-cell table:number-columns-repeated="8" table:style-name="ce21"/>
          <table:covered-table-cell table:style-name="ce35"/>
          <table:table-cell table:style-name="ce2" office:value-type="string" calcext:value-type="string" table:number-columns-spanned="10" table:number-rows-spanned="1">
            <text:p>CLIENTE1</text:p>
          </table:table-cell>
          <table:covered-table-cell table:number-columns-repeated="8" table:style-name="ce21"/>
          <table:covered-table-cell table:style-name="ce35"/>
          <table:table-cell table:number-columns-repeated="2"/>
        </table:table-row>
        <table:table-row table:style-name="ro1">
          <table:table-cell table:style-name="ce10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style-name="ce10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0:32:29</text:p>
          </table:table-cell>
          <table:table-cell office:value-type="float" office:value="63719" calcext:value-type="float">
            <text:p>63719</text:p>
          </table:table-cell>
          <table:table-cell office:value-type="string" calcext:value-type="string">
            <text:p>59.69</text:p>
          </table:table-cell>
          <table:table-cell office:value-type="float" office:value="12" calcext:value-type="float">
            <text:p>12</text:p>
          </table:table-cell>
          <table:table-cell office:value-type="float" office:value="0.09" calcext:value-type="float">
            <text:p>0.09</text:p>
          </table:table-cell>
          <table:table-cell office:value-type="float" office:value="1067.5" calcext:value-type="float">
            <text:p>1067.5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99.84</text:p>
          </table:table-cell>
          <table:table-cell office:value-type="float" office:value="63719" calcext:value-type="float">
            <text:p>63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11:34:15</text:p>
          </table:table-cell>
          <table:table-cell office:value-type="float" office:value="78159" calcext:value-type="float">
            <text:p>78159</text:p>
          </table:table-cell>
          <table:table-cell office:value-type="string" calcext:value-type="string">
            <text:p>59.94</text:p>
          </table:table-cell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office:value-type="float" office:value="1303.95" calcext:value-type="float">
            <text:p>1303.95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99.73</text:p>
          </table:table-cell>
          <table:table-cell office:value-type="float" office:value="78159" calcext:value-type="float">
            <text:p>781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0:38:29</text:p>
          </table:table-cell>
          <table:table-cell office:value-type="float" office:value="62223" calcext:value-type="float">
            <text:p>62223</text:p>
          </table:table-cell>
          <table:table-cell office:value-type="string" calcext:value-type="string">
            <text:p>59.97</text:p>
          </table:table-cell>
          <table:table-cell office:value-type="float" office:value="11" calcext:value-type="float">
            <text:p>11</text:p>
          </table:table-cell>
          <table:table-cell office:value-type="float" office:value="0.19" calcext:value-type="float">
            <text:p>0.19</text:p>
          </table:table-cell>
          <table:table-cell office:value-type="float" office:value="1037.57" calcext:value-type="float">
            <text:p>1037.5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98.79</text:p>
          </table:table-cell>
          <table:table-cell office:value-type="float" office:value="62223" calcext:value-type="float">
            <text:p>62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11:40:15</text:p>
          </table:table-cell>
          <table:table-cell office:value-type="float" office:value="76102" calcext:value-type="float">
            <text:p>76102</text:p>
          </table:table-cell>
          <table:table-cell office:value-type="string" calcext:value-type="string">
            <text:p>59.95</text:p>
          </table:table-cell>
          <table:table-cell office:value-type="float" office:value="14" calcext:value-type="float">
            <text:p>14</text:p>
          </table:table-cell>
          <table:table-cell office:value-type="float" office:value="0.16" calcext:value-type="float">
            <text:p>0.16</text:p>
          </table:table-cell>
          <table:table-cell office:value-type="float" office:value="1269.42" calcext:value-type="float">
            <text:p>1269.4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98.59</text:p>
          </table:table-cell>
          <table:table-cell office:value-type="float" office:value="76102" calcext:value-type="float">
            <text:p>761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0:44:29</text:p>
          </table:table-cell>
          <table:table-cell office:value-type="float" office:value="62499" calcext:value-type="float">
            <text:p>62499</text:p>
          </table:table-cell>
          <table:table-cell office:value-type="string" calcext:value-type="string">
            <text:p>59.95</text:p>
          </table:table-cell>
          <table:table-cell office:value-type="float" office:value="11" calcext:value-type="float">
            <text:p>11</text:p>
          </table:table-cell>
          <table:table-cell office:value-type="float" office:value="0.28" calcext:value-type="float">
            <text:p>0.28</text:p>
          </table:table-cell>
          <table:table-cell office:value-type="float" office:value="1042.52" calcext:value-type="float">
            <text:p>1042.5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295.60</text:p>
          </table:table-cell>
          <table:table-cell office:value-type="float" office:value="62499" calcext:value-type="float">
            <text:p>62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11:46:15</text:p>
          </table:table-cell>
          <table:table-cell office:value-type="float" office:value="69550" calcext:value-type="float">
            <text:p>69550</text:p>
          </table:table-cell>
          <table:table-cell office:value-type="string" calcext:value-type="string">
            <text:p>59.95</text:p>
          </table:table-cell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1160.13" calcext:value-type="float">
            <text:p>1160.13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92.44</text:p>
          </table:table-cell>
          <table:table-cell office:value-type="float" office:value="69550" calcext:value-type="float">
            <text:p>695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0:50:29</text:p>
          </table:table-cell>
          <table:table-cell office:value-type="float" office:value="64181" calcext:value-type="float">
            <text:p>64181</text:p>
          </table:table-cell>
          <table:table-cell office:value-type="string" calcext:value-type="string">
            <text:p>59.94</text:p>
          </table:table-cell>
          <table:table-cell office:value-type="float" office:value="12" calcext:value-type="float">
            <text:p>12</text:p>
          </table:table-cell>
          <table:table-cell office:value-type="float" office:value="0.37" calcext:value-type="float">
            <text:p>0.37</text:p>
          </table:table-cell>
          <table:table-cell office:value-type="float" office:value="1070.75" calcext:value-type="float">
            <text:p>1070.75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391.83</text:p>
          </table:table-cell>
          <table:table-cell office:value-type="float" office:value="64181" calcext:value-type="float">
            <text:p>64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11:52:15</text:p>
          </table:table-cell>
          <table:table-cell office:value-type="float" office:value="74632" calcext:value-type="float">
            <text:p>74632</text:p>
          </table:table-cell>
          <table:table-cell office:value-type="string" calcext:value-type="string">
            <text:p>59.92</text:p>
          </table:table-cell>
          <table:table-cell office:value-type="float" office:value="14" calcext:value-type="float">
            <text:p>14</text:p>
          </table:table-cell>
          <table:table-cell office:value-type="float" office:value="0.31" calcext:value-type="float">
            <text:p>0.31</text:p>
          </table:table-cell>
          <table:table-cell office:value-type="float" office:value="1245.53" calcext:value-type="float">
            <text:p>1245.5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383.36</text:p>
          </table:table-cell>
          <table:table-cell office:value-type="float" office:value="74632" calcext:value-type="float">
            <text:p>7463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0:56:29</text:p>
          </table:table-cell>
          <table:table-cell office:value-type="float" office:value="55274" calcext:value-type="float">
            <text:p>55274</text:p>
          </table:table-cell>
          <table:table-cell office:value-type="string" calcext:value-type="string">
            <text:p>59.99</text:p>
          </table:table-cell>
          <table:table-cell office:value-type="float" office:value="10" calcext:value-type="float">
            <text:p>10</text:p>
          </table:table-cell>
          <table:table-cell office:value-type="float" office:value="0.52" calcext:value-type="float">
            <text:p>0.52</text:p>
          </table:table-cell>
          <table:table-cell office:value-type="float" office:value="921.39" calcext:value-type="float">
            <text:p>921.39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80.26</text:p>
          </table:table-cell>
          <table:table-cell office:value-type="float" office:value="55274" calcext:value-type="float">
            <text:p>55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-06-2811:58:15</text:p>
          </table:table-cell>
          <table:table-cell office:value-type="float" office:value="72677" calcext:value-type="float">
            <text:p>72677</text:p>
          </table:table-cell>
          <table:table-cell office:value-type="string" calcext:value-type="string">
            <text:p>59.91</text:p>
          </table:table-cell>
          <table:table-cell office:value-type="float" office:value="13" calcext:value-type="float">
            <text:p>13</text:p>
          </table:table-cell>
          <table:table-cell office:value-type="float" office:value="0.39" calcext:value-type="float">
            <text:p>0.39</text:p>
          </table:table-cell>
          <table:table-cell office:value-type="float" office:value="1213.1" calcext:value-type="float">
            <text:p>1213.1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476.15</text:p>
          </table:table-cell>
          <table:table-cell office:value-type="float" office:value="72677" calcext:value-type="float">
            <text:p>7267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1:02:29</text:p>
          </table:table-cell>
          <table:table-cell office:value-type="float" office:value="54220" calcext:value-type="float">
            <text:p>54220</text:p>
          </table:table-cell>
          <table:table-cell office:value-type="string" calcext:value-type="string">
            <text:p>59.90</text:p>
          </table:table-cell>
          <table:table-cell office:value-type="float" office:value="10" calcext:value-type="float">
            <text:p>10</text:p>
          </table:table-cell>
          <table:table-cell office:value-type="float" office:value="0.63" calcext:value-type="float">
            <text:p>0.63</text:p>
          </table:table-cell>
          <table:table-cell office:value-type="float" office:value="905.18" calcext:value-type="float">
            <text:p>90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74.27</text:p>
          </table:table-cell>
          <table:table-cell office:value-type="float" office:value="54220" calcext:value-type="float">
            <text:p>542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8-06-2812:04:15</text:p>
          </table:table-cell>
          <table:table-cell office:value-type="float" office:value="62432" calcext:value-type="float">
            <text:p>62432</text:p>
          </table:table-cell>
          <table:table-cell office:value-type="string" calcext:value-type="string">
            <text:p>59.93</text:p>
          </table:table-cell>
          <table:table-cell office:value-type="float" office:value="11" calcext:value-type="float">
            <text:p>11</text:p>
          </table:table-cell>
          <table:table-cell office:value-type="float" office:value="0.54" calcext:value-type="float">
            <text:p>0.54</text:p>
          </table:table-cell>
          <table:table-cell office:value-type="float" office:value="1041.75" calcext:value-type="float">
            <text:p>1041.7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558.04</text:p>
          </table:table-cell>
          <table:table-cell office:value-type="float" office:value="62432" calcext:value-type="float">
            <text:p>62432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1:08:29</text:p>
          </table:table-cell>
          <table:table-cell office:value-type="float" office:value="52570" calcext:value-type="float">
            <text:p>52570</text:p>
          </table:table-cell>
          <table:table-cell office:value-type="string" calcext:value-type="string">
            <text:p>59.93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877.19" calcext:value-type="float">
            <text:p>877.19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652.20</text:p>
          </table:table-cell>
          <table:table-cell office:value-type="float" office:value="52570" calcext:value-type="float">
            <text:p>525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8-06-2812:10:15</text:p>
          </table:table-cell>
          <table:table-cell office:value-type="float" office:value="53141" calcext:value-type="float">
            <text:p>53141</text:p>
          </table:table-cell>
          <table:table-cell office:value-type="string" calcext:value-type="string">
            <text:p>59.89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887.31" calcext:value-type="float">
            <text:p>887.3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651.04</text:p>
          </table:table-cell>
          <table:table-cell office:value-type="float" office:value="53141" calcext:value-type="float">
            <text:p>5314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1:14:29</text:p>
          </table:table-cell>
          <table:table-cell office:value-type="float" office:value="53885" calcext:value-type="float">
            <text:p>53885</text:p>
          </table:table-cell>
          <table:table-cell office:value-type="string" calcext:value-type="string">
            <text:p>59.90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899.58" calcext:value-type="float">
            <text:p>899.5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739.08</text:p>
          </table:table-cell>
          <table:table-cell office:value-type="float" office:value="53885" calcext:value-type="float">
            <text:p>538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8-06-2812:16:15</text:p>
          </table:table-cell>
          <table:table-cell office:value-type="float" office:value="66759" calcext:value-type="float">
            <text:p>66759</text:p>
          </table:table-cell>
          <table:table-cell office:value-type="string" calcext:value-type="string">
            <text:p>59.87</text:p>
          </table:table-cell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1115.07" calcext:value-type="float">
            <text:p>1115.07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729.55</text:p>
          </table:table-cell>
          <table:table-cell office:value-type="float" office:value="66759" calcext:value-type="float">
            <text:p>6675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1:20:29</text:p>
          </table:table-cell>
          <table:table-cell office:value-type="float" office:value="53696" calcext:value-type="float">
            <text:p>53696</text:p>
          </table:table-cell>
          <table:table-cell office:value-type="string" calcext:value-type="string">
            <text:p>60.00</text:p>
          </table:table-cell>
          <table:table-cell office:value-type="float" office:value="10" calcext:value-type="float">
            <text:p>10</text:p>
          </table:table-cell>
          <table:table-cell office:value-type="float" office:value="0.89" calcext:value-type="float">
            <text:p>0.89</text:p>
          </table:table-cell>
          <table:table-cell office:value-type="float" office:value="894.93" calcext:value-type="float">
            <text:p>894.9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794.72</text:p>
          </table:table-cell>
          <table:table-cell office:value-type="float" office:value="53696" calcext:value-type="float">
            <text:p>5369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18-06-2812:22:15</text:p>
          </table:table-cell>
          <table:table-cell office:value-type="float" office:value="68097" calcext:value-type="float">
            <text:p>68097</text:p>
          </table:table-cell>
          <table:table-cell office:value-type="string" calcext:value-type="string">
            <text:p>59.91</text:p>
          </table:table-cell>
          <table:table-cell office:value-type="float" office:value="13" calcext:value-type="float">
            <text:p>13</text:p>
          </table:table-cell>
          <table:table-cell office:value-type="float" office:value="0.73" calcext:value-type="float">
            <text:p>0.73</text:p>
          </table:table-cell>
          <table:table-cell office:value-type="float" office:value="1136.66" calcext:value-type="float">
            <text:p>1136.66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834.61</text:p>
          </table:table-cell>
          <table:table-cell office:value-type="float" office:value="68097" calcext:value-type="float">
            <text:p>6809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1:26:29</text:p>
          </table:table-cell>
          <table:table-cell office:value-type="float" office:value="48789" calcext:value-type="float">
            <text:p>48789</text:p>
          </table:table-cell>
          <table:table-cell office:value-type="string" calcext:value-type="string">
            <text:p>59.85</text:p>
          </table:table-cell>
          <table:table-cell office:value-type="float" office:value="9" calcext:value-type="float">
            <text:p>9</text:p>
          </table:table-cell>
          <table:table-cell office:value-type="float" office:value="1.09" calcext:value-type="float">
            <text:p>1.09</text:p>
          </table:table-cell>
          <table:table-cell office:value-type="float" office:value="815.19" calcext:value-type="float">
            <text:p>815.19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886.08</text:p>
          </table:table-cell>
          <table:table-cell office:value-type="float" office:value="48789" calcext:value-type="float">
            <text:p>4878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8-06-2812:28:15</text:p>
          </table:table-cell>
          <table:table-cell office:value-type="float" office:value="67243" calcext:value-type="float">
            <text:p>67243</text:p>
          </table:table-cell>
          <table:table-cell office:value-type="string" calcext:value-type="string">
            <text:p>59.85</text:p>
          </table:table-cell>
          <table:table-cell office:value-type="float" office:value="12" calcext:value-type="float">
            <text:p>12</text:p>
          </table:table-cell>
          <table:table-cell office:value-type="float" office:value="0.77" calcext:value-type="float">
            <text:p>0.77</text:p>
          </table:table-cell>
          <table:table-cell office:value-type="float" office:value="1123.53" calcext:value-type="float">
            <text:p>1123.53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868.95</text:p>
          </table:table-cell>
          <table:table-cell office:value-type="float" office:value="67243" calcext:value-type="float">
            <text:p>67243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 table:number-columns-spanned="10" table:number-rows-spanned="1">
            <text:p>CLIENTE2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table-cell table:style-name="ce12" office:value-type="string" calcext:value-type="string" table:number-columns-spanned="10" table:number-rows-spanned="1">
            <text:p>CLIENTE2</text:p>
          </table:table-cell>
          <table:covered-table-cell table:number-columns-repeated="4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style-name="ce10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style-name="ce10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0:32:29</text:p>
          </table:table-cell>
          <table:table-cell office:value-type="float" office:value="63745" calcext:value-type="float">
            <text:p>63745</text:p>
          </table:table-cell>
          <table:table-cell office:value-type="string" calcext:value-type="string">
            <text:p>59.69</text:p>
          </table:table-cell>
          <table:table-cell office:value-type="float" office:value="12" calcext:value-type="float">
            <text:p>12</text:p>
          </table:table-cell>
          <table:table-cell office:value-type="float" office:value="0.09" calcext:value-type="float">
            <text:p>0.09</text:p>
          </table:table-cell>
          <table:table-cell office:value-type="float" office:value="1067.93" calcext:value-type="float">
            <text:p>1067.93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99.53</text:p>
          </table:table-cell>
          <table:table-cell office:value-type="float" office:value="63745" calcext:value-type="float">
            <text:p>63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11:34:15</text:p>
          </table:table-cell>
          <table:table-cell office:value-type="float" office:value="56038" calcext:value-type="float">
            <text:p>56038</text:p>
          </table:table-cell>
          <table:table-cell office:value-type="string" calcext:value-type="string">
            <text:p>59.95</text:p>
          </table:table-cell>
          <table:table-cell office:value-type="float" office:value="10" calcext:value-type="float">
            <text:p>10</text:p>
          </table:table-cell>
          <table:table-cell office:value-type="float" office:value="0.11" calcext:value-type="float">
            <text:p>0.11</text:p>
          </table:table-cell>
          <table:table-cell office:value-type="float" office:value="934.75" calcext:value-type="float">
            <text:p>934.7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99.72</text:p>
          </table:table-cell>
          <table:table-cell office:value-type="float" office:value="56038" calcext:value-type="float">
            <text:p>560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0:38:29</text:p>
          </table:table-cell>
          <table:table-cell office:value-type="float" office:value="63101" calcext:value-type="float">
            <text:p>63101</text:p>
          </table:table-cell>
          <table:table-cell office:value-type="string" calcext:value-type="string">
            <text:p>59.96</text:p>
          </table:table-cell>
          <table:table-cell office:value-type="float" office:value="12" calcext:value-type="float">
            <text:p>12</text:p>
          </table:table-cell>
          <table:table-cell office:value-type="float" office:value="0.19" calcext:value-type="float">
            <text:p>0.19</text:p>
          </table:table-cell>
          <table:table-cell office:value-type="float" office:value="1052.38" calcext:value-type="float">
            <text:p>1052.38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98.64</text:p>
          </table:table-cell>
          <table:table-cell office:value-type="float" office:value="63101" calcext:value-type="float">
            <text:p>63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11:40:15</text:p>
          </table:table-cell>
          <table:table-cell office:value-type="float" office:value="75707" calcext:value-type="float">
            <text:p>75707</text:p>
          </table:table-cell>
          <table:table-cell office:value-type="string" calcext:value-type="string">
            <text:p>59.94</text:p>
          </table:table-cell>
          <table:table-cell office:value-type="float" office:value="14" calcext:value-type="float">
            <text:p>14</text:p>
          </table:table-cell>
          <table:table-cell office:value-type="float" office:value="0.16" calcext:value-type="float">
            <text:p>0.16</text:p>
          </table:table-cell>
          <table:table-cell office:value-type="float" office:value="1263.05" calcext:value-type="float">
            <text:p>1263.05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98.12</text:p>
          </table:table-cell>
          <table:table-cell office:value-type="float" office:value="75707" calcext:value-type="float">
            <text:p>75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0:44:29</text:p>
          </table:table-cell>
          <table:table-cell office:value-type="float" office:value="61909" calcext:value-type="float">
            <text:p>61909</text:p>
          </table:table-cell>
          <table:table-cell office:value-type="string" calcext:value-type="string">
            <text:p>59.95</text:p>
          </table:table-cell>
          <table:table-cell office:value-type="float" office:value="11" calcext:value-type="float">
            <text:p>11</text:p>
          </table:table-cell>
          <table:table-cell office:value-type="float" office:value="0.29" calcext:value-type="float">
            <text:p>0.29</text:p>
          </table:table-cell>
          <table:table-cell office:value-type="float" office:value="1032.68" calcext:value-type="float">
            <text:p>1032.6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295.57</text:p>
          </table:table-cell>
          <table:table-cell office:value-type="float" office:value="61909" calcext:value-type="float">
            <text:p>61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11:46:15</text:p>
          </table:table-cell>
          <table:table-cell office:value-type="float" office:value="68875" calcext:value-type="float">
            <text:p>68875</text:p>
          </table:table-cell>
          <table:table-cell office:value-type="string" calcext:value-type="string">
            <text:p>59.96</text:p>
          </table:table-cell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1148.68" calcext:value-type="float">
            <text:p>1148.68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88.55</text:p>
          </table:table-cell>
          <table:table-cell office:value-type="float" office:value="68875" calcext:value-type="float">
            <text:p>6887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0:50:29</text:p>
          </table:table-cell>
          <table:table-cell office:value-type="float" office:value="61202" calcext:value-type="float">
            <text:p>61202</text:p>
          </table:table-cell>
          <table:table-cell office:value-type="string" calcext:value-type="string">
            <text:p>59.94</text:p>
          </table:table-cell>
          <table:table-cell office:value-type="float" office:value="11" calcext:value-type="float">
            <text:p>11</text:p>
          </table:table-cell>
          <table:table-cell office:value-type="float" office:value="0.38" calcext:value-type="float">
            <text:p>0.38</text:p>
          </table:table-cell>
          <table:table-cell office:value-type="float" office:value="1021.05" calcext:value-type="float">
            <text:p>1021.0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387.62</text:p>
          </table:table-cell>
          <table:table-cell office:value-type="float" office:value="61202" calcext:value-type="float">
            <text:p>61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8-06-2811:52:15</text:p>
          </table:table-cell>
          <table:table-cell office:value-type="float" office:value="73788" calcext:value-type="float">
            <text:p>73788</text:p>
          </table:table-cell>
          <table:table-cell office:value-type="string" calcext:value-type="string">
            <text:p>59.94</text:p>
          </table:table-cell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1231.03" calcext:value-type="float">
            <text:p>1231.0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373.97</text:p>
          </table:table-cell>
          <table:table-cell office:value-type="float" office:value="73788" calcext:value-type="float">
            <text:p>7378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0:56:29</text:p>
          </table:table-cell>
          <table:table-cell office:value-type="float" office:value="54896" calcext:value-type="float">
            <text:p>54896</text:p>
          </table:table-cell>
          <table:table-cell office:value-type="string" calcext:value-type="string">
            <text:p>60.00</text:p>
          </table:table-cell>
          <table:table-cell office:value-type="float" office:value="10" calcext:value-type="float">
            <text:p>10</text:p>
          </table:table-cell>
          <table:table-cell office:value-type="float" office:value="0.52" calcext:value-type="float">
            <text:p>0.52</text:p>
          </table:table-cell>
          <table:table-cell office:value-type="float" office:value="914.93" calcext:value-type="float">
            <text:p>914.9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72.50</text:p>
          </table:table-cell>
          <table:table-cell office:value-type="float" office:value="54896" calcext:value-type="float">
            <text:p>548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6-2811:58:15</text:p>
          </table:table-cell>
          <table:table-cell office:value-type="float" office:value="71947" calcext:value-type="float">
            <text:p>71947</text:p>
          </table:table-cell>
          <table:table-cell office:value-type="string" calcext:value-type="string">
            <text:p>59.92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1200.72" calcext:value-type="float">
            <text:p>1200.7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475.22</text:p>
          </table:table-cell>
          <table:table-cell office:value-type="float" office:value="71947" calcext:value-type="float">
            <text:p>7194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1:02:29</text:p>
          </table:table-cell>
          <table:table-cell office:value-type="float" office:value="52909" calcext:value-type="float">
            <text:p>52909</text:p>
          </table:table-cell>
          <table:table-cell office:value-type="string" calcext:value-type="string">
            <text:p>59.85</text:p>
          </table:table-cell>
          <table:table-cell office:value-type="float" office:value="10" calcext:value-type="float">
            <text:p>10</text:p>
          </table:table-cell>
          <table:table-cell office:value-type="float" office:value="0.63" calcext:value-type="float">
            <text:p>0.63</text:p>
          </table:table-cell>
          <table:table-cell office:value-type="float" office:value="884.03" calcext:value-type="float">
            <text:p>884.0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6.01</text:p>
          </table:table-cell>
          <table:table-cell office:value-type="float" office:value="52909" calcext:value-type="float">
            <text:p>529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8-06-2812:04:15</text:p>
          </table:table-cell>
          <table:table-cell office:value-type="float" office:value="62507" calcext:value-type="float">
            <text:p>62507</text:p>
          </table:table-cell>
          <table:table-cell office:value-type="string" calcext:value-type="string">
            <text:p>59.92</text:p>
          </table:table-cell>
          <table:table-cell office:value-type="float" office:value="11" calcext:value-type="float">
            <text:p>11</text:p>
          </table:table-cell>
          <table:table-cell office:value-type="float" office:value="0.54" calcext:value-type="float">
            <text:p>0.54</text:p>
          </table:table-cell>
          <table:table-cell office:value-type="float" office:value="1043.17" calcext:value-type="float">
            <text:p>1043.1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564.59</text:p>
          </table:table-cell>
          <table:table-cell office:value-type="float" office:value="62507" calcext:value-type="float">
            <text:p>6250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1:08:29</text:p>
          </table:table-cell>
          <table:table-cell office:value-type="float" office:value="53483" calcext:value-type="float">
            <text:p>53483</text:p>
          </table:table-cell>
          <table:table-cell office:value-type="string" calcext:value-type="string">
            <text:p>59.94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892.28" calcext:value-type="float">
            <text:p>892.2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660.56</text:p>
          </table:table-cell>
          <table:table-cell office:value-type="float" office:value="53483" calcext:value-type="float">
            <text:p>534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8-06-2812:10:15</text:p>
          </table:table-cell>
          <table:table-cell office:value-type="float" office:value="52771" calcext:value-type="float">
            <text:p>52771</text:p>
          </table:table-cell>
          <table:table-cell office:value-type="string" calcext:value-type="string">
            <text:p>59.87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881.43" calcext:value-type="float">
            <text:p>881.4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640.62</text:p>
          </table:table-cell>
          <table:table-cell office:value-type="float" office:value="52771" calcext:value-type="float">
            <text:p>5277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1:14:29</text:p>
          </table:table-cell>
          <table:table-cell office:value-type="float" office:value="54116" calcext:value-type="float">
            <text:p>54116</text:p>
          </table:table-cell>
          <table:table-cell office:value-type="string" calcext:value-type="string">
            <text:p>59.91</text:p>
          </table:table-cell>
          <table:table-cell office:value-type="float" office:value="10" calcext:value-type="float">
            <text:p>10</text:p>
          </table:table-cell>
          <table:table-cell office:value-type="float" office:value="0.81" calcext:value-type="float">
            <text:p>0.81</text:p>
          </table:table-cell>
          <table:table-cell office:value-type="float" office:value="903.29" calcext:value-type="float">
            <text:p>903.29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735.53</text:p>
          </table:table-cell>
          <table:table-cell office:value-type="float" office:value="54116" calcext:value-type="float">
            <text:p>541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8-06-2812:16:15</text:p>
          </table:table-cell>
          <table:table-cell office:value-type="float" office:value="65779" calcext:value-type="float">
            <text:p>65779</text:p>
          </table:table-cell>
          <table:table-cell office:value-type="string" calcext:value-type="string">
            <text:p>59.90</text:p>
          </table:table-cell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1098.15" calcext:value-type="float">
            <text:p>1098.15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713.36</text:p>
          </table:table-cell>
          <table:table-cell office:value-type="float" office:value="65779" calcext:value-type="float">
            <text:p>65779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1:20:29</text:p>
          </table:table-cell>
          <table:table-cell office:value-type="float" office:value="51218" calcext:value-type="float">
            <text:p>51218</text:p>
          </table:table-cell>
          <table:table-cell office:value-type="string" calcext:value-type="string">
            <text:p>59.98</text:p>
          </table:table-cell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853.92" calcext:value-type="float">
            <text:p>853.9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809.30</text:p>
          </table:table-cell>
          <table:table-cell office:value-type="float" office:value="51218" calcext:value-type="float">
            <text:p>512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8-06-2812:22:15</text:p>
          </table:table-cell>
          <table:table-cell office:value-type="float" office:value="68588" calcext:value-type="float">
            <text:p>68588</text:p>
          </table:table-cell>
          <table:table-cell office:value-type="string" calcext:value-type="string">
            <text:p>59.91</text:p>
          </table:table-cell>
          <table:table-cell office:value-type="float" office:value="13" calcext:value-type="float">
            <text:p>13</text:p>
          </table:table-cell>
          <table:table-cell office:value-type="float" office:value="0.69" calcext:value-type="float">
            <text:p>0.69</text:p>
          </table:table-cell>
          <table:table-cell office:value-type="float" office:value="1144.85" calcext:value-type="float">
            <text:p>1144.8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93.85</text:p>
          </table:table-cell>
          <table:table-cell office:value-type="float" office:value="68588" calcext:value-type="float">
            <text:p>68588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1:26:29</text:p>
          </table:table-cell>
          <table:table-cell office:value-type="float" office:value="48649" calcext:value-type="float">
            <text:p>48649</text:p>
          </table:table-cell>
          <table:table-cell office:value-type="string" calcext:value-type="string">
            <text:p>59.91</text:p>
          </table:table-cell>
          <table:table-cell office:value-type="float" office:value="9" calcext:value-type="float">
            <text:p>9</text:p>
          </table:table-cell>
          <table:table-cell office:value-type="float" office:value="1.04" calcext:value-type="float">
            <text:p>1.04</text:p>
          </table:table-cell>
          <table:table-cell office:value-type="float" office:value="812.03" calcext:value-type="float">
            <text:p>812.0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844.84</text:p>
          </table:table-cell>
          <table:table-cell office:value-type="float" office:value="48649" calcext:value-type="float">
            <text:p>4864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018-06-2812:28:15</text:p>
          </table:table-cell>
          <table:table-cell office:value-type="float" office:value="66723" calcext:value-type="float">
            <text:p>66723</text:p>
          </table:table-cell>
          <table:table-cell office:value-type="string" calcext:value-type="string">
            <text:p>59.84</text:p>
          </table:table-cell>
          <table:table-cell office:value-type="float" office:value="12" calcext:value-type="float">
            <text:p>12</text:p>
          </table:table-cell>
          <table:table-cell office:value-type="float" office:value="0.79" calcext:value-type="float">
            <text:p>0.79</text:p>
          </table:table-cell>
          <table:table-cell office:value-type="float" office:value="1115.02" calcext:value-type="float">
            <text:p>1115.02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883.02</text:p>
          </table:table-cell>
          <table:table-cell office:value-type="float" office:value="66723" calcext:value-type="float">
            <text:p>66723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 table:number-columns-spanned="10" table:number-rows-spanned="1">
            <text:p>CLIENTE3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table-cell table:style-name="ce12" office:value-type="string" calcext:value-type="string" table:number-columns-spanned="10" table:number-rows-spanned="1">
            <text:p>CLIENTE3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table-cell table:number-columns-repeated="2"/>
        </table:table-row>
        <table:table-row table:style-name="ro1">
          <table:table-cell table:style-name="ce10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style-name="ce10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0:32:29</text:p>
          </table:table-cell>
          <table:table-cell office:value-type="float" office:value="64068" calcext:value-type="float">
            <text:p>64068</text:p>
          </table:table-cell>
          <table:table-cell office:value-type="string" calcext:value-type="string">
            <text:p>59.64</text:p>
          </table:table-cell>
          <table:table-cell office:value-type="float" office:value="12" calcext:value-type="float">
            <text:p>12</text:p>
          </table:table-cell>
          <table:table-cell office:value-type="float" office:value="0.09" calcext:value-type="float">
            <text:p>0.09</text:p>
          </table:table-cell>
          <table:table-cell office:value-type="float" office:value="1074.25" calcext:value-type="float">
            <text:p>1074.25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99.63</text:p>
          </table:table-cell>
          <table:table-cell office:value-type="float" office:value="64068" calcext:value-type="float">
            <text:p>64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11:34:15</text:p>
          </table:table-cell>
          <table:table-cell office:value-type="float" office:value="56619" calcext:value-type="float">
            <text:p>56619</text:p>
          </table:table-cell>
          <table:table-cell office:value-type="string" calcext:value-type="string">
            <text:p>59.94</text:p>
          </table:table-cell>
          <table:table-cell office:value-type="float" office:value="10" calcext:value-type="float">
            <text:p>10</text:p>
          </table:table-cell>
          <table:table-cell office:value-type="float" office:value="0.11" calcext:value-type="float">
            <text:p>0.11</text:p>
          </table:table-cell>
          <table:table-cell office:value-type="float" office:value="944.59" calcext:value-type="float">
            <text:p>944.59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99.80</text:p>
          </table:table-cell>
          <table:table-cell office:value-type="float" office:value="56619" calcext:value-type="float">
            <text:p>566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0:38:29</text:p>
          </table:table-cell>
          <table:table-cell office:value-type="float" office:value="63342" calcext:value-type="float">
            <text:p>63342</text:p>
          </table:table-cell>
          <table:table-cell office:value-type="string" calcext:value-type="string">
            <text:p>59.97</text:p>
          </table:table-cell>
          <table:table-cell office:value-type="float" office:value="12" calcext:value-type="float">
            <text:p>12</text:p>
          </table:table-cell>
          <table:table-cell office:value-type="float" office:value="0.19" calcext:value-type="float">
            <text:p>0.19</text:p>
          </table:table-cell>
          <table:table-cell office:value-type="float" office:value="1056.23" calcext:value-type="float">
            <text:p>1056.23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98.52</text:p>
          </table:table-cell>
          <table:table-cell office:value-type="float" office:value="63342" calcext:value-type="float">
            <text:p>63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11:40:15</text:p>
          </table:table-cell>
          <table:table-cell office:value-type="float" office:value="75804" calcext:value-type="float">
            <text:p>75804</text:p>
          </table:table-cell>
          <table:table-cell office:value-type="string" calcext:value-type="string">
            <text:p>59.96</text:p>
          </table:table-cell>
          <table:table-cell office:value-type="float" office:value="14" calcext:value-type="float">
            <text:p>14</text:p>
          </table:table-cell>
          <table:table-cell office:value-type="float" office:value="0.16" calcext:value-type="float">
            <text:p>0.16</text:p>
          </table:table-cell>
          <table:table-cell office:value-type="float" office:value="1264.24" calcext:value-type="float">
            <text:p>1264.2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97.14</text:p>
          </table:table-cell>
          <table:table-cell office:value-type="float" office:value="75804" calcext:value-type="float">
            <text:p>758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0:44:29</text:p>
          </table:table-cell>
          <table:table-cell office:value-type="float" office:value="60626" calcext:value-type="float">
            <text:p>60626</text:p>
          </table:table-cell>
          <table:table-cell office:value-type="string" calcext:value-type="string">
            <text:p>59.96</text:p>
          </table:table-cell>
          <table:table-cell office:value-type="float" office:value="11" calcext:value-type="float">
            <text:p>11</text:p>
          </table:table-cell>
          <table:table-cell office:value-type="float" office:value="0.29" calcext:value-type="float">
            <text:p>0.29</text:p>
          </table:table-cell>
          <table:table-cell office:value-type="float" office:value="1011.11" calcext:value-type="float">
            <text:p>1011.1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294.40</text:p>
          </table:table-cell>
          <table:table-cell office:value-type="float" office:value="60626" calcext:value-type="float">
            <text:p>60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11:46:15</text:p>
          </table:table-cell>
          <table:table-cell office:value-type="float" office:value="71459" calcext:value-type="float">
            <text:p>71459</text:p>
          </table:table-cell>
          <table:table-cell office:value-type="string" calcext:value-type="string">
            <text:p>59.96</text:p>
          </table:table-cell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1191.78" calcext:value-type="float">
            <text:p>1191.78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94.38</text:p>
          </table:table-cell>
          <table:table-cell office:value-type="float" office:value="71459" calcext:value-type="float">
            <text:p>714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0:50:29</text:p>
          </table:table-cell>
          <table:table-cell office:value-type="float" office:value="61165" calcext:value-type="float">
            <text:p>61165</text:p>
          </table:table-cell>
          <table:table-cell office:value-type="string" calcext:value-type="string">
            <text:p>59.96</text:p>
          </table:table-cell>
          <table:table-cell office:value-type="float" office:value="11" calcext:value-type="float">
            <text:p>11</text:p>
          </table:table-cell>
          <table:table-cell office:value-type="float" office:value="0.38" calcext:value-type="float">
            <text:p>0.38</text:p>
          </table:table-cell>
          <table:table-cell office:value-type="float" office:value="1020.1" calcext:value-type="float">
            <text:p>1020.1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389.59</text:p>
          </table:table-cell>
          <table:table-cell office:value-type="float" office:value="61165" calcext:value-type="float">
            <text:p>61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11:52:15</text:p>
          </table:table-cell>
          <table:table-cell office:value-type="float" office:value="75152" calcext:value-type="float">
            <text:p>75152</text:p>
          </table:table-cell>
          <table:table-cell office:value-type="string" calcext:value-type="string">
            <text:p>59.95</text:p>
          </table:table-cell>
          <table:table-cell office:value-type="float" office:value="14" calcext:value-type="float">
            <text:p>14</text:p>
          </table:table-cell>
          <table:table-cell office:value-type="float" office:value="0.31" calcext:value-type="float">
            <text:p>0.31</text:p>
          </table:table-cell>
          <table:table-cell office:value-type="float" office:value="1253.58" calcext:value-type="float">
            <text:p>1253.58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388.56</text:p>
          </table:table-cell>
          <table:table-cell office:value-type="float" office:value="75152" calcext:value-type="float">
            <text:p>751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0:56:29</text:p>
          </table:table-cell>
          <table:table-cell office:value-type="float" office:value="55159" calcext:value-type="float">
            <text:p>55159</text:p>
          </table:table-cell>
          <table:table-cell office:value-type="string" calcext:value-type="string">
            <text:p>60.04</text:p>
          </table:table-cell>
          <table:table-cell office:value-type="float" office:value="10" calcext:value-type="float">
            <text:p>10</text:p>
          </table:table-cell>
          <table:table-cell office:value-type="float" office:value="0.52" calcext:value-type="float">
            <text:p>0.52</text:p>
          </table:table-cell>
          <table:table-cell office:value-type="float" office:value="918.7" calcext:value-type="float">
            <text:p>918.7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81.28</text:p>
          </table:table-cell>
          <table:table-cell office:value-type="float" office:value="55159" calcext:value-type="float">
            <text:p>55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-06-2811:58:15</text:p>
          </table:table-cell>
          <table:table-cell office:value-type="float" office:value="72151" calcext:value-type="float">
            <text:p>72151</text:p>
          </table:table-cell>
          <table:table-cell office:value-type="string" calcext:value-type="string">
            <text:p>59.91</text:p>
          </table:table-cell>
          <table:table-cell office:value-type="float" office:value="13" calcext:value-type="float">
            <text:p>13</text:p>
          </table:table-cell>
          <table:table-cell office:value-type="float" office:value="0.38" calcext:value-type="float">
            <text:p>0.38</text:p>
          </table:table-cell>
          <table:table-cell office:value-type="float" office:value="1204.32" calcext:value-type="float">
            <text:p>1204.3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461.61</text:p>
          </table:table-cell>
          <table:table-cell office:value-type="float" office:value="72151" calcext:value-type="float">
            <text:p>7215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1:02:29</text:p>
          </table:table-cell>
          <table:table-cell office:value-type="float" office:value="52080" calcext:value-type="float">
            <text:p>52080</text:p>
          </table:table-cell>
          <table:table-cell office:value-type="string" calcext:value-type="string">
            <text:p>59.79</text:p>
          </table:table-cell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871.05" calcext:value-type="float">
            <text:p>871.0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563.34</text:p>
          </table:table-cell>
          <table:table-cell office:value-type="float" office:value="52080" calcext:value-type="float">
            <text:p>520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8-06-2812:04:15</text:p>
          </table:table-cell>
          <table:table-cell office:value-type="float" office:value="63964" calcext:value-type="float">
            <text:p>63964</text:p>
          </table:table-cell>
          <table:table-cell office:value-type="string" calcext:value-type="string">
            <text:p>59.95</text:p>
          </table:table-cell>
          <table:table-cell office:value-type="float" office:value="12" calcext:value-type="float">
            <text:p>12</text:p>
          </table:table-cell>
          <table:table-cell office:value-type="float" office:value="0.53" calcext:value-type="float">
            <text:p>0.53</text:p>
          </table:table-cell>
          <table:table-cell office:value-type="float" office:value="1066.96" calcext:value-type="float">
            <text:p>1066.96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569.44</text:p>
          </table:table-cell>
          <table:table-cell office:value-type="float" office:value="63964" calcext:value-type="float">
            <text:p>639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1:08:29</text:p>
          </table:table-cell>
          <table:table-cell office:value-type="float" office:value="54401" calcext:value-type="float">
            <text:p>54401</text:p>
          </table:table-cell>
          <table:table-cell office:value-type="string" calcext:value-type="string">
            <text:p>59.94</text:p>
          </table:table-cell>
          <table:table-cell office:value-type="float" office:value="10" calcext:value-type="float">
            <text:p>10</text:p>
          </table:table-cell>
          <table:table-cell office:value-type="float" office:value="0.71" calcext:value-type="float">
            <text:p>0.71</text:p>
          </table:table-cell>
          <table:table-cell office:value-type="float" office:value="907.59" calcext:value-type="float">
            <text:p>907.59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646.27</text:p>
          </table:table-cell>
          <table:table-cell office:value-type="float" office:value="54401" calcext:value-type="float">
            <text:p>544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8-06-2812:10:15</text:p>
          </table:table-cell>
          <table:table-cell office:value-type="float" office:value="52918" calcext:value-type="float">
            <text:p>52918</text:p>
          </table:table-cell>
          <table:table-cell office:value-type="string" calcext:value-type="string">
            <text:p>59.89</text:p>
          </table:table-cell>
          <table:table-cell office:value-type="float" office:value="10" calcext:value-type="float">
            <text:p>10</text:p>
          </table:table-cell>
          <table:table-cell office:value-type="float" office:value="0.72" calcext:value-type="float">
            <text:p>0.72</text:p>
          </table:table-cell>
          <table:table-cell office:value-type="float" office:value="883.59" calcext:value-type="float">
            <text:p>883.59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635.73</text:p>
          </table:table-cell>
          <table:table-cell office:value-type="float" office:value="52918" calcext:value-type="float">
            <text:p>52918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1:14:29</text:p>
          </table:table-cell>
          <table:table-cell office:value-type="float" office:value="53344" calcext:value-type="float">
            <text:p>53344</text:p>
          </table:table-cell>
          <table:table-cell office:value-type="string" calcext:value-type="string">
            <text:p>59.83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891.59" calcext:value-type="float">
            <text:p>891.59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733.67</text:p>
          </table:table-cell>
          <table:table-cell office:value-type="float" office:value="53344" calcext:value-type="float">
            <text:p>533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8-06-2812:16:15</text:p>
          </table:table-cell>
          <table:table-cell office:value-type="float" office:value="67087" calcext:value-type="float">
            <text:p>67087</text:p>
          </table:table-cell>
          <table:table-cell office:value-type="string" calcext:value-type="string">
            <text:p>59.89</text:p>
          </table:table-cell>
          <table:table-cell office:value-type="float" office:value="12" calcext:value-type="float">
            <text:p>12</text:p>
          </table:table-cell>
          <table:table-cell office:value-type="float" office:value="0.66" calcext:value-type="float">
            <text:p>0.66</text:p>
          </table:table-cell>
          <table:table-cell office:value-type="float" office:value="1120.17" calcext:value-type="float">
            <text:p>1120.17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740.63</text:p>
          </table:table-cell>
          <table:table-cell office:value-type="float" office:value="67087" calcext:value-type="float">
            <text:p>6708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1:20:29</text:p>
          </table:table-cell>
          <table:table-cell office:value-type="float" office:value="51704" calcext:value-type="float">
            <text:p>51704</text:p>
          </table:table-cell>
          <table:table-cell office:value-type="string" calcext:value-type="string">
            <text:p>60.00</text:p>
          </table:table-cell>
          <table:table-cell office:value-type="float" office:value="9" calcext:value-type="float">
            <text:p>9</text:p>
          </table:table-cell>
          <table:table-cell office:value-type="float" office:value="0.94" calcext:value-type="float">
            <text:p>0.94</text:p>
          </table:table-cell>
          <table:table-cell office:value-type="float" office:value="861.73" calcext:value-type="float">
            <text:p>861.7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812.15</text:p>
          </table:table-cell>
          <table:table-cell office:value-type="float" office:value="51704" calcext:value-type="float">
            <text:p>5170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18-06-2812:22:15</text:p>
          </table:table-cell>
          <table:table-cell office:value-type="float" office:value="68423" calcext:value-type="float">
            <text:p>68423</text:p>
          </table:table-cell>
          <table:table-cell office:value-type="string" calcext:value-type="string">
            <text:p>59.85</text:p>
          </table:table-cell>
          <table:table-cell office:value-type="float" office:value="13" calcext:value-type="float">
            <text:p>13</text:p>
          </table:table-cell>
          <table:table-cell office:value-type="float" office:value="0.73" calcext:value-type="float">
            <text:p>0.73</text:p>
          </table:table-cell>
          <table:table-cell office:value-type="float" office:value="1143.24" calcext:value-type="float">
            <text:p>1143.2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831.99</text:p>
          </table:table-cell>
          <table:table-cell office:value-type="float" office:value="68423" calcext:value-type="float">
            <text:p>6842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11:26:29</text:p>
          </table:table-cell>
          <table:table-cell office:value-type="float" office:value="48344" calcext:value-type="float">
            <text:p>48344</text:p>
          </table:table-cell>
          <table:table-cell office:value-type="string" calcext:value-type="string">
            <text:p>59.99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805.87" calcext:value-type="float">
            <text:p>805.8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862.25</text:p>
          </table:table-cell>
          <table:table-cell office:value-type="float" office:value="48344" calcext:value-type="float">
            <text:p>4834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018-06-2812:28:15</text:p>
          </table:table-cell>
          <table:table-cell office:value-type="float" office:value="67052" calcext:value-type="float">
            <text:p>67052</text:p>
          </table:table-cell>
          <table:table-cell office:value-type="string" calcext:value-type="string">
            <text:p>59.85</text:p>
          </table:table-cell>
          <table:table-cell office:value-type="float" office:value="12" calcext:value-type="float">
            <text:p>12</text:p>
          </table:table-cell>
          <table:table-cell office:value-type="float" office:value="0.76" calcext:value-type="float">
            <text:p>0.76</text:p>
          </table:table-cell>
          <table:table-cell office:value-type="float" office:value="1120.33" calcext:value-type="float">
            <text:p>1120.33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852.37</text:p>
          </table:table-cell>
          <table:table-cell office:value-type="float" office:value="67052" calcext:value-type="float">
            <text:p>67052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0" table:number-rows-spanned="2">
            <text:p>EXECUÇÃO3</text:p>
          </table:table-cell>
          <table:covered-table-cell table:number-columns-repeated="18" table:style-name="ce22"/>
          <table:covered-table-cell table:style-name="ce45"/>
          <table:table-cell table:number-columns-repeated="2"/>
        </table:table-row>
        <table:table-row table:style-name="ro1">
          <table:covered-table-cell table:style-name="ce14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BalanceadorcomRoundRobin</text:p>
          </table:table-cell>
          <table:covered-table-cell table:number-columns-repeated="8" table:style-name="ce18"/>
          <table:covered-table-cell table:style-name="ce30"/>
          <table:table-cell table:style-name="ce36" office:value-type="string" calcext:value-type="string" table:number-columns-spanned="10" table:number-rows-spanned="1">
            <text:p>BalanceadorcomendereçoIPdeorigem</text:p>
          </table:table-cell>
          <table:covered-table-cell table:number-columns-repeated="8" table:style-name="ce18"/>
          <table:covered-table-cell table:style-name="ce30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CLIENTE1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table-cell table:style-name="ce37" office:value-type="string" calcext:value-type="string" table:number-columns-spanned="10" table:number-rows-spanned="1">
            <text:p>CLIENTE1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style-name="ce10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2018-06-3000:22:44</text:p>
          </table:table-cell>
          <table:table-cell office:value-type="float" office:value="46689" calcext:value-type="float">
            <text:p>46689</text:p>
          </table:table-cell>
          <table:table-cell office:value-type="string" calcext:value-type="string">
            <text:p>59.51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13" calcext:value-type="float">
            <text:p>0.13</text:p>
          </table:table-cell>
          <table:table-cell office:value-type="float" office:value="784.56" calcext:value-type="float">
            <text:p>784.5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9.47</text:p>
          </table:table-cell>
          <table:table-cell office:value-type="float" office:value="46689" calcext:value-type="float">
            <text:p>46689</text:p>
          </table:table-cell>
          <table:table-cell office:value-type="float" office:value="10" calcext:value-type="float">
            <text:p>10</text:p>
          </table:table-cell>
          <table:table-cell table:style-name="ce39" office:value-type="string" calcext:value-type="string">
            <text:p>2018-06-3001:29:07</text:p>
          </table:table-cell>
          <table:table-cell office:value-type="float" office:value="45926" calcext:value-type="float">
            <text:p>45926</text:p>
          </table:table-cell>
          <table:table-cell office:value-type="string" calcext:value-type="string">
            <text:p>59.86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13" calcext:value-type="float">
            <text:p>0.13</text:p>
          </table:table-cell>
          <table:table-cell table:style-name="ce43" office:value-type="float" office:value="767.22" calcext:value-type="float">
            <text:p>767.2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9.70</text:p>
          </table:table-cell>
          <table:table-cell office:value-type="float" office:value="45926" calcext:value-type="float">
            <text:p>459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2018-06-3000:28:44</text:p>
          </table:table-cell>
          <table:table-cell office:value-type="float" office:value="46162" calcext:value-type="float">
            <text:p>46162</text:p>
          </table:table-cell>
          <table:table-cell office:value-type="string" calcext:value-type="string">
            <text:p>59.93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26" calcext:value-type="float">
            <text:p>0.26</text:p>
          </table:table-cell>
          <table:table-cell office:value-type="float" office:value="770.27" calcext:value-type="float">
            <text:p>770.2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97.73</text:p>
          </table:table-cell>
          <table:table-cell office:value-type="float" office:value="46162" calcext:value-type="float">
            <text:p>46162</text:p>
          </table:table-cell>
          <table:table-cell office:value-type="float" office:value="31" calcext:value-type="float">
            <text:p>31</text:p>
          </table:table-cell>
          <table:table-cell table:style-name="ce39" office:value-type="string" calcext:value-type="string">
            <text:p>2018-06-3001:35:07</text:p>
          </table:table-cell>
          <table:table-cell office:value-type="float" office:value="47205" calcext:value-type="float">
            <text:p>47205</text:p>
          </table:table-cell>
          <table:table-cell office:value-type="string" calcext:value-type="string">
            <text:p>59.97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0.25" calcext:value-type="float">
            <text:p>0.25</text:p>
          </table:table-cell>
          <table:table-cell table:style-name="ce43" office:value-type="float" office:value="787.14" calcext:value-type="float">
            <text:p>787.1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98.16</text:p>
          </table:table-cell>
          <table:table-cell office:value-type="float" office:value="47205" calcext:value-type="float">
            <text:p>472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2018-06-3000:34:44</text:p>
          </table:table-cell>
          <table:table-cell office:value-type="float" office:value="45599" calcext:value-type="float">
            <text:p>45599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39" calcext:value-type="float">
            <text:p>0.39</text:p>
          </table:table-cell>
          <table:table-cell office:value-type="float" office:value="760.49" calcext:value-type="float">
            <text:p>760.4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95.68</text:p>
          </table:table-cell>
          <table:table-cell office:value-type="float" office:value="45599" calcext:value-type="float">
            <text:p>45599</text:p>
          </table:table-cell>
          <table:table-cell office:value-type="float" office:value="75" calcext:value-type="float">
            <text:p>75</text:p>
          </table:table-cell>
          <table:table-cell table:style-name="ce39" office:value-type="string" calcext:value-type="string">
            <text:p>2018-06-3001:41:07</text:p>
          </table:table-cell>
          <table:table-cell office:value-type="float" office:value="47244" calcext:value-type="float">
            <text:p>47244</text:p>
          </table:table-cell>
          <table:table-cell office:value-type="string" calcext:value-type="string">
            <text:p>59.96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0.38" calcext:value-type="float">
            <text:p>0.38</text:p>
          </table:table-cell>
          <table:table-cell table:style-name="ce43" office:value-type="float" office:value="787.93" calcext:value-type="float">
            <text:p>787.9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96.83</text:p>
          </table:table-cell>
          <table:table-cell office:value-type="float" office:value="47244" calcext:value-type="float">
            <text:p>472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2018-06-3000:40:44</text:p>
          </table:table-cell>
          <table:table-cell office:value-type="float" office:value="44637" calcext:value-type="float">
            <text:p>44637</text:p>
          </table:table-cell>
          <table:table-cell office:value-type="string" calcext:value-type="string">
            <text:p>59.99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53" calcext:value-type="float">
            <text:p>0.53</text:p>
          </table:table-cell>
          <table:table-cell office:value-type="float" office:value="744.07" calcext:value-type="float">
            <text:p>744.0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91.17</text:p>
          </table:table-cell>
          <table:table-cell office:value-type="float" office:value="44637" calcext:value-type="float">
            <text:p>44637</text:p>
          </table:table-cell>
          <table:table-cell office:value-type="float" office:value="71" calcext:value-type="float">
            <text:p>71</text:p>
          </table:table-cell>
          <table:table-cell table:style-name="ce39" office:value-type="string" calcext:value-type="string">
            <text:p>2018-06-3001:47:07</text:p>
          </table:table-cell>
          <table:table-cell office:value-type="float" office:value="45768" calcext:value-type="float">
            <text:p>45768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51" calcext:value-type="float">
            <text:p>0.51</text:p>
          </table:table-cell>
          <table:table-cell table:style-name="ce43" office:value-type="float" office:value="763.31" calcext:value-type="float">
            <text:p>763.3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86.37</text:p>
          </table:table-cell>
          <table:table-cell office:value-type="float" office:value="45768" calcext:value-type="float">
            <text:p>457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2018-06-3000:46:44</text:p>
          </table:table-cell>
          <table:table-cell office:value-type="float" office:value="45475" calcext:value-type="float">
            <text:p>45475</text:p>
          </table:table-cell>
          <table:table-cell office:value-type="string" calcext:value-type="string">
            <text:p>59.91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64" calcext:value-type="float">
            <text:p>0.64</text:p>
          </table:table-cell>
          <table:table-cell office:value-type="float" office:value="759.06" calcext:value-type="float">
            <text:p>759.0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83.70</text:p>
          </table:table-cell>
          <table:table-cell office:value-type="float" office:value="45475" calcext:value-type="float">
            <text:p>45475</text:p>
          </table:table-cell>
          <table:table-cell office:value-type="float" office:value="99" calcext:value-type="float">
            <text:p>99</text:p>
          </table:table-cell>
          <table:table-cell table:style-name="ce39" office:value-type="string" calcext:value-type="string">
            <text:p>2018-06-3001:53:07</text:p>
          </table:table-cell>
          <table:table-cell office:value-type="float" office:value="46022" calcext:value-type="float">
            <text:p>46022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63" calcext:value-type="float">
            <text:p>0.63</text:p>
          </table:table-cell>
          <table:table-cell table:style-name="ce43" office:value-type="float" office:value="767.55" calcext:value-type="float">
            <text:p>767.5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84.81</text:p>
          </table:table-cell>
          <table:table-cell office:value-type="float" office:value="46022" calcext:value-type="float">
            <text:p>4602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2018-06-3000:52:44</text:p>
          </table:table-cell>
          <table:table-cell office:value-type="float" office:value="46514" calcext:value-type="float">
            <text:p>46514</text:p>
          </table:table-cell>
          <table:table-cell office:value-type="string" calcext:value-type="string">
            <text:p>59.94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74" calcext:value-type="float">
            <text:p>0.74</text:p>
          </table:table-cell>
          <table:table-cell office:value-type="float" office:value="776.01" calcext:value-type="float">
            <text:p>776.0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76.22</text:p>
          </table:table-cell>
          <table:table-cell office:value-type="float" office:value="46514" calcext:value-type="float">
            <text:p>46514</text:p>
          </table:table-cell>
          <table:table-cell office:value-type="float" office:value="222" calcext:value-type="float">
            <text:p>222</text:p>
          </table:table-cell>
          <table:table-cell table:style-name="ce39" office:value-type="string" calcext:value-type="string">
            <text:p>2018-06-3001:59:07</text:p>
          </table:table-cell>
          <table:table-cell office:value-type="float" office:value="44224" calcext:value-type="float">
            <text:p>44224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78" calcext:value-type="float">
            <text:p>0.78</text:p>
          </table:table-cell>
          <table:table-cell table:style-name="ce43" office:value-type="float" office:value="737.56" calcext:value-type="float">
            <text:p>737.5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73.36</text:p>
          </table:table-cell>
          <table:table-cell office:value-type="float" office:value="44224" calcext:value-type="float">
            <text:p>4422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2018-06-3000:58:44</text:p>
          </table:table-cell>
          <table:table-cell office:value-type="float" office:value="43822" calcext:value-type="float">
            <text:p>43822</text:p>
          </table:table-cell>
          <table:table-cell office:value-type="string" calcext:value-type="string">
            <text:p>59.93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91" calcext:value-type="float">
            <text:p>0.91</text:p>
          </table:table-cell>
          <table:table-cell office:value-type="float" office:value="731.22" calcext:value-type="float">
            <text:p>731.2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65.87</text:p>
          </table:table-cell>
          <table:table-cell office:value-type="float" office:value="43822" calcext:value-type="float">
            <text:p>43822</text:p>
          </table:table-cell>
          <table:table-cell office:value-type="float" office:value="353" calcext:value-type="float">
            <text:p>353</text:p>
          </table:table-cell>
          <table:table-cell table:style-name="ce39" office:value-type="string" calcext:value-type="string">
            <text:p>2018-06-3002:05:07</text:p>
          </table:table-cell>
          <table:table-cell office:value-type="float" office:value="44513" calcext:value-type="float">
            <text:p>44513</text:p>
          </table:table-cell>
          <table:table-cell office:value-type="string" calcext:value-type="string">
            <text:p>59.92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89" calcext:value-type="float">
            <text:p>0.89</text:p>
          </table:table-cell>
          <table:table-cell table:style-name="ce43" office:value-type="float" office:value="742.87" calcext:value-type="float">
            <text:p>742.8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64.17</text:p>
          </table:table-cell>
          <table:table-cell office:value-type="float" office:value="44513" calcext:value-type="float">
            <text:p>44513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2018-06-3001:04:44</text:p>
          </table:table-cell>
          <table:table-cell office:value-type="float" office:value="41577" calcext:value-type="float">
            <text:p>41577</text:p>
          </table:table-cell>
          <table:table-cell office:value-type="string" calcext:value-type="string">
            <text:p>59.89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.06" calcext:value-type="float">
            <text:p>1.06</text:p>
          </table:table-cell>
          <table:table-cell office:value-type="float" office:value="694.22" calcext:value-type="float">
            <text:p>694.2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738.82</text:p>
          </table:table-cell>
          <table:table-cell office:value-type="float" office:value="41577" calcext:value-type="float">
            <text:p>41577</text:p>
          </table:table-cell>
          <table:table-cell office:value-type="float" office:value="307" calcext:value-type="float">
            <text:p>307</text:p>
          </table:table-cell>
          <table:table-cell table:style-name="ce39" office:value-type="string" calcext:value-type="string">
            <text:p>2018-06-3002:11:07</text:p>
          </table:table-cell>
          <table:table-cell office:value-type="float" office:value="43589" calcext:value-type="float">
            <text:p>43589</text:p>
          </table:table-cell>
          <table:table-cell office:value-type="string" calcext:value-type="string">
            <text:p>59.93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1.03" calcext:value-type="float">
            <text:p>1.03</text:p>
          </table:table-cell>
          <table:table-cell table:style-name="ce43" office:value-type="float" office:value="727.33" calcext:value-type="float">
            <text:p>727.3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45.76</text:p>
          </table:table-cell>
          <table:table-cell office:value-type="float" office:value="43589" calcext:value-type="float">
            <text:p>43589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2018-06-3001:10:44</text:p>
          </table:table-cell>
          <table:table-cell office:value-type="float" office:value="42958" calcext:value-type="float">
            <text:p>42958</text:p>
          </table:table-cell>
          <table:table-cell office:value-type="string" calcext:value-type="string">
            <text:p>59.90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1.16" calcext:value-type="float">
            <text:p>1.16</text:p>
          </table:table-cell>
          <table:table-cell office:value-type="float" office:value="717.16" calcext:value-type="float">
            <text:p>717.1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29.28</text:p>
          </table:table-cell>
          <table:table-cell office:value-type="float" office:value="42958" calcext:value-type="float">
            <text:p>42958</text:p>
          </table:table-cell>
          <table:table-cell office:value-type="float" office:value="327" calcext:value-type="float">
            <text:p>327</text:p>
          </table:table-cell>
          <table:table-cell table:style-name="ce39" office:value-type="string" calcext:value-type="string">
            <text:p>2018-06-3002:17:07</text:p>
          </table:table-cell>
          <table:table-cell office:value-type="float" office:value="42399" calcext:value-type="float">
            <text:p>42399</text:p>
          </table:table-cell>
          <table:table-cell office:value-type="string" calcext:value-type="string">
            <text:p>59.82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1.17" calcext:value-type="float">
            <text:p>1.17</text:p>
          </table:table-cell>
          <table:table-cell table:style-name="ce43" office:value-type="float" office:value="708.78" calcext:value-type="float">
            <text:p>708.7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30.36</text:p>
          </table:table-cell>
          <table:table-cell office:value-type="float" office:value="42399" calcext:value-type="float">
            <text:p>42399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2018-06-3001:16:44</text:p>
          </table:table-cell>
          <table:table-cell office:value-type="float" office:value="42776" calcext:value-type="float">
            <text:p>42776</text:p>
          </table:table-cell>
          <table:table-cell office:value-type="string" calcext:value-type="string">
            <text:p>59.94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1.27" calcext:value-type="float">
            <text:p>1.27</text:p>
          </table:table-cell>
          <table:table-cell office:value-type="float" office:value="713.65" calcext:value-type="float">
            <text:p>713.6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04.52</text:p>
          </table:table-cell>
          <table:table-cell office:value-type="float" office:value="42776" calcext:value-type="float">
            <text:p>42776</text:p>
          </table:table-cell>
          <table:table-cell office:value-type="float" office:value="411" calcext:value-type="float">
            <text:p>411</text:p>
          </table:table-cell>
          <table:table-cell table:style-name="ce39" office:value-type="string" calcext:value-type="string">
            <text:p>2018-06-3002:23:07</text:p>
          </table:table-cell>
          <table:table-cell office:value-type="float" office:value="43796" calcext:value-type="float">
            <text:p>43796</text:p>
          </table:table-cell>
          <table:table-cell office:value-type="string" calcext:value-type="string">
            <text:p>59.87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1.24" calcext:value-type="float">
            <text:p>1.24</text:p>
          </table:table-cell>
          <table:table-cell table:style-name="ce43" office:value-type="float" office:value="731.52" calcext:value-type="float">
            <text:p>731.5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04.57</text:p>
          </table:table-cell>
          <table:table-cell office:value-type="float" office:value="43796" calcext:value-type="float">
            <text:p>43796</text:p>
          </table:table-cell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CLIENTE2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table-cell table:style-name="ce37" office:value-type="string" calcext:value-type="string" table:number-columns-spanned="10" table:number-rows-spanned="1">
            <text:p>CLIENTE2</text:p>
          </table:table-cell>
          <table:covered-table-cell table:number-columns-repeated="3"/>
          <table:covered-table-cell table:style-name="Default"/>
          <table:covered-table-cell table:number-columns-repeated="5"/>
          <table:table-cell table:number-columns-repeated="2"/>
        </table:table-row>
        <table:table-row table:style-name="ro1">
          <table:table-cell table:style-name="ce3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style-name="ce10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30/06/201800:22:44</text:p>
          </table:table-cell>
          <table:table-cell office:value-type="float" office:value="48138" calcext:value-type="float">
            <text:p>48138</text:p>
          </table:table-cell>
          <table:table-cell office:value-type="string" calcext:value-type="string">
            <text:p>59.44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0.12" calcext:value-type="float">
            <text:p>0.12</text:p>
          </table:table-cell>
          <table:table-cell office:value-type="float" office:value="809.86" calcext:value-type="float">
            <text:p>809.8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99.28</text:p>
          </table:table-cell>
          <table:table-cell office:value-type="float" office:value="48138" calcext:value-type="float">
            <text:p>48138</text:p>
          </table:table-cell>
          <table:table-cell office:value-type="float" office:value="6" calcext:value-type="float">
            <text:p>6</text:p>
          </table:table-cell>
          <table:table-cell table:style-name="ce40" office:value-type="string" calcext:value-type="string">
            <text:p>30/06/201801:29:07</text:p>
          </table:table-cell>
          <table:table-cell office:value-type="float" office:value="46058" calcext:value-type="float">
            <text:p>46058</text:p>
          </table:table-cell>
          <table:table-cell office:value-type="string" calcext:value-type="string">
            <text:p>59.80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13" calcext:value-type="float">
            <text:p>0.13</text:p>
          </table:table-cell>
          <table:table-cell table:style-name="ce43" office:value-type="float" office:value="770.2" calcext:value-type="float">
            <text:p>770.2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9.10</text:p>
          </table:table-cell>
          <table:table-cell office:value-type="float" office:value="46058" calcext:value-type="float">
            <text:p>460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30/06/201800:28:44</text:p>
          </table:table-cell>
          <table:table-cell office:value-type="float" office:value="47690" calcext:value-type="float">
            <text:p>47690</text:p>
          </table:table-cell>
          <table:table-cell office:value-type="string" calcext:value-type="string">
            <text:p>59.97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0.25" calcext:value-type="float">
            <text:p>0.25</text:p>
          </table:table-cell>
          <table:table-cell office:value-type="float" office:value="795.23" calcext:value-type="float">
            <text:p>795.2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98.13</text:p>
          </table:table-cell>
          <table:table-cell office:value-type="float" office:value="47690" calcext:value-type="float">
            <text:p>47690</text:p>
          </table:table-cell>
          <table:table-cell office:value-type="float" office:value="49" calcext:value-type="float">
            <text:p>49</text:p>
          </table:table-cell>
          <table:table-cell table:style-name="ce40" office:value-type="string" calcext:value-type="string">
            <text:p>30/06/201801:35:07</text:p>
          </table:table-cell>
          <table:table-cell office:value-type="float" office:value="47444" calcext:value-type="float">
            <text:p>47444</text:p>
          </table:table-cell>
          <table:table-cell office:value-type="string" calcext:value-type="string">
            <text:p>59.95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0.25" calcext:value-type="float">
            <text:p>0.25</text:p>
          </table:table-cell>
          <table:table-cell table:style-name="ce43" office:value-type="float" office:value="791.39" calcext:value-type="float">
            <text:p>791.39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97.67</text:p>
          </table:table-cell>
          <table:table-cell office:value-type="float" office:value="47444" calcext:value-type="float">
            <text:p>474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30/06/201800:34:44</text:p>
          </table:table-cell>
          <table:table-cell office:value-type="float" office:value="45514" calcext:value-type="float">
            <text:p>45514</text:p>
          </table:table-cell>
          <table:table-cell office:value-type="string" calcext:value-type="string">
            <text:p>59.97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39" calcext:value-type="float">
            <text:p>0.39</text:p>
          </table:table-cell>
          <table:table-cell office:value-type="float" office:value="758.95" calcext:value-type="float">
            <text:p>758.9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93.20</text:p>
          </table:table-cell>
          <table:table-cell office:value-type="float" office:value="45514" calcext:value-type="float">
            <text:p>45514</text:p>
          </table:table-cell>
          <table:table-cell office:value-type="float" office:value="76" calcext:value-type="float">
            <text:p>76</text:p>
          </table:table-cell>
          <table:table-cell table:style-name="ce40" office:value-type="string" calcext:value-type="string">
            <text:p>30/06/201801:41:07</text:p>
          </table:table-cell>
          <table:table-cell office:value-type="float" office:value="47742" calcext:value-type="float">
            <text:p>47742</text:p>
          </table:table-cell>
          <table:table-cell office:value-type="string" calcext:value-type="string">
            <text:p>59.94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0.37" calcext:value-type="float">
            <text:p>0.37</text:p>
          </table:table-cell>
          <table:table-cell table:style-name="ce43" office:value-type="float" office:value="796.5" calcext:value-type="float">
            <text:p>796.5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94.27</text:p>
          </table:table-cell>
          <table:table-cell office:value-type="float" office:value="47742" calcext:value-type="float">
            <text:p>477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30/06/201800:40:44</text:p>
          </table:table-cell>
          <table:table-cell office:value-type="float" office:value="43510" calcext:value-type="float">
            <text:p>43510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54" calcext:value-type="float">
            <text:p>0.54</text:p>
          </table:table-cell>
          <table:table-cell office:value-type="float" office:value="725.65" calcext:value-type="float">
            <text:p>725.6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88.64</text:p>
          </table:table-cell>
          <table:table-cell office:value-type="float" office:value="43510" calcext:value-type="float">
            <text:p>43510</text:p>
          </table:table-cell>
          <table:table-cell office:value-type="float" office:value="84" calcext:value-type="float">
            <text:p>84</text:p>
          </table:table-cell>
          <table:table-cell table:style-name="ce40" office:value-type="string" calcext:value-type="string">
            <text:p>30/06/201801:47:07</text:p>
          </table:table-cell>
          <table:table-cell office:value-type="float" office:value="46905" calcext:value-type="float">
            <text:p>46905</text:p>
          </table:table-cell>
          <table:table-cell office:value-type="string" calcext:value-type="string">
            <text:p>59.95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5" calcext:value-type="float">
            <text:p>0.50</text:p>
          </table:table-cell>
          <table:table-cell table:style-name="ce43" office:value-type="float" office:value="782.4" calcext:value-type="float">
            <text:p>782.4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90.33</text:p>
          </table:table-cell>
          <table:table-cell office:value-type="float" office:value="46905" calcext:value-type="float">
            <text:p>469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30/06/201800:46:44</text:p>
          </table:table-cell>
          <table:table-cell office:value-type="float" office:value="45566" calcext:value-type="float">
            <text:p>45566</text:p>
          </table:table-cell>
          <table:table-cell office:value-type="string" calcext:value-type="string">
            <text:p>59.92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63" calcext:value-type="float">
            <text:p>0.63</text:p>
          </table:table-cell>
          <table:table-cell office:value-type="float" office:value="760.45" calcext:value-type="float">
            <text:p>760.4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81.49</text:p>
          </table:table-cell>
          <table:table-cell office:value-type="float" office:value="45566" calcext:value-type="float">
            <text:p>45566</text:p>
          </table:table-cell>
          <table:table-cell office:value-type="float" office:value="144" calcext:value-type="float">
            <text:p>144</text:p>
          </table:table-cell>
          <table:table-cell table:style-name="ce40" office:value-type="string" calcext:value-type="string">
            <text:p>30/06/201801:53:07</text:p>
          </table:table-cell>
          <table:table-cell office:value-type="float" office:value="44850" calcext:value-type="float">
            <text:p>44850</text:p>
          </table:table-cell>
          <table:table-cell office:value-type="string" calcext:value-type="string">
            <text:p>59.95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65" calcext:value-type="float">
            <text:p>0.65</text:p>
          </table:table-cell>
          <table:table-cell table:style-name="ce43" office:value-type="float" office:value="748.12" calcext:value-type="float">
            <text:p>748.1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84.65</text:p>
          </table:table-cell>
          <table:table-cell office:value-type="float" office:value="44850" calcext:value-type="float">
            <text:p>4485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30/06/201800:52:44</text:p>
          </table:table-cell>
          <table:table-cell office:value-type="float" office:value="44910" calcext:value-type="float">
            <text:p>44910</text:p>
          </table:table-cell>
          <table:table-cell office:value-type="string" calcext:value-type="string">
            <text:p>59.95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76" calcext:value-type="float">
            <text:p>0.76</text:p>
          </table:table-cell>
          <table:table-cell office:value-type="float" office:value="749.12" calcext:value-type="float">
            <text:p>749.1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73.02</text:p>
          </table:table-cell>
          <table:table-cell office:value-type="float" office:value="44910" calcext:value-type="float">
            <text:p>44910</text:p>
          </table:table-cell>
          <table:table-cell office:value-type="float" office:value="202" calcext:value-type="float">
            <text:p>202</text:p>
          </table:table-cell>
          <table:table-cell table:style-name="ce40" office:value-type="string" calcext:value-type="string">
            <text:p>30/06/201801:59:07</text:p>
          </table:table-cell>
          <table:table-cell office:value-type="float" office:value="43985" calcext:value-type="float">
            <text:p>43985</text:p>
          </table:table-cell>
          <table:table-cell office:value-type="string" calcext:value-type="string">
            <text:p>59.93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78" calcext:value-type="float">
            <text:p>0.78</text:p>
          </table:table-cell>
          <table:table-cell table:style-name="ce43" office:value-type="float" office:value="733.94" calcext:value-type="float">
            <text:p>733.9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69.51</text:p>
          </table:table-cell>
          <table:table-cell office:value-type="float" office:value="43985" calcext:value-type="float">
            <text:p>43985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30/06/201800:58:44</text:p>
          </table:table-cell>
          <table:table-cell office:value-type="float" office:value="42666" calcext:value-type="float">
            <text:p>42666</text:p>
          </table:table-cell>
          <table:table-cell office:value-type="string" calcext:value-type="string">
            <text:p>59.93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94" calcext:value-type="float">
            <text:p>0.94</text:p>
          </table:table-cell>
          <table:table-cell office:value-type="float" office:value="711.93" calcext:value-type="float">
            <text:p>711.9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66.64</text:p>
          </table:table-cell>
          <table:table-cell office:value-type="float" office:value="42666" calcext:value-type="float">
            <text:p>42666</text:p>
          </table:table-cell>
          <table:table-cell office:value-type="float" office:value="276" calcext:value-type="float">
            <text:p>276</text:p>
          </table:table-cell>
          <table:table-cell table:style-name="ce40" office:value-type="string" calcext:value-type="string">
            <text:p>30/06/201802:05:07</text:p>
          </table:table-cell>
          <table:table-cell office:value-type="float" office:value="45026" calcext:value-type="float">
            <text:p>45026</text:p>
          </table:table-cell>
          <table:table-cell office:value-type="string" calcext:value-type="string">
            <text:p>59.90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88" calcext:value-type="float">
            <text:p>0.88</text:p>
          </table:table-cell>
          <table:table-cell table:style-name="ce43" office:value-type="float" office:value="751.69" calcext:value-type="float">
            <text:p>751.6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62.73</text:p>
          </table:table-cell>
          <table:table-cell office:value-type="float" office:value="45026" calcext:value-type="float">
            <text:p>4502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30/06/201801:04:44</text:p>
          </table:table-cell>
          <table:table-cell office:value-type="float" office:value="44126" calcext:value-type="float">
            <text:p>44126</text:p>
          </table:table-cell>
          <table:table-cell office:value-type="string" calcext:value-type="string">
            <text:p>59.94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1.02" calcext:value-type="float">
            <text:p>1.02</text:p>
          </table:table-cell>
          <table:table-cell office:value-type="float" office:value="736.17" calcext:value-type="float">
            <text:p>736.1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53.74</text:p>
          </table:table-cell>
          <table:table-cell office:value-type="float" office:value="44126" calcext:value-type="float">
            <text:p>44126</text:p>
          </table:table-cell>
          <table:table-cell office:value-type="float" office:value="314" calcext:value-type="float">
            <text:p>314</text:p>
          </table:table-cell>
          <table:table-cell table:style-name="ce40" office:value-type="string" calcext:value-type="string">
            <text:p>30/06/201802:11:07</text:p>
          </table:table-cell>
          <table:table-cell office:value-type="float" office:value="42797" calcext:value-type="float">
            <text:p>42797</text:p>
          </table:table-cell>
          <table:table-cell office:value-type="string" calcext:value-type="string">
            <text:p>59.97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1.04" calcext:value-type="float">
            <text:p>1.04</text:p>
          </table:table-cell>
          <table:table-cell table:style-name="ce43" office:value-type="float" office:value="713.64" calcext:value-type="float">
            <text:p>713.6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41.91</text:p>
          </table:table-cell>
          <table:table-cell office:value-type="float" office:value="42797" calcext:value-type="float">
            <text:p>42797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30/06/201801:10:44</text:p>
          </table:table-cell>
          <table:table-cell office:value-type="float" office:value="42676" calcext:value-type="float">
            <text:p>42676</text:p>
          </table:table-cell>
          <table:table-cell office:value-type="string" calcext:value-type="string">
            <text:p>59.94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1.17" calcext:value-type="float">
            <text:p>1.17</text:p>
          </table:table-cell>
          <table:table-cell office:value-type="float" office:value="711.98" calcext:value-type="float">
            <text:p>711.9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35.79</text:p>
          </table:table-cell>
          <table:table-cell office:value-type="float" office:value="42676" calcext:value-type="float">
            <text:p>42676</text:p>
          </table:table-cell>
          <table:table-cell office:value-type="float" office:value="317" calcext:value-type="float">
            <text:p>317</text:p>
          </table:table-cell>
          <table:table-cell table:style-name="ce40" office:value-type="string" calcext:value-type="string">
            <text:p>30/06/201802:17:07</text:p>
          </table:table-cell>
          <table:table-cell office:value-type="float" office:value="43886" calcext:value-type="float">
            <text:p>43886</text:p>
          </table:table-cell>
          <table:table-cell office:value-type="string" calcext:value-type="string">
            <text:p>59.87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1.14" calcext:value-type="float">
            <text:p>1.14</text:p>
          </table:table-cell>
          <table:table-cell table:style-name="ce43" office:value-type="float" office:value="733.02" calcext:value-type="float">
            <text:p>733.0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38.17</text:p>
          </table:table-cell>
          <table:table-cell office:value-type="float" office:value="43886" calcext:value-type="float">
            <text:p>43886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30/06/201801:16:44</text:p>
          </table:table-cell>
          <table:table-cell office:value-type="float" office:value="44075" calcext:value-type="float">
            <text:p>44075</text:p>
          </table:table-cell>
          <table:table-cell office:value-type="string" calcext:value-type="string">
            <text:p>59.88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1.24" calcext:value-type="float">
            <text:p>1.24</text:p>
          </table:table-cell>
          <table:table-cell office:value-type="float" office:value="736.06" calcext:value-type="float">
            <text:p>736.0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14.51</text:p>
          </table:table-cell>
          <table:table-cell office:value-type="float" office:value="44075" calcext:value-type="float">
            <text:p>44075</text:p>
          </table:table-cell>
          <table:table-cell office:value-type="float" office:value="487" calcext:value-type="float">
            <text:p>487</text:p>
          </table:table-cell>
          <table:table-cell table:style-name="ce40" office:value-type="string" calcext:value-type="string">
            <text:p>30/06/201802:23:07</text:p>
          </table:table-cell>
          <table:table-cell office:value-type="float" office:value="45321" calcext:value-type="float">
            <text:p>45321</text:p>
          </table:table-cell>
          <table:table-cell office:value-type="string" calcext:value-type="string">
            <text:p>59.91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1.21" calcext:value-type="float">
            <text:p>1.21</text:p>
          </table:table-cell>
          <table:table-cell table:style-name="ce43" office:value-type="float" office:value="756.48" calcext:value-type="float">
            <text:p>756.4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11.85</text:p>
          </table:table-cell>
          <table:table-cell office:value-type="float" office:value="45321" calcext:value-type="float">
            <text:p>45321</text:p>
          </table:table-cell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CLIENTE3</text:p>
          </table:table-cell>
          <table:covered-table-cell table:number-columns-repeated="3" table:style-name="ce10"/>
          <table:covered-table-cell table:style-name="ce27"/>
          <table:covered-table-cell table:number-columns-repeated="4" table:style-name="ce10"/>
          <table:covered-table-cell table:style-name="ce32"/>
          <table:table-cell table:style-name="ce37" office:value-type="string" calcext:value-type="string" table:number-columns-spanned="10" table:number-rows-spanned="1">
            <text:p>CLIENTE3</text:p>
          </table:table-cell>
          <table:covered-table-cell table:number-columns-repeated="8" table:style-name="ce10"/>
          <table:covered-table-cell table:style-name="ce32"/>
          <table:table-cell table:number-columns-repeated="2"/>
        </table:table-row>
        <table:table-row table:style-name="ro1">
          <table:table-cell table:style-name="ce3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style-name="ce10" office:value-type="string" calcext:value-type="string">
            <text:p>Date&amp;Time</text:p>
          </table:table-cell>
          <table:table-cell table:style-name="ce10" office:value-type="string" calcext:value-type="string">
            <text:p>Trans</text:p>
          </table:table-cell>
          <table:table-cell table:style-name="ce10" office:value-type="string" calcext:value-type="string">
            <text:p>ElapTime</text:p>
          </table:table-cell>
          <table:table-cell table:style-name="ce10" office:value-type="string" calcext:value-type="string">
            <text:p>DataTrans</text:p>
          </table:table-cell>
          <table:table-cell table:style-name="ce10" office:value-type="string" calcext:value-type="string">
            <text:p>RespTime</text:p>
          </table:table-cell>
          <table:table-cell table:style-name="ce10" office:value-type="string" calcext:value-type="string">
            <text:p>TransRate</text:p>
          </table:table-cell>
          <table:table-cell table:style-name="ce10" office:value-type="string" calcext:value-type="string">
            <text:p>Throughput</text:p>
          </table:table-cell>
          <table:table-cell table:style-name="ce10" office:value-type="string" calcext:value-type="string">
            <text:p>Concurrent</text:p>
          </table:table-cell>
          <table:table-cell table:style-name="ce10" office:value-type="string" calcext:value-type="string">
            <text:p>OKAY</text:p>
          </table:table-cell>
          <table:table-cell table:style-name="ce32" office:value-type="string" calcext:value-type="string">
            <text:p>Failed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30/06/201800:22:44</text:p>
          </table:table-cell>
          <table:table-cell office:value-type="float" office:value="48023" calcext:value-type="float">
            <text:p>48023</text:p>
          </table:table-cell>
          <table:table-cell office:value-type="string" calcext:value-type="string">
            <text:p>59.42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0.12" calcext:value-type="float">
            <text:p>0.12</text:p>
          </table:table-cell>
          <table:table-cell office:value-type="float" office:value="808.2" calcext:value-type="float">
            <text:p>808.2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99.13</text:p>
          </table:table-cell>
          <table:table-cell office:value-type="float" office:value="48023" calcext:value-type="float">
            <text:p>48023</text:p>
          </table:table-cell>
          <table:table-cell office:value-type="float" office:value="6" calcext:value-type="float">
            <text:p>6</text:p>
          </table:table-cell>
          <table:table-cell table:style-name="ce40" office:value-type="string" calcext:value-type="string">
            <text:p>30/06/201801:29:07</text:p>
          </table:table-cell>
          <table:table-cell office:value-type="float" office:value="45859" calcext:value-type="float">
            <text:p>45859</text:p>
          </table:table-cell>
          <table:table-cell office:value-type="string" calcext:value-type="string">
            <text:p>59.86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13" calcext:value-type="float">
            <text:p>0.13</text:p>
          </table:table-cell>
          <table:table-cell table:style-name="ce43" office:value-type="float" office:value="766.1" calcext:value-type="float">
            <text:p>766.1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99.39</text:p>
          </table:table-cell>
          <table:table-cell office:value-type="float" office:value="45859" calcext:value-type="float">
            <text:p>458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30/06/201800:28:44</text:p>
          </table:table-cell>
          <table:table-cell office:value-type="float" office:value="47346" calcext:value-type="float">
            <text:p>47346</text:p>
          </table:table-cell>
          <table:table-cell office:value-type="string" calcext:value-type="string">
            <text:p>59.98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0.25" calcext:value-type="float">
            <text:p>0.25</text:p>
          </table:table-cell>
          <table:table-cell office:value-type="float" office:value="789.36" calcext:value-type="float">
            <text:p>789.3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98.11</text:p>
          </table:table-cell>
          <table:table-cell office:value-type="float" office:value="47346" calcext:value-type="float">
            <text:p>47346</text:p>
          </table:table-cell>
          <table:table-cell office:value-type="float" office:value="21" calcext:value-type="float">
            <text:p>21</text:p>
          </table:table-cell>
          <table:table-cell table:style-name="ce40" office:value-type="string" calcext:value-type="string">
            <text:p>30/06/201801:35:07</text:p>
          </table:table-cell>
          <table:table-cell office:value-type="float" office:value="47658" calcext:value-type="float">
            <text:p>47658</text:p>
          </table:table-cell>
          <table:table-cell office:value-type="string" calcext:value-type="string">
            <text:p>59.95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0.25" calcext:value-type="float">
            <text:p>0.25</text:p>
          </table:table-cell>
          <table:table-cell table:style-name="ce43" office:value-type="float" office:value="794.96" calcext:value-type="float">
            <text:p>794.9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98.08</text:p>
          </table:table-cell>
          <table:table-cell office:value-type="float" office:value="47658" calcext:value-type="float">
            <text:p>476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30/06/201800:34:44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59.95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38" calcext:value-type="float">
            <text:p>0.38</text:p>
          </table:table-cell>
          <table:table-cell office:value-type="float" office:value="767.26" calcext:value-type="float">
            <text:p>767.2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94.37</text:p>
          </table:table-cell>
          <table:table-cell office:value-type="float" office:value="45997" calcext:value-type="float">
            <text:p>45997</text:p>
          </table:table-cell>
          <table:table-cell office:value-type="float" office:value="67" calcext:value-type="float">
            <text:p>67</text:p>
          </table:table-cell>
          <table:table-cell table:style-name="ce40" office:value-type="string" calcext:value-type="string">
            <text:p>30/06/201801:41:07</text:p>
          </table:table-cell>
          <table:table-cell office:value-type="float" office:value="46472" calcext:value-type="float">
            <text:p>46472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37" calcext:value-type="float">
            <text:p>0.37</text:p>
          </table:table-cell>
          <table:table-cell table:style-name="ce43" office:value-type="float" office:value="775.05" calcext:value-type="float">
            <text:p>775.05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90.57</text:p>
          </table:table-cell>
          <table:table-cell office:value-type="float" office:value="46472" calcext:value-type="float">
            <text:p>464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30/06/201800:40:44</text:p>
          </table:table-cell>
          <table:table-cell office:value-type="float" office:value="44711" calcext:value-type="float">
            <text:p>44711</text:p>
          </table:table-cell>
          <table:table-cell office:value-type="string" calcext:value-type="string">
            <text:p>59.96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53" calcext:value-type="float">
            <text:p>0.53</text:p>
          </table:table-cell>
          <table:table-cell office:value-type="float" office:value="745.68" calcext:value-type="float">
            <text:p>745.6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91.55</text:p>
          </table:table-cell>
          <table:table-cell office:value-type="float" office:value="44711" calcext:value-type="float">
            <text:p>44711</text:p>
          </table:table-cell>
          <table:table-cell office:value-type="float" office:value="61" calcext:value-type="float">
            <text:p>61</text:p>
          </table:table-cell>
          <table:table-cell table:style-name="ce40" office:value-type="string" calcext:value-type="string">
            <text:p>30/06/201801:47:07</text:p>
          </table:table-cell>
          <table:table-cell office:value-type="float" office:value="45928" calcext:value-type="float">
            <text:p>45928</text:p>
          </table:table-cell>
          <table:table-cell office:value-type="string" calcext:value-type="string">
            <text:p>59.95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51" calcext:value-type="float">
            <text:p>0.51</text:p>
          </table:table-cell>
          <table:table-cell table:style-name="ce43" office:value-type="float" office:value="766.11" calcext:value-type="float">
            <text:p>766.1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390.28</text:p>
          </table:table-cell>
          <table:table-cell office:value-type="float" office:value="45928" calcext:value-type="float">
            <text:p>4592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30/06/201800:46:44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59.91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64" calcext:value-type="float">
            <text:p>0.64</text:p>
          </table:table-cell>
          <table:table-cell office:value-type="float" office:value="751.34" calcext:value-type="float">
            <text:p>751.3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80.25</text:p>
          </table:table-cell>
          <table:table-cell office:value-type="float" office:value="45013" calcext:value-type="float">
            <text:p>45013</text:p>
          </table:table-cell>
          <table:table-cell office:value-type="float" office:value="125" calcext:value-type="float">
            <text:p>125</text:p>
          </table:table-cell>
          <table:table-cell table:style-name="ce40" office:value-type="string" calcext:value-type="string">
            <text:p>30/06/201801:53:07</text:p>
          </table:table-cell>
          <table:table-cell office:value-type="float" office:value="45603" calcext:value-type="float">
            <text:p>45603</text:p>
          </table:table-cell>
          <table:table-cell office:value-type="string" calcext:value-type="string">
            <text:p>59.94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63" calcext:value-type="float">
            <text:p>0.63</text:p>
          </table:table-cell>
          <table:table-cell table:style-name="ce43" office:value-type="float" office:value="760.81" calcext:value-type="float">
            <text:p>760.8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478.90</text:p>
          </table:table-cell>
          <table:table-cell office:value-type="float" office:value="45603" calcext:value-type="float">
            <text:p>4560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30/06/201800:52:44</text:p>
          </table:table-cell>
          <table:table-cell office:value-type="float" office:value="41949" calcext:value-type="float">
            <text:p>41949</text:p>
          </table:table-cell>
          <table:table-cell office:value-type="string" calcext:value-type="string">
            <text:p>59.93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8" calcext:value-type="float">
            <text:p>0.80</text:p>
          </table:table-cell>
          <table:table-cell office:value-type="float" office:value="699.97" calcext:value-type="float">
            <text:p>699.9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62.07</text:p>
          </table:table-cell>
          <table:table-cell office:value-type="float" office:value="41949" calcext:value-type="float">
            <text:p>41949</text:p>
          </table:table-cell>
          <table:table-cell office:value-type="float" office:value="209" calcext:value-type="float">
            <text:p>209</text:p>
          </table:table-cell>
          <table:table-cell table:style-name="ce40" office:value-type="string" calcext:value-type="string">
            <text:p>30/06/201801:59:07</text:p>
          </table:table-cell>
          <table:table-cell office:value-type="float" office:value="44648" calcext:value-type="float">
            <text:p>44648</text:p>
          </table:table-cell>
          <table:table-cell office:value-type="string" calcext:value-type="string">
            <text:p>59.94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77" calcext:value-type="float">
            <text:p>0.77</text:p>
          </table:table-cell>
          <table:table-cell table:style-name="ce43" office:value-type="float" office:value="744.88" calcext:value-type="float">
            <text:p>744.8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575.27</text:p>
          </table:table-cell>
          <table:table-cell office:value-type="float" office:value="44648" calcext:value-type="float">
            <text:p>4464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30/06/201800:58:44</text:p>
          </table:table-cell>
          <table:table-cell office:value-type="float" office:value="42897" calcext:value-type="float">
            <text:p>42897</text:p>
          </table:table-cell>
          <table:table-cell office:value-type="string" calcext:value-type="string">
            <text:p>59.89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93" calcext:value-type="float">
            <text:p>0.93</text:p>
          </table:table-cell>
          <table:table-cell office:value-type="float" office:value="716.26" calcext:value-type="float">
            <text:p>716.2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65.51</text:p>
          </table:table-cell>
          <table:table-cell office:value-type="float" office:value="42897" calcext:value-type="float">
            <text:p>42897</text:p>
          </table:table-cell>
          <table:table-cell office:value-type="float" office:value="313" calcext:value-type="float">
            <text:p>313</text:p>
          </table:table-cell>
          <table:table-cell table:style-name="ce40" office:value-type="string" calcext:value-type="string">
            <text:p>30/06/201802:05:07</text:p>
          </table:table-cell>
          <table:table-cell office:value-type="float" office:value="44812" calcext:value-type="float">
            <text:p>44812</text:p>
          </table:table-cell>
          <table:table-cell office:value-type="string" calcext:value-type="string">
            <text:p>59.94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89" calcext:value-type="float">
            <text:p>0.89</text:p>
          </table:table-cell>
          <table:table-cell table:style-name="ce43" office:value-type="float" office:value="747.61" calcext:value-type="float">
            <text:p>747.6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666.26</text:p>
          </table:table-cell>
          <table:table-cell office:value-type="float" office:value="44812" calcext:value-type="float">
            <text:p>44812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30/06/201801:04:44</text:p>
          </table:table-cell>
          <table:table-cell office:value-type="float" office:value="43119" calcext:value-type="float">
            <text:p>43119</text:p>
          </table:table-cell>
          <table:table-cell office:value-type="string" calcext:value-type="string">
            <text:p>60.02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1.01" calcext:value-type="float">
            <text:p>1.01</text:p>
          </table:table-cell>
          <table:table-cell office:value-type="float" office:value="718.41" calcext:value-type="float">
            <text:p>718.4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29.09</text:p>
          </table:table-cell>
          <table:table-cell office:value-type="float" office:value="43119" calcext:value-type="float">
            <text:p>43119</text:p>
          </table:table-cell>
          <table:table-cell office:value-type="float" office:value="309" calcext:value-type="float">
            <text:p>309</text:p>
          </table:table-cell>
          <table:table-cell table:style-name="ce40" office:value-type="string" calcext:value-type="string">
            <text:p>30/06/201802:11:07</text:p>
          </table:table-cell>
          <table:table-cell office:value-type="float" office:value="43525" calcext:value-type="float">
            <text:p>43525</text:p>
          </table:table-cell>
          <table:table-cell office:value-type="string" calcext:value-type="string">
            <text:p>59.88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1.04" calcext:value-type="float">
            <text:p>1.04</text:p>
          </table:table-cell>
          <table:table-cell table:style-name="ce43" office:value-type="float" office:value="726.87" calcext:value-type="float">
            <text:p>726.8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757.34</text:p>
          </table:table-cell>
          <table:table-cell office:value-type="float" office:value="43525" calcext:value-type="float">
            <text:p>43525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30/06/201801:10:44</text:p>
          </table:table-cell>
          <table:table-cell office:value-type="float" office:value="43310" calcext:value-type="float">
            <text:p>43310</text:p>
          </table:table-cell>
          <table:table-cell office:value-type="string" calcext:value-type="string">
            <text:p>59.85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1.16" calcext:value-type="float">
            <text:p>1.16</text:p>
          </table:table-cell>
          <table:table-cell office:value-type="float" office:value="723.64" calcext:value-type="float">
            <text:p>723.6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36.75</text:p>
          </table:table-cell>
          <table:table-cell office:value-type="float" office:value="43310" calcext:value-type="float">
            <text:p>43310</text:p>
          </table:table-cell>
          <table:table-cell office:value-type="float" office:value="400" calcext:value-type="float">
            <text:p>400</text:p>
          </table:table-cell>
          <table:table-cell table:style-name="ce40" office:value-type="string" calcext:value-type="string">
            <text:p>30/06/201802:17:07</text:p>
          </table:table-cell>
          <table:table-cell office:value-type="float" office:value="42640" calcext:value-type="float">
            <text:p>42640</text:p>
          </table:table-cell>
          <table:table-cell office:value-type="string" calcext:value-type="string">
            <text:p>59.86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1.17" calcext:value-type="float">
            <text:p>1.17</text:p>
          </table:table-cell>
          <table:table-cell table:style-name="ce43" office:value-type="float" office:value="712.33" calcext:value-type="float">
            <text:p>712.3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832.91</text:p>
          </table:table-cell>
          <table:table-cell office:value-type="float" office:value="42640" calcext:value-type="float">
            <text:p>42640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30/06/201801:16:44</text:p>
          </table:table-cell>
          <table:table-cell table:style-name="ce19" office:value-type="float" office:value="41209" calcext:value-type="float">
            <text:p>41209</text:p>
          </table:table-cell>
          <table:table-cell table:style-name="ce19" office:value-type="string" calcext:value-type="string">
            <text:p>59.97</text:p>
          </table:table-cell>
          <table:table-cell table:style-name="ce19" office:value-type="float" office:value="7" calcext:value-type="float">
            <text:p>7</text:p>
          </table:table-cell>
          <table:table-cell table:style-name="ce28" office:value-type="float" office:value="1.31" calcext:value-type="float">
            <text:p>1.31</text:p>
          </table:table-cell>
          <table:table-cell table:style-name="ce28" office:value-type="float" office:value="687.16" calcext:value-type="float">
            <text:p>687.16</text:p>
          </table:table-cell>
          <table:table-cell table:style-name="ce19" office:value-type="string" calcext:value-type="string">
            <text:p>0.12</text:p>
          </table:table-cell>
          <table:table-cell table:style-name="ce19" office:value-type="string" calcext:value-type="string">
            <text:p>902.29</text:p>
          </table:table-cell>
          <table:table-cell table:style-name="ce19" office:value-type="float" office:value="41209" calcext:value-type="float">
            <text:p>41209</text:p>
          </table:table-cell>
          <table:table-cell table:style-name="ce33" office:value-type="float" office:value="357" calcext:value-type="float">
            <text:p>357</text:p>
          </table:table-cell>
          <table:table-cell table:style-name="ce41" office:value-type="string" calcext:value-type="string">
            <text:p>30/06/201802:23:07</text:p>
          </table:table-cell>
          <table:table-cell table:style-name="ce19" office:value-type="float" office:value="42125" calcext:value-type="float">
            <text:p>42125</text:p>
          </table:table-cell>
          <table:table-cell table:style-name="ce19" office:value-type="string" calcext:value-type="string">
            <text:p>59.86</text:p>
          </table:table-cell>
          <table:table-cell table:style-name="ce19" office:value-type="float" office:value="8" calcext:value-type="float">
            <text:p>8</text:p>
          </table:table-cell>
          <table:table-cell table:style-name="ce28" office:value-type="float" office:value="1.27" calcext:value-type="float">
            <text:p>1.27</text:p>
          </table:table-cell>
          <table:table-cell table:style-name="ce44" office:value-type="float" office:value="703.73" calcext:value-type="float">
            <text:p>703.73</text:p>
          </table:table-cell>
          <table:table-cell table:style-name="ce19" office:value-type="string" calcext:value-type="string">
            <text:p>0.13</text:p>
          </table:table-cell>
          <table:table-cell table:style-name="ce19" office:value-type="string" calcext:value-type="string">
            <text:p>896.69</text:p>
          </table:table-cell>
          <table:table-cell table:style-name="ce19" office:value-type="float" office:value="42125" calcext:value-type="float">
            <text:p>42125</text:p>
          </table:table-cell>
          <table:table-cell table:style-name="ce33" office:value-type="float" office:value="219" calcext:value-type="float">
            <text:p>219</text:p>
          </table:table-cell>
          <table:table-cell table:number-columns-repeated="2"/>
        </table:table-row>
      </table:table>
      <table:table table:name="filtered" table:style-name="ta1">
        <table:shapes>
          <draw:frame draw:z-index="0" draw:style-name="gr1" draw:text-style-name="P1" svg:width="248.06mm" svg:height="151.66mm" svg:x="163.65mm" svg:y="0mm">
            <loext:p draw:notify-on-update-of-ranges="filtered.A3:filtered.A12 filtered.D3:filtered.D12 filtered.E3:filtered.E12 filtered.E3:filtered.E12 filtered.D15:filtered.D24 filtered.E15:filtered.E24 filtered.E15:filtered.E24 filtered.D27:filtered.D36 filtered.D39:filtered.D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48.98mm" svg:height="152.37mm" svg:x="162.99mm" svg:y="152.37mm">
            <loext:p draw:notify-on-update-of-ranges="filtered.A3:filtered.A12 filtered.B3:filtered.B12 filtered.C3:filtered.C12 filtered.C3:filtered.C12 filtered.B15:filtered.B24 filtered.C15:filtered.C24 filtered.C15:filtered.C24 filtered.B27:filtered.B36 filtered.B39:filtered.B4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49.21mm" svg:height="152.36mm" svg:x="410.89mm" svg:y="0mm">
            <loext:p draw:notify-on-update-of-ranges="filtered.A3:filtered.A12 filtered.F3:filtered.F12 filtered.G3:filtered.G12 filtered.G3:filtered.G12 filtered.F15:filtered.F24 filtered.G15:filtered.G24 filtered.G15:filtered.G24 filtered.F27:filtered.F36 filtered.F39:filtered.F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4" table:number-columns-repeated="2" table:default-cell-style-name="ce51"/>
        <table:table-column table:style-name="co4" table:default-cell-style-name="Default"/>
        <table:table-column table:style-name="co2" table:default-cell-style-name="ce54"/>
        <table:table-column table:style-name="co2" table:default-cell-style-name="ce58"/>
        <table:table-column table:style-name="co2" table:default-cell-style-name="ce65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oma dos Clientes – Balanceador com Round Robin</text:p>
          </table:table-cell>
          <table:covered-table-cell table:number-columns-repeated="5" table:style-name="ce49"/>
          <table:covered-table-cell table:style-name="ce61"/>
          <table:table-cell table:number-columns-repeated="1017"/>
        </table:table-row>
        <table:table-row table:style-name="ro1">
          <table:table-cell table:style-name="ce46" office:value-type="string" calcext:value-type="string">
            <text:p>Cli Simult</text:p>
          </table:table-cell>
          <table:table-cell table:style-name="ce50" office:value-type="string" calcext:value-type="string">
            <text:p><text:s/>Med. Trans/s</text:p>
          </table:table-cell>
          <table:table-cell table:style-name="ce50" office:value-type="string" calcext:value-type="string">
            <text:p>DV – Trans/s</text:p>
          </table:table-cell>
          <table:table-cell table:style-name="ce50" office:value-type="string" calcext:value-type="string">
            <text:p>Falhas</text:p>
          </table:table-cell>
          <table:table-cell table:style-name="ce50" office:value-type="string" calcext:value-type="string">
            <text:p>DV – Falhas</text:p>
          </table:table-cell>
          <table:table-cell table:style-name="ce50" office:value-type="string" calcext:value-type="string">
            <text:p>Tempo médio</text:p>
          </table:table-cell>
          <table:table-cell table:style-name="ce62" office:value-type="string" calcext:value-type="string">
            <text:p>DV – T. Médio</text:p>
          </table:table-cell>
          <table:table-cell/>
          <table:table-cell table:style-name="ce54"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AVERAGE([unfiltered.F6]+[unfiltered.F18]+[unfiltered.F30];[unfiltered.F82]+[unfiltered.F94]+[unfiltered.F106];[unfiltered.F158]+[unfiltered.F170]+[unfiltered.F182])" office:value-type="float" office:value="2432.92" calcext:value-type="float">
            <text:p>2432,92</text:p>
          </table:table-cell>
          <table:table-cell table:formula="of:=STDEVA([unfiltered.F6]+[unfiltered.F82]+[unfiltered.F158];[unfiltered.F18]+[unfiltered.F94]+[unfiltered.F170];[unfiltered.F30]+[unfiltered.F106]+[unfiltered.F182])" office:value-type="float" office:value="27.3219929726953" calcext:value-type="float">
            <text:p>27,32</text:p>
          </table:table-cell>
          <table:table-cell table:style-name="ce56" table:formula="of:=AVERAGE([unfiltered.J6]+[unfiltered.J18]+[unfiltered.J30];[unfiltered.J82]+[unfiltered.J94]+[unfiltered.J106];[unfiltered.J158]+[unfiltered.J170]+[unfiltered.J182])" office:value-type="float" office:value="23.6666666666667" calcext:value-type="float">
            <text:p>23,67</text:p>
          </table:table-cell>
          <table:table-cell table:style-name="ce51" table:formula="of:=STDEVA([unfiltered.J6]+[unfiltered.J18]+[unfiltered.J30];[unfiltered.J82]+[unfiltered.J94]+[unfiltered.J106];[unfiltered.J158]+[unfiltered.J170]+[unfiltered.J182])" office:value-type="float" office:value="6.65832811847939" calcext:value-type="float">
            <text:p>6,66</text:p>
          </table:table-cell>
          <table:table-cell table:formula="of:=AVERAGE([unfiltered.E6];[unfiltered.E18];[unfiltered.E30];[unfiltered.E82];[unfiltered.E94];[unfiltered.E106];[unfiltered.E158];[unfiltered.E170];[unfiltered.E182])" office:value-type="float" office:value="0.123333333333333" calcext:value-type="float">
            <text:p>0,123</text:p>
          </table:table-cell>
          <table:table-cell table:style-name="ce63" table:formula="of:=STDEVA(([unfiltered.E6]+[unfiltered.E18]+[unfiltered.E30])/3;([unfiltered.E82]+[unfiltered.E94]+[unfiltered.E106])/3;([unfiltered.E158]+[unfiltered.E170]+[unfiltered.E182])/3)" office:value-type="float" office:value="0.00333333333333334" calcext:value-type="float">
            <text:p>0,003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AVERAGE([unfiltered.F7]+[unfiltered.F19]+[unfiltered.F31];[unfiltered.F83]+[unfiltered.F95]+[unfiltered.F107];[unfiltered.F159]+[unfiltered.F171]+[unfiltered.F183])" office:value-type="float" office:value="2374.62333333333" calcext:value-type="float">
            <text:p>2374,62</text:p>
          </table:table-cell>
          <table:table-cell table:formula="of:=STDEVA([unfiltered.F7]+[unfiltered.F83]+[unfiltered.F159];[unfiltered.F19]+[unfiltered.F95]+[unfiltered.F171];[unfiltered.F31]+[unfiltered.F107]+[unfiltered.F183])" office:value-type="float" office:value="54.4792679221495" calcext:value-type="float">
            <text:p>54,48</text:p>
          </table:table-cell>
          <table:table-cell table:style-name="ce56" table:formula="of:=AVERAGE([unfiltered.J7]+[unfiltered.J19]+[unfiltered.J31];[unfiltered.J83]+[unfiltered.J95]+[unfiltered.J107];[unfiltered.J159]+[unfiltered.J171]+[unfiltered.J183])" office:value-type="float" office:value="75" calcext:value-type="float">
            <text:p>75,00</text:p>
          </table:table-cell>
          <table:table-cell table:style-name="ce51" table:formula="of:=STDEVA([unfiltered.J7]+[unfiltered.J19]+[unfiltered.J31];[unfiltered.J83]+[unfiltered.J95]+[unfiltered.J107];[unfiltered.J159]+[unfiltered.J171]+[unfiltered.J183])" office:value-type="float" office:value="22.7156333832011" calcext:value-type="float">
            <text:p>22,72</text:p>
          </table:table-cell>
          <table:table-cell table:formula="of:=AVERAGE([unfiltered.E7];[unfiltered.E19];[unfiltered.E31];[unfiltered.E83];[unfiltered.E95];[unfiltered.E107];[unfiltered.E159];[unfiltered.E171];[unfiltered.E183])" office:value-type="float" office:value="0.25" calcext:value-type="float">
            <text:p>0,250</text:p>
          </table:table-cell>
          <table:table-cell table:style-name="ce63" table:formula="of:=STDEVA(([unfiltered.E7]+[unfiltered.E19]+[unfiltered.E31])/3;([unfiltered.E83]+[unfiltered.E95]+[unfiltered.E107])/3;([unfiltered.E159]+[unfiltered.E171]+[unfiltered.E183])/3)" office:value-type="float" office:value="0.00333333333333334" calcext:value-type="float">
            <text:p>0,003</text:p>
          </table:table-cell>
          <table:table-cell table:number-columns-repeated="1017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AVERAGE([unfiltered.F8]+[unfiltered.F20]+[unfiltered.F32];[unfiltered.F84]+[unfiltered.F96]+[unfiltered.F108];[unfiltered.F160]+[unfiltered.F172]+[unfiltered.F184])" office:value-type="float" office:value="2350.40333333333" calcext:value-type="float">
            <text:p>2350,40</text:p>
          </table:table-cell>
          <table:table-cell table:formula="of:=STDEVA([unfiltered.F8]+[unfiltered.F84]+[unfiltered.F160];[unfiltered.F20]+[unfiltered.F96]+[unfiltered.F172];[unfiltered.F32]+[unfiltered.F108]+[unfiltered.F184])" office:value-type="float" office:value="38.9531530602253" calcext:value-type="float">
            <text:p>38,95</text:p>
          </table:table-cell>
          <table:table-cell table:style-name="ce56" table:formula="of:=AVERAGE([unfiltered.J8]+[unfiltered.J20]+[unfiltered.J32];[unfiltered.J84]+[unfiltered.J96]+[unfiltered.J108];[unfiltered.J160]+[unfiltered.J172]+[unfiltered.J184])" office:value-type="float" office:value="143.333333333333" calcext:value-type="float">
            <text:p>143,33</text:p>
          </table:table-cell>
          <table:table-cell table:style-name="ce51" table:formula="of:=STDEVA([unfiltered.J8]+[unfiltered.J20]+[unfiltered.J32];[unfiltered.J84]+[unfiltered.J96]+[unfiltered.J108];[unfiltered.J160]+[unfiltered.J172]+[unfiltered.J184])" office:value-type="float" office:value="65.4318984390132" calcext:value-type="float">
            <text:p>65,43</text:p>
          </table:table-cell>
          <table:table-cell table:formula="of:=AVERAGE([unfiltered.E8];[unfiltered.E20];[unfiltered.E32];[unfiltered.E84];[unfiltered.E96];[unfiltered.E108];[unfiltered.E160];[unfiltered.E172];[unfiltered.E184])" office:value-type="float" office:value="0.375555555555555" calcext:value-type="float">
            <text:p>0,376</text:p>
          </table:table-cell>
          <table:table-cell table:style-name="ce63" table:formula="of:=STDEVA(([unfiltered.E8]+[unfiltered.E20]+[unfiltered.E32])/3;([unfiltered.E84]+[unfiltered.E96]+[unfiltered.E108])/3;([unfiltered.E160]+[unfiltered.E172]+[unfiltered.E184])/3)" office:value-type="float" office:value="0.00962250448649382" calcext:value-type="float">
            <text:p>0,010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AVERAGE([unfiltered.F9]+[unfiltered.F21]+[unfiltered.F33];[unfiltered.F85]+[unfiltered.F97]+[unfiltered.F109];[unfiltered.F161]+[unfiltered.F173]+[unfiltered.F185])" office:value-type="float" office:value="2312.29666666667" calcext:value-type="float">
            <text:p>2312,30</text:p>
          </table:table-cell>
          <table:table-cell table:formula="of:=STDEVA([unfiltered.F9]+[unfiltered.F85]+[unfiltered.F161];[unfiltered.F21]+[unfiltered.F97]+[unfiltered.F173];[unfiltered.F33]+[unfiltered.F109]+[unfiltered.F185])" office:value-type="float" office:value="38.0012964691119" calcext:value-type="float">
            <text:p>38,00</text:p>
          </table:table-cell>
          <table:table-cell table:style-name="ce56" table:formula="of:=AVERAGE([unfiltered.J9]+[unfiltered.J21]+[unfiltered.J33];[unfiltered.J85]+[unfiltered.J97]+[unfiltered.J109];[unfiltered.J161]+[unfiltered.J173]+[unfiltered.J185])" office:value-type="float" office:value="214.666666666667" calcext:value-type="float">
            <text:p>214,67</text:p>
          </table:table-cell>
          <table:table-cell table:style-name="ce51" table:formula="of:=STDEVA([unfiltered.J9]+[unfiltered.J21]+[unfiltered.J33];[unfiltered.J85]+[unfiltered.J97]+[unfiltered.J109];[unfiltered.J161]+[unfiltered.J173]+[unfiltered.J185])" office:value-type="float" office:value="16.0416125540213" calcext:value-type="float">
            <text:p>16,04</text:p>
          </table:table-cell>
          <table:table-cell table:formula="of:=AVERAGE([unfiltered.E9];[unfiltered.E21];[unfiltered.E33];[unfiltered.E85];[unfiltered.E97];[unfiltered.E109];[unfiltered.E161];[unfiltered.E173];[unfiltered.E185])" office:value-type="float" office:value="0.506666666666667" calcext:value-type="float">
            <text:p>0,507</text:p>
          </table:table-cell>
          <table:table-cell table:style-name="ce63" table:formula="of:=STDEVA(([unfiltered.E9]+[unfiltered.E21]+[unfiltered.E33])/3;([unfiltered.E85]+[unfiltered.E97]+[unfiltered.E109])/3;([unfiltered.E161]+[unfiltered.E173]+[unfiltered.E185])/3)" office:value-type="float" office:value="0.0233333333333333" calcext:value-type="float">
            <text:p>0,023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AVERAGE([unfiltered.F10]+[unfiltered.F22]+[unfiltered.F34];[unfiltered.F86]+[unfiltered.F98]+[unfiltered.F110];[unfiltered.F162]+[unfiltered.F174]+[unfiltered.F186])" office:value-type="float" office:value="2299.16333333333" calcext:value-type="float">
            <text:p>2299,16</text:p>
          </table:table-cell>
          <table:table-cell table:formula="of:=STDEVA([unfiltered.F10]+[unfiltered.F86]+[unfiltered.F162];[unfiltered.F22]+[unfiltered.F98]+[unfiltered.F174];[unfiltered.F34]+[unfiltered.F110]+[unfiltered.F186])" office:value-type="float" office:value="24.8081142639528" calcext:value-type="float">
            <text:p>24,81</text:p>
          </table:table-cell>
          <table:table-cell table:style-name="ce56" table:formula="of:=AVERAGE([unfiltered.J10]+[unfiltered.J22]+[unfiltered.J34];[unfiltered.J86]+[unfiltered.J98]+[unfiltered.J110];[unfiltered.J162]+[unfiltered.J174]+[unfiltered.J186])" office:value-type="float" office:value="300" calcext:value-type="float">
            <text:p>300,00</text:p>
          </table:table-cell>
          <table:table-cell table:style-name="ce51" table:formula="of:=STDEVA([unfiltered.J10]+[unfiltered.J22]+[unfiltered.J34];[unfiltered.J86]+[unfiltered.J98]+[unfiltered.J110];[unfiltered.J162]+[unfiltered.J174]+[unfiltered.J186])" office:value-type="float" office:value="75.3458691634784" calcext:value-type="float">
            <text:p>75,35</text:p>
          </table:table-cell>
          <table:table-cell table:formula="of:=AVERAGE([unfiltered.E10];[unfiltered.E22];[unfiltered.E34];[unfiltered.E86];[unfiltered.E98];[unfiltered.E110];[unfiltered.E162];[unfiltered.E174];[unfiltered.E186])" office:value-type="float" office:value="0.63" calcext:value-type="float">
            <text:p>0,630</text:p>
          </table:table-cell>
          <table:table-cell table:style-name="ce63" table:formula="of:=STDEVA(([unfiltered.E10]+[unfiltered.E22]+[unfiltered.E34])/3;([unfiltered.E86]+[unfiltered.E98]+[unfiltered.E110])/3;([unfiltered.E162]+[unfiltered.E174]+[unfiltered.E186])/3)" office:value-type="float" office:value="0.0145296631451356" calcext:value-type="float">
            <text:p>0,015</text:p>
          </table:table-cell>
          <table:table-cell table:number-columns-repeated="1017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AVERAGE([unfiltered.F11]+[unfiltered.F23]+[unfiltered.F35];[unfiltered.F87]+[unfiltered.F99]+[unfiltered.F111];[unfiltered.F163]+[unfiltered.F175]+[unfiltered.F187])" office:value-type="float" office:value="2237.43" calcext:value-type="float">
            <text:p>2237,43</text:p>
          </table:table-cell>
          <table:table-cell table:formula="of:=STDEVA([unfiltered.F11]+[unfiltered.F87]+[unfiltered.F163];[unfiltered.F23]+[unfiltered.F99]+[unfiltered.F175];[unfiltered.F35]+[unfiltered.F111]+[unfiltered.F187])" office:value-type="float" office:value="61.3597253905196" calcext:value-type="float">
            <text:p>61,36</text:p>
          </table:table-cell>
          <table:table-cell table:style-name="ce56" table:formula="of:=AVERAGE([unfiltered.J11]+[unfiltered.J23]+[unfiltered.J35];[unfiltered.J87]+[unfiltered.J99]+[unfiltered.J111];[unfiltered.J163]+[unfiltered.J175]+[unfiltered.J187])" office:value-type="float" office:value="602.333333333333" calcext:value-type="float">
            <text:p>602,33</text:p>
          </table:table-cell>
          <table:table-cell table:style-name="ce51" table:formula="of:=STDEVA([unfiltered.J11]+[unfiltered.J23]+[unfiltered.J35];[unfiltered.J87]+[unfiltered.J99]+[unfiltered.J111];[unfiltered.J163]+[unfiltered.J175]+[unfiltered.J187])" office:value-type="float" office:value="81.4514170124335" calcext:value-type="float">
            <text:p>81,45</text:p>
          </table:table-cell>
          <table:table-cell table:formula="of:=AVERAGE([unfiltered.E11];[unfiltered.E23];[unfiltered.E35];[unfiltered.E87];[unfiltered.E99];[unfiltered.E111];[unfiltered.E163];[unfiltered.E175];[unfiltered.E187])" office:value-type="float" office:value="0.765555555555556" calcext:value-type="float">
            <text:p>0,766</text:p>
          </table:table-cell>
          <table:table-cell table:style-name="ce63" table:formula="of:=STDEVA(([unfiltered.E11]+[unfiltered.E23]+[unfiltered.E35])/3;([unfiltered.E87]+[unfiltered.E99]+[unfiltered.E111])/3;([unfiltered.E163]+[unfiltered.E175]+[unfiltered.E187])/3)" office:value-type="float" office:value="0.0117062819476142" calcext:value-type="float">
            <text:p>0,012</text:p>
          </table:table-cell>
          <table:table-cell table:number-columns-repeated="1017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AVERAGE([unfiltered.F12]+[unfiltered.F24]+[unfiltered.F36];[unfiltered.F88]+[unfiltered.F100]+[unfiltered.F112];[unfiltered.F164]+[unfiltered.F176]+[unfiltered.F188])" office:value-type="float" office:value="2168.33666666667" calcext:value-type="float">
            <text:p>2168,34</text:p>
          </table:table-cell>
          <table:table-cell table:formula="of:=STDEVA([unfiltered.F12]+[unfiltered.F88]+[unfiltered.F164];[unfiltered.F24]+[unfiltered.F100]+[unfiltered.F176];[unfiltered.F36]+[unfiltered.F112]+[unfiltered.F188])" office:value-type="float" office:value="46.0447959419231" calcext:value-type="float">
            <text:p>46,04</text:p>
          </table:table-cell>
          <table:table-cell table:style-name="ce56" table:formula="of:=AVERAGE([unfiltered.J12]+[unfiltered.J24]+[unfiltered.J36];[unfiltered.J88]+[unfiltered.J100]+[unfiltered.J112];[unfiltered.J164]+[unfiltered.J176]+[unfiltered.J188])" office:value-type="float" office:value="774.333333333333" calcext:value-type="float">
            <text:p>774,33</text:p>
          </table:table-cell>
          <table:table-cell table:style-name="ce51" table:formula="of:=STDEVA([unfiltered.J12]+[unfiltered.J24]+[unfiltered.J36];[unfiltered.J88]+[unfiltered.J100]+[unfiltered.J112];[unfiltered.J164]+[unfiltered.J176]+[unfiltered.J188])" office:value-type="float" office:value="148.169947470239" calcext:value-type="float">
            <text:p>148,17</text:p>
          </table:table-cell>
          <table:table-cell table:formula="of:=AVERAGE([unfiltered.E12];[unfiltered.E24];[unfiltered.E36];[unfiltered.E88];[unfiltered.E100];[unfiltered.E112];[unfiltered.E164];[unfiltered.E176];[unfiltered.E188])" office:value-type="float" office:value="0.914444444444444" calcext:value-type="float">
            <text:p>0,914</text:p>
          </table:table-cell>
          <table:table-cell table:style-name="ce63" table:formula="of:=STDEVA(([unfiltered.E12]+[unfiltered.E24]+[unfiltered.E36])/3;([unfiltered.E88]+[unfiltered.E100]+[unfiltered.E112])/3;([unfiltered.E164]+[unfiltered.E176]+[unfiltered.E188])/3)" office:value-type="float" office:value="0.0183585684909537" calcext:value-type="float">
            <text:p>0,018</text:p>
          </table:table-cell>
          <table:table-cell table:number-columns-repeated="1017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AVERAGE([unfiltered.F13]+[unfiltered.F25]+[unfiltered.F37];[unfiltered.F89]+[unfiltered.F101]+[unfiltered.F113];[unfiltered.F165]+[unfiltered.F177]+[unfiltered.F189])" office:value-type="float" office:value="2087.26333333333" calcext:value-type="float">
            <text:p>2087,26</text:p>
          </table:table-cell>
          <table:table-cell table:formula="of:=STDEVA([unfiltered.F13]+[unfiltered.F89]+[unfiltered.F165];[unfiltered.F25]+[unfiltered.F101]+[unfiltered.F177];[unfiltered.F37]+[unfiltered.F113]+[unfiltered.F189])" office:value-type="float" office:value="34.3177641074316" calcext:value-type="float">
            <text:p>34,32</text:p>
          </table:table-cell>
          <table:table-cell table:style-name="ce56" table:formula="of:=AVERAGE([unfiltered.J13]+[unfiltered.J25]+[unfiltered.J37];[unfiltered.J89]+[unfiltered.J101]+[unfiltered.J113];[unfiltered.J165]+[unfiltered.J177]+[unfiltered.J189])" office:value-type="float" office:value="918.333333333333" calcext:value-type="float">
            <text:p>918,33</text:p>
          </table:table-cell>
          <table:table-cell table:style-name="ce51" table:formula="of:=STDEVA([unfiltered.J13]+[unfiltered.J25]+[unfiltered.J37];[unfiltered.J89]+[unfiltered.J101]+[unfiltered.J113];[unfiltered.J165]+[unfiltered.J177]+[unfiltered.J189])" office:value-type="float" office:value="87.0880780206644" calcext:value-type="float">
            <text:p>87,09</text:p>
          </table:table-cell>
          <table:table-cell table:formula="of:=AVERAGE([unfiltered.E13];[unfiltered.E25];[unfiltered.E37];[unfiltered.E89];[unfiltered.E101];[unfiltered.E113];[unfiltered.E165];[unfiltered.E177];[unfiltered.E189])" office:value-type="float" office:value="1.06222222222222" calcext:value-type="float">
            <text:p>1,062</text:p>
          </table:table-cell>
          <table:table-cell table:style-name="ce63" table:formula="of:=STDEVA(([unfiltered.E13]+[unfiltered.E25]+[unfiltered.E37])/3;([unfiltered.E89]+[unfiltered.E101]+[unfiltered.E113])/3;([unfiltered.E165]+[unfiltered.E177]+[unfiltered.E189])/3)" office:value-type="float" office:value="0.0646643756753398" calcext:value-type="float">
            <text:p>0,065</text:p>
          </table:table-cell>
          <table:table-cell table:number-columns-repeated="1017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AVERAGE([unfiltered.F14]+[unfiltered.F26]+[unfiltered.F38];[unfiltered.F90]+[unfiltered.F102]+[unfiltered.F114];[unfiltered.F166]+[unfiltered.F178]+[unfiltered.F190])" office:value-type="float" office:value="2019.94333333333" calcext:value-type="float">
            <text:p>2019,94</text:p>
          </table:table-cell>
          <table:table-cell table:formula="of:=STDEVA([unfiltered.F14]+[unfiltered.F90]+[unfiltered.F166];[unfiltered.F26]+[unfiltered.F102]+[unfiltered.F178];[unfiltered.F38]+[unfiltered.F114]+[unfiltered.F190])" office:value-type="float" office:value="50.4537157534837" calcext:value-type="float">
            <text:p>50,45</text:p>
          </table:table-cell>
          <table:table-cell table:style-name="ce56" table:formula="of:=AVERAGE([unfiltered.J14]+[unfiltered.J26]+[unfiltered.J38];[unfiltered.J90]+[unfiltered.J102]+[unfiltered.J114];[unfiltered.J166]+[unfiltered.J178]+[unfiltered.J190])" office:value-type="float" office:value="980" calcext:value-type="float">
            <text:p>980,00</text:p>
          </table:table-cell>
          <table:table-cell table:style-name="ce51" table:formula="of:=STDEVA([unfiltered.J14]+[unfiltered.J26]+[unfiltered.J38];[unfiltered.J90]+[unfiltered.J102]+[unfiltered.J114];[unfiltered.J166]+[unfiltered.J178]+[unfiltered.J190])" office:value-type="float" office:value="152.43359209833" calcext:value-type="float">
            <text:p>152,43</text:p>
          </table:table-cell>
          <table:table-cell table:formula="of:=AVERAGE([unfiltered.E14];[unfiltered.E26];[unfiltered.E38];[unfiltered.E90];[unfiltered.E102];[unfiltered.E114];[unfiltered.E166];[unfiltered.E178];[unfiltered.E190])" office:value-type="float" office:value="1.23666666666667" calcext:value-type="float">
            <text:p>1,237</text:p>
          </table:table-cell>
          <table:table-cell table:style-name="ce63" table:formula="of:=STDEVA(([unfiltered.E14]+[unfiltered.E26]+[unfiltered.E38])/3;([unfiltered.E90]+[unfiltered.E102]+[unfiltered.E114])/3;([unfiltered.E166]+[unfiltered.E178]+[unfiltered.E190])/3)" office:value-type="float" office:value="0.0995545634871207" calcext:value-type="float">
            <text:p>0,100</text:p>
          </table:table-cell>
          <table:table-cell table:number-columns-repeated="1017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AVERAGE([unfiltered.F15]+[unfiltered.F27]+[unfiltered.F39];[unfiltered.F91]+[unfiltered.F103]+[unfiltered.F115];[unfiltered.F167]+[unfiltered.F179]+[unfiltered.F191])" office:value-type="float" office:value="2127.57" calcext:value-type="float">
            <text:p>2127,57</text:p>
          </table:table-cell>
          <table:table-cell table:formula="of:=STDEVA([unfiltered.F15]+[unfiltered.F91]+[unfiltered.F167];[unfiltered.F27]+[unfiltered.F103]+[unfiltered.F179];[unfiltered.F39]+[unfiltered.F115]+[unfiltered.F191])" office:value-type="float" office:value="49.7638794709575" calcext:value-type="float">
            <text:p>49,76</text:p>
          </table:table-cell>
          <table:table-cell table:style-name="ce56" table:formula="of:=AVERAGE([unfiltered.J15]+[unfiltered.J27]+[unfiltered.J39];[unfiltered.J91]+[unfiltered.J103]+[unfiltered.J115];[unfiltered.J167]+[unfiltered.J179]+[unfiltered.J191])" office:value-type="float" office:value="1027.33333333333" calcext:value-type="float">
            <text:p>1027,33</text:p>
          </table:table-cell>
          <table:table-cell table:style-name="ce51" table:formula="of:=STDEVA([unfiltered.J15]+[unfiltered.J27]+[unfiltered.J39];[unfiltered.J91]+[unfiltered.J103]+[unfiltered.J115];[unfiltered.J167]+[unfiltered.J179]+[unfiltered.J191])" office:value-type="float" office:value="197.307712300694" calcext:value-type="float">
            <text:p>197,31</text:p>
          </table:table-cell>
          <table:table-cell table:formula="of:=AVERAGE([unfiltered.E15];[unfiltered.E27];[unfiltered.E39];[unfiltered.E91];[unfiltered.E103];[unfiltered.E115];[unfiltered.E167];[unfiltered.E179];[unfiltered.E191])" office:value-type="float" office:value="1.28111111111111" calcext:value-type="float">
            <text:p>1,281</text:p>
          </table:table-cell>
          <table:table-cell table:style-name="ce63" table:formula="of:=STDEVA(([unfiltered.E15]+[unfiltered.E27]+[unfiltered.E39])/3;([unfiltered.E91]+[unfiltered.E103]+[unfiltered.E115])/3;([unfiltered.E167]+[unfiltered.E179]+[unfiltered.E191])/3)" office:value-type="float" office:value="0.00838870492807869" calcext:value-type="float">
            <text:p>0,00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Soma dos Clientes – Balanceador com End IP de Origem</text:p>
          </table:table-cell>
          <table:covered-table-cell table:number-columns-repeated="5" table:style-name="ce49"/>
          <table:covered-table-cell table:style-name="ce61"/>
          <table:table-cell table:number-columns-repeated="1017"/>
        </table:table-row>
        <table:table-row table:style-name="ro1">
          <table:table-cell table:style-name="ce46" office:value-type="string" calcext:value-type="string">
            <text:p>Cli Simult</text:p>
          </table:table-cell>
          <table:table-cell table:style-name="ce50" office:value-type="string" calcext:value-type="string">
            <text:p><text:s/>Med. Trans/s</text:p>
          </table:table-cell>
          <table:table-cell table:style-name="ce50" office:value-type="string" calcext:value-type="string">
            <text:p>DV – Trans/s</text:p>
          </table:table-cell>
          <table:table-cell table:style-name="ce50" office:value-type="string" calcext:value-type="string">
            <text:p>Falhas</text:p>
          </table:table-cell>
          <table:table-cell table:style-name="ce50" office:value-type="string" calcext:value-type="string">
            <text:p>DV – Falhas</text:p>
          </table:table-cell>
          <table:table-cell table:style-name="ce50" office:value-type="string" calcext:value-type="string">
            <text:p>Tempo médio</text:p>
          </table:table-cell>
          <table:table-cell table:style-name="ce62" office:value-type="string" calcext:value-type="string">
            <text:p>DV – T. Médio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AVERAGE([unfiltered.P6]+[unfiltered.P18]+[unfiltered.P30];[unfiltered.P82]+[unfiltered.P94]+[unfiltered.P106];[unfiltered.P158]+[unfiltered.P170]+[unfiltered.P182])" office:value-type="float" office:value="2278.88" calcext:value-type="float">
            <text:p>2278,88</text:p>
          </table:table-cell>
          <table:table-cell table:formula="of:=STDEVA([unfiltered.P6]+[unfiltered.P18]+[unfiltered.P30];[unfiltered.P82]+[unfiltered.P94]+[unfiltered.P106];[unfiltered.P158]+[unfiltered.P170]+[unfiltered.P182])" office:value-type="float" office:value="159.840781091685" calcext:value-type="float">
            <text:p>159,84</text:p>
          </table:table-cell>
          <table:table-cell table:style-name="ce51" table:formula="of:=AVERAGE([unfiltered.T6]+[unfiltered.T18]+[unfiltered.T30];[unfiltered.T82]+[unfiltered.T94]+[unfiltered.T106];[unfiltered.T158]+[unfiltered.T170]+[unfiltered.T182])" office:value-type="float" office:value="24.6666666666667" calcext:value-type="float">
            <text:p>24,67</text:p>
          </table:table-cell>
          <table:table-cell table:style-name="Default" table:formula="of:=STDEVA([unfiltered.T6]+[unfiltered.T18]+[unfiltered.T30];[unfiltered.T82]+[unfiltered.T94]+[unfiltered.T106];[unfiltered.T158]+[unfiltered.T170]+[unfiltered.T182])" office:value-type="float" office:value="32.1299444962691" calcext:value-type="float">
            <text:p>32,1299444962691</text:p>
          </table:table-cell>
          <table:table-cell table:style-name="ce59" table:formula="of:=AVERAGE([unfiltered.O6];[unfiltered.O18];[unfiltered.O30];[unfiltered.O82];[unfiltered.O94];[unfiltered.O106];[unfiltered.O158];[unfiltered.O170];[unfiltered.O182])" office:value-type="float" office:value="0.131111111111111" calcext:value-type="float">
            <text:p>0,131</text:p>
          </table:table-cell>
          <table:table-cell table:style-name="ce64" table:formula="of:=STDEVA(([unfiltered.O6]+[unfiltered.O18]+[unfiltered.O30])/3;([unfiltered.O82]+[unfiltered.O94]+[unfiltered.O106])/3;([unfiltered.O158]+[unfiltered.O170]+[unfiltered.O182])/3)" office:value-type="float" office:value="0.00838870492807862" calcext:value-type="float">
            <text:p>0,008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AVERAGE([unfiltered.P7]+[unfiltered.P19]+[unfiltered.P31];[unfiltered.P83]+[unfiltered.P95]+[unfiltered.P107];[unfiltered.P159]+[unfiltered.P171]+[unfiltered.P183])" office:value-type="float" office:value="2310.92333333333" calcext:value-type="float">
            <text:p>2310,92</text:p>
          </table:table-cell>
          <table:table-cell table:formula="of:=STDEVA([unfiltered.P7]+[unfiltered.P19]+[unfiltered.P31];[unfiltered.P83]+[unfiltered.P95]+[unfiltered.P107];[unfiltered.P159]+[unfiltered.P171]+[unfiltered.P183])" office:value-type="float" office:value="84.3154839476909" calcext:value-type="float">
            <text:p>84,32</text:p>
          </table:table-cell>
          <table:table-cell table:style-name="ce51" table:formula="of:=AVERAGE([unfiltered.T7]+[unfiltered.T19]+[unfiltered.T31];[unfiltered.T83]+[unfiltered.T95]+[unfiltered.T107];[unfiltered.T159]+[unfiltered.T171]+[unfiltered.T183])" office:value-type="float" office:value="50" calcext:value-type="float">
            <text:p>50,00</text:p>
          </table:table-cell>
          <table:table-cell table:style-name="Default" table:formula="of:=STDEVA([unfiltered.T7]+[unfiltered.T19]+[unfiltered.T31];[unfiltered.T83]+[unfiltered.T95]+[unfiltered.T107];[unfiltered.T159]+[unfiltered.T171]+[unfiltered.T183])" office:value-type="float" office:value="44.8441746495573" calcext:value-type="float">
            <text:p>44,8441746495573</text:p>
          </table:table-cell>
          <table:table-cell table:style-name="ce59" table:formula="of:=AVERAGE([unfiltered.O7];[unfiltered.O19];[unfiltered.O31];[unfiltered.O83];[unfiltered.O95];[unfiltered.O107];[unfiltered.O159];[unfiltered.O171];[unfiltered.O183])" office:value-type="float" office:value="0.256666666666667" calcext:value-type="float">
            <text:p>0,257</text:p>
          </table:table-cell>
          <table:table-cell table:style-name="ce64" table:formula="of:=STDEVA(([unfiltered.O7]+[unfiltered.O19]+[unfiltered.O31])/3;([unfiltered.O83]+[unfiltered.O95]+[unfiltered.O107])/3;([unfiltered.O159]+[unfiltered.O171]+[unfiltered.O183])/3)" office:value-type="float" office:value="0.00881917103688196" calcext:value-type="float">
            <text:p>0,009</text:p>
          </table:table-cell>
          <table:table-cell table:number-columns-repeated="1017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AVERAGE([unfiltered.P8]+[unfiltered.P20]+[unfiltered.P32];[unfiltered.P84]+[unfiltered.P96]+[unfiltered.P108];[unfiltered.P160]+[unfiltered.P172]+[unfiltered.P184])" office:value-type="float" office:value="2244.64" calcext:value-type="float">
            <text:p>2244,64</text:p>
          </table:table-cell>
          <table:table-cell table:formula="of:=STDEVA([unfiltered.P8]+[unfiltered.P20]+[unfiltered.P32];[unfiltered.P84]+[unfiltered.P96]+[unfiltered.P108];[unfiltered.P160]+[unfiltered.P172]+[unfiltered.P184])" office:value-type="float" office:value="128.791762547144" calcext:value-type="float">
            <text:p>128,79</text:p>
          </table:table-cell>
          <table:table-cell table:style-name="ce51" table:formula="of:=AVERAGE([unfiltered.T8]+[unfiltered.T20]+[unfiltered.T32];[unfiltered.T84]+[unfiltered.T96]+[unfiltered.T108];[unfiltered.T160]+[unfiltered.T172]+[unfiltered.T184])" office:value-type="float" office:value="98.6666666666667" calcext:value-type="float">
            <text:p>98,67</text:p>
          </table:table-cell>
          <table:table-cell table:style-name="Default" table:formula="of:=STDEVA([unfiltered.T8]+[unfiltered.T20]+[unfiltered.T32];[unfiltered.T84]+[unfiltered.T96]+[unfiltered.T108];[unfiltered.T160]+[unfiltered.T172]+[unfiltered.T184])" office:value-type="float" office:value="89.7904968987996" calcext:value-type="float">
            <text:p>89,7904968987996</text:p>
          </table:table-cell>
          <table:table-cell table:style-name="ce59" table:formula="of:=AVERAGE([unfiltered.O8];[unfiltered.O20];[unfiltered.O32];[unfiltered.O84];[unfiltered.O96];[unfiltered.O108];[unfiltered.O160];[unfiltered.O172];[unfiltered.O184])" office:value-type="float" office:value="0.393333333333333" calcext:value-type="float">
            <text:p>0,393</text:p>
          </table:table-cell>
          <table:table-cell table:style-name="ce64" table:formula="of:=STDEVA(([unfiltered.O8]+[unfiltered.O20]+[unfiltered.O32])/3;([unfiltered.O84]+[unfiltered.O96]+[unfiltered.O108])/3;([unfiltered.O160]+[unfiltered.O172]+[unfiltered.O184])/3)" office:value-type="float" office:value="0.02185812841434" calcext:value-type="float">
            <text:p>0,022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AVERAGE([unfiltered.P9]+[unfiltered.P21]+[unfiltered.P33];[unfiltered.P85]+[unfiltered.P97]+[unfiltered.P109];[unfiltered.P161]+[unfiltered.P173]+[unfiltered.P185])" office:value-type="float" office:value="2313.66333333333" calcext:value-type="float">
            <text:p>2313,66</text:p>
          </table:table-cell>
          <table:table-cell table:formula="of:=STDEVA([unfiltered.P9]+[unfiltered.P21]+[unfiltered.P33];[unfiltered.P85]+[unfiltered.P97]+[unfiltered.P109];[unfiltered.P161]+[unfiltered.P173]+[unfiltered.P185])" office:value-type="float" office:value="2.37243194493193" calcext:value-type="float">
            <text:p>2,37</text:p>
          </table:table-cell>
          <table:table-cell table:style-name="ce51" table:formula="of:=AVERAGE([unfiltered.T9]+[unfiltered.T21]+[unfiltered.T33];[unfiltered.T85]+[unfiltered.T97]+[unfiltered.T109];[unfiltered.T161]+[unfiltered.T173]+[unfiltered.T185])" office:value-type="float" office:value="133" calcext:value-type="float">
            <text:p>133,00</text:p>
          </table:table-cell>
          <table:table-cell table:style-name="Default" table:formula="of:=STDEVA([unfiltered.T9]+[unfiltered.T21]+[unfiltered.T33];[unfiltered.T85]+[unfiltered.T97]+[unfiltered.T109];[unfiltered.T161]+[unfiltered.T173]+[unfiltered.T185])" office:value-type="float" office:value="105.418214744891" calcext:value-type="float">
            <text:p>105,418214744891</text:p>
          </table:table-cell>
          <table:table-cell table:style-name="ce59" table:formula="of:=AVERAGE([unfiltered.O9];[unfiltered.O21];[unfiltered.O33];[unfiltered.O85];[unfiltered.O97];[unfiltered.O109];[unfiltered.O161];[unfiltered.O173];[unfiltered.O185])" office:value-type="float" office:value="0.505555555555556" calcext:value-type="float">
            <text:p>0,506</text:p>
          </table:table-cell>
          <table:table-cell table:style-name="ce64" table:formula="of:=STDEVA(([unfiltered.O9]+[unfiltered.O21]+[unfiltered.O33])/3;([unfiltered.O85]+[unfiltered.O97]+[unfiltered.O109])/3;([unfiltered.O161]+[unfiltered.O173]+[unfiltered.O185])/3)" office:value-type="float" office:value="0.0019245008972988" calcext:value-type="float">
            <text:p>0,002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AVERAGE([unfiltered.P10]+[unfiltered.P22]+[unfiltered.P34];[unfiltered.P86]+[unfiltered.P98]+[unfiltered.P110];[unfiltered.P162]+[unfiltered.P174]+[unfiltered.P186])" office:value-type="float" office:value="2274.94666666667" calcext:value-type="float">
            <text:p>2274,95</text:p>
          </table:table-cell>
          <table:table-cell table:formula="of:=STDEVA([unfiltered.P10]+[unfiltered.P22]+[unfiltered.P34];[unfiltered.P86]+[unfiltered.P98]+[unfiltered.P110];[unfiltered.P162]+[unfiltered.P174]+[unfiltered.P186])" office:value-type="float" office:value="46.7288715178672" calcext:value-type="float">
            <text:p>46,73</text:p>
          </table:table-cell>
          <table:table-cell table:style-name="ce51" table:formula="of:=AVERAGE([unfiltered.T10]+[unfiltered.T22]+[unfiltered.T34];[unfiltered.T86]+[unfiltered.T98]+[unfiltered.T110];[unfiltered.T162]+[unfiltered.T174]+[unfiltered.T186])" office:value-type="float" office:value="259.666666666667" calcext:value-type="float">
            <text:p>259,67</text:p>
          </table:table-cell>
          <table:table-cell table:style-name="Default" table:formula="of:=STDEVA([unfiltered.T10]+[unfiltered.T22]+[unfiltered.T34];[unfiltered.T86]+[unfiltered.T98]+[unfiltered.T110];[unfiltered.T162]+[unfiltered.T174]+[unfiltered.T186])" office:value-type="float" office:value="149.617289553492" calcext:value-type="float">
            <text:p>149,617289553492</text:p>
          </table:table-cell>
          <table:table-cell table:style-name="ce59" table:formula="of:=AVERAGE([unfiltered.O10];[unfiltered.O22];[unfiltered.O34];[unfiltered.O86];[unfiltered.O98];[unfiltered.O110];[unfiltered.O162];[unfiltered.O174];[unfiltered.O186])" office:value-type="float" office:value="0.637777777777778" calcext:value-type="float">
            <text:p>0,638</text:p>
          </table:table-cell>
          <table:table-cell table:style-name="ce64" table:formula="of:=STDEVA(([unfiltered.O10]+[unfiltered.O22]+[unfiltered.O34])/3;([unfiltered.O86]+[unfiltered.O98]+[unfiltered.O110])/3;([unfiltered.O162]+[unfiltered.O174]+[unfiltered.O186])/3)" office:value-type="float" office:value="0.0117062819476142" calcext:value-type="float">
            <text:p>0,012</text:p>
          </table:table-cell>
          <table:table-cell table:number-columns-repeated="1017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AVERAGE([unfiltered.P11]+[unfiltered.P23]+[unfiltered.P35];[unfiltered.P87]+[unfiltered.P99]+[unfiltered.P111];[unfiltered.P163]+[unfiltered.P175]+[unfiltered.P187])" office:value-type="float" office:value="2217.92" calcext:value-type="float">
            <text:p>2217,92</text:p>
          </table:table-cell>
          <table:table-cell table:formula="of:=STDEVA([unfiltered.P11]+[unfiltered.P23]+[unfiltered.P35];[unfiltered.P87]+[unfiltered.P99]+[unfiltered.P111];[unfiltered.P163]+[unfiltered.P175]+[unfiltered.P187])" office:value-type="float" office:value="19.8548432378601" calcext:value-type="float">
            <text:p>19,85</text:p>
          </table:table-cell>
          <table:table-cell table:style-name="ce51" table:formula="of:=AVERAGE([unfiltered.T11]+[unfiltered.T23]+[unfiltered.T35];[unfiltered.T87]+[unfiltered.T99]+[unfiltered.T111];[unfiltered.T163]+[unfiltered.T175]+[unfiltered.T187])" office:value-type="float" office:value="399.666666666667" calcext:value-type="float">
            <text:p>399,67</text:p>
          </table:table-cell>
          <table:table-cell table:style-name="Default" table:formula="of:=STDEVA([unfiltered.T11]+[unfiltered.T23]+[unfiltered.T35];[unfiltered.T87]+[unfiltered.T99]+[unfiltered.T111];[unfiltered.T163]+[unfiltered.T175]+[unfiltered.T187])" office:value-type="float" office:value="162.500256410054" calcext:value-type="float">
            <text:p>162,500256410054</text:p>
          </table:table-cell>
          <table:table-cell table:style-name="ce59" table:formula="of:=AVERAGE([unfiltered.O11];[unfiltered.O23];[unfiltered.O35];[unfiltered.O87];[unfiltered.O99];[unfiltered.O111];[unfiltered.O163];[unfiltered.O175];[unfiltered.O187])" office:value-type="float" office:value="0.774444444444444" calcext:value-type="float">
            <text:p>0,774</text:p>
          </table:table-cell>
          <table:table-cell table:style-name="ce64" table:formula="of:=STDEVA(([unfiltered.O11]+[unfiltered.O23]+[unfiltered.O35])/3;([unfiltered.O87]+[unfiltered.O99]+[unfiltered.O111])/3;([unfiltered.O163]+[unfiltered.O175]+[unfiltered.O187])/3)" office:value-type="float" office:value="0.00693888666488712" calcext:value-type="float">
            <text:p>0,007</text:p>
          </table:table-cell>
          <table:table-cell table:number-columns-repeated="1017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AVERAGE([unfiltered.P12]+[unfiltered.P24]+[unfiltered.P36];[unfiltered.P88]+[unfiltered.P100]+[unfiltered.P112];[unfiltered.P164]+[unfiltered.P176]+[unfiltered.P188])" office:value-type="float" office:value="2068.62333333333" calcext:value-type="float">
            <text:p>2068,62</text:p>
          </table:table-cell>
          <table:table-cell table:formula="of:=STDEVA([unfiltered.P12]+[unfiltered.P24]+[unfiltered.P36];[unfiltered.P88]+[unfiltered.P100]+[unfiltered.P112];[unfiltered.P164]+[unfiltered.P176]+[unfiltered.P188])" office:value-type="float" office:value="155.178408721489" calcext:value-type="float">
            <text:p>155,18</text:p>
          </table:table-cell>
          <table:table-cell table:style-name="ce51" table:formula="of:=AVERAGE([unfiltered.T12]+[unfiltered.T24]+[unfiltered.T36];[unfiltered.T88]+[unfiltered.T100]+[unfiltered.T112];[unfiltered.T164]+[unfiltered.T176]+[unfiltered.T188])" office:value-type="float" office:value="518" calcext:value-type="float">
            <text:p>518,00</text:p>
          </table:table-cell>
          <table:table-cell table:style-name="Default" table:formula="of:=STDEVA([unfiltered.T12]+[unfiltered.T24]+[unfiltered.T36];[unfiltered.T88]+[unfiltered.T100]+[unfiltered.T112];[unfiltered.T164]+[unfiltered.T176]+[unfiltered.T188])" office:value-type="float" office:value="212.110820091762" calcext:value-type="float">
            <text:p>212,110820091762</text:p>
          </table:table-cell>
          <table:table-cell table:style-name="ce59" table:formula="of:=AVERAGE([unfiltered.O12];[unfiltered.O24];[unfiltered.O36];[unfiltered.O88];[unfiltered.O100];[unfiltered.O112];[unfiltered.O164];[unfiltered.O176];[unfiltered.O188])" office:value-type="float" office:value="0.953333333333333" calcext:value-type="float">
            <text:p>0,953</text:p>
          </table:table-cell>
          <table:table-cell table:style-name="ce64" table:formula="of:=STDEVA(([unfiltered.O12]+[unfiltered.O24]+[unfiltered.O36])/3;([unfiltered.O88]+[unfiltered.O100]+[unfiltered.O112])/3;([unfiltered.O164]+[unfiltered.O176]+[unfiltered.O188])/3)" office:value-type="float" office:value="0.0611010092660778" calcext:value-type="float">
            <text:p>0,061</text:p>
          </table:table-cell>
          <table:table-cell table:number-columns-repeated="1017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AVERAGE([unfiltered.P13]+[unfiltered.P25]+[unfiltered.P37];[unfiltered.P89]+[unfiltered.P101]+[unfiltered.P113];[unfiltered.P165]+[unfiltered.P177]+[unfiltered.P189])" office:value-type="float" office:value="2163.46666666667" calcext:value-type="float">
            <text:p>2163,47</text:p>
          </table:table-cell>
          <table:table-cell table:formula="of:=STDEVA([unfiltered.P13]+[unfiltered.P25]+[unfiltered.P37];[unfiltered.P89]+[unfiltered.P101]+[unfiltered.P113];[unfiltered.P165]+[unfiltered.P177]+[unfiltered.P189])" office:value-type="float" office:value="7.07848383012445" calcext:value-type="float">
            <text:p>7,08</text:p>
          </table:table-cell>
          <table:table-cell table:style-name="ce51" table:formula="of:=AVERAGE([unfiltered.T13]+[unfiltered.T25]+[unfiltered.T37];[unfiltered.T89]+[unfiltered.T101]+[unfiltered.T113];[unfiltered.T165]+[unfiltered.T177]+[unfiltered.T189])" office:value-type="float" office:value="684.666666666667" calcext:value-type="float">
            <text:p>684,67</text:p>
          </table:table-cell>
          <table:table-cell table:style-name="Default" table:formula="of:=STDEVA([unfiltered.T13]+[unfiltered.T25]+[unfiltered.T37];[unfiltered.T89]+[unfiltered.T101]+[unfiltered.T113];[unfiltered.T165]+[unfiltered.T177]+[unfiltered.T189])" office:value-type="float" office:value="235.966805575135" calcext:value-type="float">
            <text:p>235,966805575135</text:p>
          </table:table-cell>
          <table:table-cell table:style-name="ce59" table:formula="of:=AVERAGE([unfiltered.O13];[unfiltered.O25];[unfiltered.O37];[unfiltered.O89];[unfiltered.O101];[unfiltered.O113];[unfiltered.O165];[unfiltered.O177];[unfiltered.O189])" office:value-type="float" office:value="1.03444444444444" calcext:value-type="float">
            <text:p>1,034</text:p>
          </table:table-cell>
          <table:table-cell table:style-name="ce64" table:formula="of:=STDEVA(([unfiltered.O13]+[unfiltered.O25]+[unfiltered.O37])/3;([unfiltered.O89]+[unfiltered.O101]+[unfiltered.O113])/3;([unfiltered.O165]+[unfiltered.O177]+[unfiltered.O189])/3)" office:value-type="float" office:value="0.00384900179459759" calcext:value-type="float">
            <text:p>0,004</text:p>
          </table:table-cell>
          <table:table-cell table:number-columns-repeated="1017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AVERAGE([unfiltered.P14]+[unfiltered.P26]+[unfiltered.P38];[unfiltered.P90]+[unfiltered.P102]+[unfiltered.P114];[unfiltered.P166]+[unfiltered.P178]+[unfiltered.P190])" office:value-type="float" office:value="2148.36666666667" calcext:value-type="float">
            <text:p>2148,37</text:p>
          </table:table-cell>
          <table:table-cell table:formula="of:=STDEVA([unfiltered.P14]+[unfiltered.P26]+[unfiltered.P38];[unfiltered.P90]+[unfiltered.P102]+[unfiltered.P114];[unfiltered.P166]+[unfiltered.P178]+[unfiltered.P190])" office:value-type="float" office:value="5.00841625000716" calcext:value-type="float">
            <text:p>5,01</text:p>
          </table:table-cell>
          <table:table-cell table:style-name="ce51" table:formula="of:=AVERAGE([unfiltered.T14]+[unfiltered.T26]+[unfiltered.T38];[unfiltered.T90]+[unfiltered.T102]+[unfiltered.T114];[unfiltered.T166]+[unfiltered.T178]+[unfiltered.T190])" office:value-type="float" office:value="860.333333333333" calcext:value-type="float">
            <text:p>860,33</text:p>
          </table:table-cell>
          <table:table-cell table:style-name="Default" table:formula="of:=STDEVA([unfiltered.T14]+[unfiltered.T26]+[unfiltered.T38];[unfiltered.T90]+[unfiltered.T102]+[unfiltered.T114];[unfiltered.T166]+[unfiltered.T178]+[unfiltered.T190])" office:value-type="float" office:value="316.038499764401" calcext:value-type="float">
            <text:p>316,038499764401</text:p>
          </table:table-cell>
          <table:table-cell table:style-name="ce59" table:formula="of:=AVERAGE([unfiltered.O14];[unfiltered.O26];[unfiltered.O38];[unfiltered.O90];[unfiltered.O102];[unfiltered.O114];[unfiltered.O166];[unfiltered.O178];[unfiltered.O190])" office:value-type="float" office:value="1.15555555555556" calcext:value-type="float">
            <text:p>1,156</text:p>
          </table:table-cell>
          <table:table-cell table:style-name="ce64" table:formula="of:=STDEVA(([unfiltered.O14]+[unfiltered.O26]+[unfiltered.O38])/3;([unfiltered.O90]+[unfiltered.O102]+[unfiltered.O114])/3;([unfiltered.O166]+[unfiltered.O178]+[unfiltered.O190])/3)" office:value-type="float" office:value="0.00769800358919506" calcext:value-type="float">
            <text:p>0,008</text:p>
          </table:table-cell>
          <table:table-cell table:number-columns-repeated="1017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AVERAGE([unfiltered.P15]+[unfiltered.P27]+[unfiltered.P39];[unfiltered.P91]+[unfiltered.P103]+[unfiltered.P115];[unfiltered.P167]+[unfiltered.P179]+[unfiltered.P191])" office:value-type="float" office:value="2171.55333333333" calcext:value-type="float">
            <text:p>2171,55</text:p>
          </table:table-cell>
          <table:table-cell table:formula="of:=STDEVA([unfiltered.P15]+[unfiltered.P27]+[unfiltered.P39];[unfiltered.P91]+[unfiltered.P103]+[unfiltered.P115];[unfiltered.P167]+[unfiltered.P179]+[unfiltered.P191])" office:value-type="float" office:value="35.842717995896" calcext:value-type="float">
            <text:p>35,84</text:p>
          </table:table-cell>
          <table:table-cell table:style-name="ce51" table:formula="of:=AVERAGE([unfiltered.T15]+[unfiltered.T27]+[unfiltered.T39];[unfiltered.T91]+[unfiltered.T103]+[unfiltered.T115];[unfiltered.T167]+[unfiltered.T179]+[unfiltered.T191])" office:value-type="float" office:value="1071.33333333333" calcext:value-type="float">
            <text:p>1071,33</text:p>
          </table:table-cell>
          <table:table-cell table:style-name="Default" table:formula="of:=STDEVA([unfiltered.T15]+[unfiltered.T27]+[unfiltered.T39];[unfiltered.T91]+[unfiltered.T103]+[unfiltered.T115];[unfiltered.T167]+[unfiltered.T179]+[unfiltered.T191])" office:value-type="float" office:value="122.087400387318" calcext:value-type="float">
            <text:p>122,087400387318</text:p>
          </table:table-cell>
          <table:table-cell table:style-name="ce59" table:formula="of:=AVERAGE([unfiltered.O15];[unfiltered.O27];[unfiltered.O39];[unfiltered.O91];[unfiltered.O103];[unfiltered.O115];[unfiltered.O167];[unfiltered.O179];[unfiltered.O191])" office:value-type="float" office:value="1.25555555555556" calcext:value-type="float">
            <text:p>1,256</text:p>
          </table:table-cell>
          <table:table-cell table:style-name="ce64" table:formula="of:=STDEVA(([unfiltered.O15]+[unfiltered.O27]+[unfiltered.O39])/3;([unfiltered.O91]+[unfiltered.O103]+[unfiltered.O115])/3;([unfiltered.O167]+[unfiltered.O179]+[unfiltered.O191])/3)" office:value-type="float" office:value="0.0269430125621826" calcext:value-type="float">
            <text:p>0,02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Soma dos Clientes – Sem Balanceador</text:p>
          </table:table-cell>
          <table:covered-table-cell table:number-columns-repeated="5" table:style-name="ce49"/>
          <table:covered-table-cell table:style-name="ce61"/>
          <table:table-cell table:number-columns-repeated="1017"/>
        </table:table-row>
        <table:table-row table:style-name="ro1">
          <table:table-cell table:style-name="ce46" office:value-type="string" calcext:value-type="string">
            <text:p>Cli Simult</text:p>
          </table:table-cell>
          <table:table-cell table:style-name="ce50" office:value-type="string" calcext:value-type="string">
            <text:p><text:s/>Med. Trans/s</text:p>
          </table:table-cell>
          <table:table-cell table:style-name="ce50" office:value-type="string" calcext:value-type="string">
            <text:p>DV – Trans/s</text:p>
          </table:table-cell>
          <table:table-cell table:style-name="ce50" office:value-type="string" calcext:value-type="string">
            <text:p>Falhas</text:p>
          </table:table-cell>
          <table:table-cell table:style-name="ce50" office:value-type="string" calcext:value-type="string">
            <text:p>DV – Falhas</text:p>
          </table:table-cell>
          <table:table-cell table:style-name="ce50" office:value-type="string" calcext:value-type="string">
            <text:p>Tempo médio</text:p>
          </table:table-cell>
          <table:table-cell table:style-name="ce62" office:value-type="string" calcext:value-type="string">
            <text:p>DV – T. Médio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unfiltered.F43]+[unfiltered.F55]+[unfiltered.F67]" office:value-type="float" office:value="3229.72" calcext:value-type="float">
            <text:p>3229,72</text:p>
          </table:table-cell>
          <table:table-cell table:style-name="ce54" office:value-type="string" calcext:value-type="string">
            <text:p>-</text:p>
          </table:table-cell>
          <table:table-cell table:formula="of:=[unfiltered.J43]+[unfiltered.J55]+[unfiltered.J67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AVERAGE([unfiltered.E43];[unfiltered.E55];[unfiltered.E67])" office:value-type="float" office:value="0.09" calcext:value-type="float">
            <text:p>0,09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unfiltered.F44]+[unfiltered.F56]+[unfiltered.F68]" office:value-type="float" office:value="3140.02" calcext:value-type="float">
            <text:p>3140,02</text:p>
          </table:table-cell>
          <table:table-cell table:style-name="ce54" office:value-type="string" calcext:value-type="string">
            <text:p>-</text:p>
          </table:table-cell>
          <table:table-cell table:formula="of:=[unfiltered.J44]+[unfiltered.J56]+[unfiltered.J68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AVERAGE([unfiltered.E44];[unfiltered.E56];[unfiltered.E68])" office:value-type="float" office:value="0.19" calcext:value-type="float">
            <text:p>0,19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unfiltered.F45]+[unfiltered.F57]+[unfiltered.F69]" office:value-type="float" office:value="2702.64" calcext:value-type="float">
            <text:p>2702,64</text:p>
          </table:table-cell>
          <table:table-cell table:style-name="ce54" office:value-type="string" calcext:value-type="string">
            <text:p>-</text:p>
          </table:table-cell>
          <table:table-cell table:formula="of:=[unfiltered.J45]+[unfiltered.J57]+[unfiltered.J69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AVERAGE([unfiltered.E45];[unfiltered.E57];[unfiltered.E69])" office:value-type="float" office:value="0.326666666666667" calcext:value-type="float">
            <text:p>0,32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unfiltered.F46]+[unfiltered.F58]+[unfiltered.F70]" office:value-type="float" office:value="3033.62" calcext:value-type="float">
            <text:p>3033,62</text:p>
          </table:table-cell>
          <table:table-cell table:style-name="ce54" office:value-type="string" calcext:value-type="string">
            <text:p>-</text:p>
          </table:table-cell>
          <table:table-cell table:formula="of:=[unfiltered.J46]+[unfiltered.J58]+[unfiltered.J70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AVERAGE([unfiltered.E46];[unfiltered.E58];[unfiltered.E70])" office:value-type="float" office:value="0.383333333333333" calcext:value-type="float">
            <text:p>0,38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unfiltered.F47]+[unfiltered.F59]+[unfiltered.F71]" office:value-type="float" office:value="2709.39" calcext:value-type="float">
            <text:p>2709,39</text:p>
          </table:table-cell>
          <table:table-cell table:style-name="ce54" office:value-type="string" calcext:value-type="string">
            <text:p>-</text:p>
          </table:table-cell>
          <table:table-cell table:formula="of:=[unfiltered.J47]+[unfiltered.J59]+[unfiltered.J71]"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table:formula="of:=AVERAGE([unfiltered.E47];[unfiltered.E59];[unfiltered.E71])" office:value-type="float" office:value="0.533333333333333" calcext:value-type="float">
            <text:p>0,53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unfiltered.F48]+[unfiltered.F60]+[unfiltered.F72]" office:value-type="float" office:value="2584.74" calcext:value-type="float">
            <text:p>2584,74</text:p>
          </table:table-cell>
          <table:table-cell table:style-name="ce54" office:value-type="string" calcext:value-type="string">
            <text:p>-</text:p>
          </table:table-cell>
          <table:table-cell table:formula="of:=[unfiltered.J48]+[unfiltered.J60]+[unfiltered.J72]"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table:formula="of:=AVERAGE([unfiltered.E48];[unfiltered.E60];[unfiltered.E72])" office:value-type="float" office:value="0.66" calcext:value-type="float">
            <text:p>0,66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[unfiltered.F49]+[unfiltered.F61]+[unfiltered.F73]" office:value-type="float" office:value="2403.63" calcext:value-type="float">
            <text:p>2403,63</text:p>
          </table:table-cell>
          <table:table-cell table:style-name="ce54" office:value-type="string" calcext:value-type="string">
            <text:p>-</text:p>
          </table:table-cell>
          <table:table-cell table:formula="of:=[unfiltered.J49]+[unfiltered.J61]+[unfiltered.J73]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formula="of:=AVERAGE([unfiltered.E49];[unfiltered.E61];[unfiltered.E73])" office:value-type="float" office:value="0.793333333333333" calcext:value-type="float">
            <text:p>0,79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unfiltered.F50]+[unfiltered.F62]+[unfiltered.F74]" office:value-type="float" office:value="2588.56" calcext:value-type="float">
            <text:p>2588,56</text:p>
          </table:table-cell>
          <table:table-cell table:style-name="ce54" office:value-type="string" calcext:value-type="string">
            <text:p>-</text:p>
          </table:table-cell>
          <table:table-cell table:formula="of:=[unfiltered.J50]+[unfiltered.J62]+[unfiltered.J74]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formula="of:=AVERAGE([unfiltered.E50];[unfiltered.E62];[unfiltered.E74])" office:value-type="float" office:value="0.82" calcext:value-type="float">
            <text:p>0,82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unfiltered.F51]+[unfiltered.F63]+[unfiltered.F75]" office:value-type="float" office:value="2587.14" calcext:value-type="float">
            <text:p>2587,14</text:p>
          </table:table-cell>
          <table:table-cell table:style-name="ce54" office:value-type="string" calcext:value-type="string">
            <text:p>-</text:p>
          </table:table-cell>
          <table:table-cell table:formula="of:=[unfiltered.J51]+[unfiltered.J63]+[unfiltered.J75]" office:value-type="float" office:value="218" calcext:value-type="float">
            <text:p>218</text:p>
          </table:table-cell>
          <table:table-cell office:value-type="string" calcext:value-type="string">
            <text:p>-</text:p>
          </table:table-cell>
          <table:table-cell table:formula="of:=AVERAGE([unfiltered.E51];[unfiltered.E63];[unfiltered.E75])" office:value-type="float" office:value="0.933333333333333" calcext:value-type="float">
            <text:p>0,93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52" table:formula="of:=[unfiltered.F52]+[unfiltered.F64]+[unfiltered.F76]" office:value-type="float" office:value="2524.69" calcext:value-type="float">
            <text:p>2524,69</text:p>
          </table:table-cell>
          <table:table-cell table:style-name="ce54" office:value-type="string" calcext:value-type="string">
            <text:p>-</text:p>
          </table:table-cell>
          <table:table-cell table:style-name="ce57" table:formula="of:=[unfiltered.J52]+[unfiltered.J64]+[unfiltered.J76]" office:value-type="float" office:value="214" calcext:value-type="float">
            <text:p>214</text:p>
          </table:table-cell>
          <table:table-cell office:value-type="string" calcext:value-type="string">
            <text:p>-</text:p>
          </table:table-cell>
          <table:table-cell table:formula="of:=AVERAGE([unfiltered.E52];[unfiltered.E64];[unfiltered.E76])" office:value-type="float" office:value="1.05666666666667" calcext:value-type="float">
            <text:p>1,05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Soma dos Clientes – Sem ClickOS</text:p>
          </table:table-cell>
          <table:covered-table-cell table:number-columns-repeated="5" table:style-name="ce49"/>
          <table:covered-table-cell table:style-name="ce61"/>
          <table:table-cell table:number-columns-repeated="1017"/>
        </table:table-row>
        <table:table-row table:style-name="ro1">
          <table:table-cell table:style-name="ce46" office:value-type="string" calcext:value-type="string">
            <text:p>Cli Simult</text:p>
          </table:table-cell>
          <table:table-cell table:style-name="ce50" office:value-type="string" calcext:value-type="string">
            <text:p><text:s/>Med. Trans/s</text:p>
          </table:table-cell>
          <table:table-cell table:style-name="ce50" office:value-type="string" calcext:value-type="string">
            <text:p>DV – Trans/s</text:p>
          </table:table-cell>
          <table:table-cell table:style-name="ce50" office:value-type="string" calcext:value-type="string">
            <text:p>Falhas</text:p>
          </table:table-cell>
          <table:table-cell table:style-name="ce50" office:value-type="string" calcext:value-type="string">
            <text:p>DV – Falhas</text:p>
          </table:table-cell>
          <table:table-cell table:style-name="ce50" office:value-type="string" calcext:value-type="string">
            <text:p>Tempo médio</text:p>
          </table:table-cell>
          <table:table-cell table:style-name="ce62" office:value-type="string" calcext:value-type="string">
            <text:p>DV – T. Médio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unfiltered.P43]+[unfiltered.P55]+[unfiltered.P67]" office:value-type="float" office:value="3847" calcext:value-type="float">
            <text:p>3847,00</text:p>
          </table:table-cell>
          <table:table-cell table:style-name="ce54" office:value-type="string" calcext:value-type="string">
            <text:p>-</text:p>
          </table:table-cell>
          <table:table-cell table:formula="of:=[unfiltered.T43]+[unfiltered.T55]+[unfiltered.T67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AVERAGE([unfiltered.O43];[unfiltered.O55];[unfiltered.O67])" office:value-type="float" office:value="0.08" calcext:value-type="float">
            <text:p>0,08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unfiltered.P44]+[unfiltered.P56]+[unfiltered.P68]" office:value-type="float" office:value="3749.08" calcext:value-type="float">
            <text:p>3749,08</text:p>
          </table:table-cell>
          <table:table-cell table:style-name="ce54" office:value-type="string" calcext:value-type="string">
            <text:p>-</text:p>
          </table:table-cell>
          <table:table-cell table:formula="of:=[unfiltered.T44]+[unfiltered.T56]+[unfiltered.T68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AVERAGE([unfiltered.O44];[unfiltered.O56];[unfiltered.O68])" office:value-type="float" office:value="0.16" calcext:value-type="float">
            <text:p>0,16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unfiltered.P45]+[unfiltered.P57]+[unfiltered.P69]" office:value-type="float" office:value="3695.34" calcext:value-type="float">
            <text:p>3695,34</text:p>
          </table:table-cell>
          <table:table-cell table:style-name="ce54" office:value-type="string" calcext:value-type="string">
            <text:p>-</text:p>
          </table:table-cell>
          <table:table-cell table:formula="of:=[unfiltered.T45]+[unfiltered.T57]+[unfiltered.T69]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formula="of:=AVERAGE([unfiltered.O45];[unfiltered.O57];[unfiltered.O69])" office:value-type="float" office:value="0.24" calcext:value-type="float">
            <text:p>0,24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unfiltered.P46]+[unfiltered.P58]+[unfiltered.P70]" office:value-type="float" office:value="3715.87" calcext:value-type="float">
            <text:p>3715,87</text:p>
          </table:table-cell>
          <table:table-cell table:style-name="ce54" office:value-type="string" calcext:value-type="string">
            <text:p>-</text:p>
          </table:table-cell>
          <table:table-cell table:formula="of:=[unfiltered.T46]+[unfiltered.T58]+[unfiltered.T70]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formula="of:=AVERAGE([unfiltered.O46];[unfiltered.O58];[unfiltered.O70])" office:value-type="float" office:value="0.316666666666667" calcext:value-type="float">
            <text:p>0,31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unfiltered.P47]+[unfiltered.P59]+[unfiltered.P71]" office:value-type="float" office:value="3664.87" calcext:value-type="float">
            <text:p>3664,87</text:p>
          </table:table-cell>
          <table:table-cell table:style-name="ce54" office:value-type="string" calcext:value-type="string">
            <text:p>-</text:p>
          </table:table-cell>
          <table:table-cell table:formula="of:=[unfiltered.T47]+[unfiltered.T59]+[unfiltered.T71]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formula="of:=AVERAGE([unfiltered.O47];[unfiltered.O59];[unfiltered.O71])" office:value-type="float" office:value="0.393333333333333" calcext:value-type="float">
            <text:p>0,39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unfiltered.P48]+[unfiltered.P60]+[unfiltered.P72]" office:value-type="float" office:value="3626.06" calcext:value-type="float">
            <text:p>3626,06</text:p>
          </table:table-cell>
          <table:table-cell table:style-name="ce54" office:value-type="string" calcext:value-type="string">
            <text:p>-</text:p>
          </table:table-cell>
          <table:table-cell table:formula="of:=[unfiltered.T48]+[unfiltered.T60]+[unfiltered.T72]"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table:formula="of:=AVERAGE([unfiltered.O48];[unfiltered.O60];[unfiltered.O72])" office:value-type="float" office:value="0.466666666666667" calcext:value-type="float">
            <text:p>0,46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[unfiltered.P49]+[unfiltered.P61]+[unfiltered.P73]" office:value-type="float" office:value="3613.99" calcext:value-type="float">
            <text:p>3613,99</text:p>
          </table:table-cell>
          <table:table-cell table:style-name="ce54" office:value-type="string" calcext:value-type="string">
            <text:p>-</text:p>
          </table:table-cell>
          <table:table-cell table:formula="of:=[unfiltered.T49]+[unfiltered.T61]+[unfiltered.T73]" office:value-type="float" office:value="131" calcext:value-type="float">
            <text:p>131</text:p>
          </table:table-cell>
          <table:table-cell office:value-type="string" calcext:value-type="string">
            <text:p>-</text:p>
          </table:table-cell>
          <table:table-cell table:formula="of:=AVERAGE([unfiltered.O49];[unfiltered.O61];[unfiltered.O73])" office:value-type="float" office:value="0.55" calcext:value-type="float">
            <text:p>0,55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unfiltered.P50]+[unfiltered.P62]+[unfiltered.P74]" office:value-type="float" office:value="3508.17" calcext:value-type="float">
            <text:p>3508,17</text:p>
          </table:table-cell>
          <table:table-cell table:style-name="ce54" office:value-type="string" calcext:value-type="string">
            <text:p>-</text:p>
          </table:table-cell>
          <table:table-cell table:formula="of:=[unfiltered.T50]+[unfiltered.T62]+[unfiltered.T74]" office:value-type="float" office:value="174" calcext:value-type="float">
            <text:p>174</text:p>
          </table:table-cell>
          <table:table-cell office:value-type="string" calcext:value-type="string">
            <text:p>-</text:p>
          </table:table-cell>
          <table:table-cell table:formula="of:=AVERAGE([unfiltered.O50];[unfiltered.O62];[unfiltered.O74])" office:value-type="float" office:value="0.626666666666667" calcext:value-type="float">
            <text:p>0,62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unfiltered.P51]+[unfiltered.P63]+[unfiltered.P75]" office:value-type="float" office:value="3501.34" calcext:value-type="float">
            <text:p>3501,34</text:p>
          </table:table-cell>
          <table:table-cell table:style-name="ce54" office:value-type="string" calcext:value-type="string">
            <text:p>-</text:p>
          </table:table-cell>
          <table:table-cell table:formula="of:=[unfiltered.T51]+[unfiltered.T63]+[unfiltered.T75]"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table:formula="of:=AVERAGE([unfiltered.O51];[unfiltered.O63];[unfiltered.O75])" office:value-type="float" office:value="0.7" calcext:value-type="float">
            <text:p>0,70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48" office:value-type="float" office:value="3000" calcext:value-type="float">
            <text:p>3000</text:p>
          </table:table-cell>
          <table:table-cell table:style-name="ce53" table:formula="of:=[unfiltered.P52]+[unfiltered.P64]+[unfiltered.P76]" office:value-type="float" office:value="3461.92" calcext:value-type="float">
            <text:p>3461,92</text:p>
          </table:table-cell>
          <table:table-cell table:style-name="ce55" office:value-type="string" calcext:value-type="string">
            <text:p>-</text:p>
          </table:table-cell>
          <table:table-cell table:style-name="ce19" table:formula="of:=[unfiltered.T52]+[unfiltered.T64]+[unfiltered.T76]" office:value-type="float" office:value="159" calcext:value-type="float">
            <text:p>159</text:p>
          </table:table-cell>
          <table:table-cell table:style-name="ce55" office:value-type="string" calcext:value-type="string">
            <text:p>-</text:p>
          </table:table-cell>
          <table:table-cell table:style-name="ce60" table:formula="of:=AVERAGE([unfiltered.O52];[unfiltered.O64];[unfiltered.O76])" office:value-type="float" office:value="0.776666666666667" calcext:value-type="float">
            <text:p>0,777</text:p>
          </table:table-cell>
          <table:table-cell table:style-name="ce66" office:value-type="string" calcext:value-type="string">
            <text:p>-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1" table:target-range-address="filtered.C129:filtered.K25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 number:grouping="true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0121" number:language="en" number:country="US">
      <number:number number:decimal-places="1" loext:min-decimal-places="1" number:min-integer-digits="1"/>
    </number:number-style>
    <number:number-style style:name="N10122" number:language="en" number:country="US">
      <number:number number:decimal-places="3" loext:min-decimal-places="3" number:min-integer-digits="1"/>
    </number:number-style>
    <number:number-style style:name="N10123" number:language="en" number:country="US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/00/0000</text:date>, <text:time style:data-style-name="N2" text:time-value="13:50:31.9902667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6:09:20.235307853</meta:creation-date>
    <meta:generator>LibreOffice/5.2.7.2$Linux_X86_64 LibreOffice_project/20m0$Build-2</meta:generator>
    <dc:date>2018-07-06T20:53:35.618904046</dc:date>
    <meta:editing-duration>PT23H39M33S</meta:editing-duration>
    <meta:editing-cycles>40</meta:editing-cycles>
    <meta:document-statistic meta:table-count="2" meta:cell-count="36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10">
      <style:chart-properties chart:display-label="true" chart:logarithmic="false" chart:maximum="1.4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filtered.G3:filtered.G12" chart:error-lower-range="filtered.G3:filtered.G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filtered.G3:filtered.G12" chart:error-lower-range="filtered.G3:filtered.G12" loext:std-weight="1"/>
      <style:graphic-properties draw:stroke="dash" svg:stroke-width="0.1cm" svg:stroke-color="#ff00cc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filtered.G15:filtered.G24" chart:error-lower-range="filtered.G15:filtered.G24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filtered.G15:filtered.G24" chart:error-lower-range="filtered.G15:filtered.G24" loext:std-weight="1"/>
      <style:graphic-properties draw:stroke="dash" svg:stroke-width="0.07cm" svg:stroke-color="#000000" svg:stroke-opacity="100%" draw:stroke-linejoin="round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922cm" svg:height="15.237cm" xlink:href=".." xlink:type="simple" chart:class="chart:line" chart:style-name="ch1">
        <chart:legend chart:legend-position="top" svg:x="7.218cm" svg:y="0.185cm" style:legend-expansion="wide" chart:style-name="ch2"/>
        <chart:plot-area chart:style-name="ch3" table:cell-range-address="filtered.A3:filtered.A12 filtered.F3:filtered.F12 filtered.F15:filtered.F24 filtered.F27:filtered.F36 filtered.F39:filtered.F48" chart:data-source-has-labels="both" svg:x="0.787cm" svg:y="0.688cm" svg:width="23.889cm" svg:height="14.327cm">
          <chartooo:coordinate-region svg:x="1.94cm" svg:y="0.906cm" svg:width="22.333cm" svg:height="13.425cm"/>
          <chart:axis chart:dimension="x" chart:name="primary-x" chart:style-name="ch4" chartooo:axis-type="auto">
            <chartooo:date-scale/>
            <chart:title svg:x="22.433cm" svg:y="14.611cm" chart:style-name="ch5">
              <text:p>usuários</text:p>
            </chart:title>
            <chart:categories table:cell-range-address="filtered.A3:filtered.A12"/>
          </chart:axis>
          <chart:axis chart:dimension="y" chart:name="primary-y" chart:style-name="ch6">
            <chart:title svg:x="0cm" svg:y="2.456cm" chart:style-name="ch7">
              <text:p>segundos</text:p>
            </chart:title>
            <chart:grid chart:style-name="ch8" chart:class="major"/>
          </chart:axis>
          <chart:series chart:style-name="ch9" chart:values-cell-range-address="filtered.F3:filtered.F12" loext:label-string="com_rr" chart:class="chart:line">
            <chart:error-indicator chart:style-name="ch10" chart:dimension="y"/>
            <chart:data-point chart:repeated="10"/>
          </chart:series>
          <chart:series chart:style-name="ch11" chart:values-cell-range-address="filtered.F15:filtered.F24" loext:label-string="com_sip" chart:class="chart:line">
            <chart:error-indicator chart:style-name="ch12" chart:dimension="y"/>
            <chart:data-point chart:repeated="10"/>
          </chart:series>
          <chart:series chart:style-name="ch13" chart:values-cell-range-address="filtered.F27:filtered.F36" loext:label-string="sem_bal" chart:class="chart:line">
            <chart:data-point chart:repeated="10"/>
          </chart:series>
          <chart:series chart:style-name="ch14" chart:values-cell-range-address="filtered.F39:filtered.F48" loext:label-string="sem_clickos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_rr</text:p>
              </table:table-cell>
              <table:table-cell office:value-type="string">
                <text:p>Coluna G</text:p>
              </table:table-cell>
              <table:table-cell office:value-type="string">
                <text:p>Coluna G</text:p>
              </table:table-cell>
              <table:table-cell office:value-type="string">
                <text:p>com_sip</text:p>
              </table:table-cell>
              <table:table-cell office:value-type="string">
                <text:p>Coluna G</text:p>
              </table:table-cell>
              <table:table-cell office:value-type="string">
                <text:p>Coluna G</text:p>
              </table:table-cell>
              <table:table-cell office:value-type="string">
                <text:p>sem_bal</text:p>
              </table:table-cell>
              <table:table-cell office:value-type="string">
                <text:p>sem_clickos</text:p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filtered.A3:filtered.A12</svg:desc>
                </draw:g>
              </table:table-cell>
              <table:table-cell office:value-type="float" office:value="0.123333333333333">
                <text:p>0.123333333333333</text:p>
                <draw:g>
                  <svg:desc>filtered.F3:filtered.F12</svg:desc>
                </draw:g>
              </table:table-cell>
              <table:table-cell office:value-type="float" office:value="0.00333333333333334">
                <text:p>0.00333333333333334</text:p>
                <draw:g>
                  <svg:desc>filtered.G3:filtered.G12</svg:desc>
                </draw:g>
              </table:table-cell>
              <table:table-cell office:value-type="float" office:value="0.00333333333333334">
                <text:p>0.00333333333333334</text:p>
                <draw:g>
                  <svg:desc>filtered.G3:filtered.G12</svg:desc>
                </draw:g>
              </table:table-cell>
              <table:table-cell office:value-type="float" office:value="0.131111111111111">
                <text:p>0.131111111111111</text:p>
                <draw:g>
                  <svg:desc>filtered.F15:filtered.F24</svg:desc>
                </draw:g>
              </table:table-cell>
              <table:table-cell office:value-type="float" office:value="0.00838870492807862">
                <text:p>0.00838870492807862</text:p>
                <draw:g>
                  <svg:desc>filtered.G15:filtered.G24</svg:desc>
                </draw:g>
              </table:table-cell>
              <table:table-cell office:value-type="float" office:value="0.00838870492807862">
                <text:p>0.00838870492807862</text:p>
                <draw:g>
                  <svg:desc>filtered.G15:filtered.G24</svg:desc>
                </draw:g>
              </table:table-cell>
              <table:table-cell office:value-type="float" office:value="0.09">
                <text:p>0.09</text:p>
                <draw:g>
                  <svg:desc>filtered.F27:filtered.F36</svg:desc>
                </draw:g>
              </table:table-cell>
              <table:table-cell office:value-type="float" office:value="0.08">
                <text:p>0.08</text:p>
                <draw:g>
                  <svg:desc>filtered.F39:filtered.F48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25">
                <text:p>0.25</text:p>
              </table:table-cell>
              <table:table-cell office:value-type="float" office:value="0.00333333333333334">
                <text:p>0.00333333333333334</text:p>
              </table:table-cell>
              <table:table-cell office:value-type="float" office:value="0.00333333333333334">
                <text:p>0.00333333333333334</text:p>
              </table:table-cell>
              <table:table-cell office:value-type="float" office:value="0.256666666666667">
                <text:p>0.256666666666667</text:p>
              </table:table-cell>
              <table:table-cell office:value-type="float" office:value="0.00881917103688196">
                <text:p>0.00881917103688196</text:p>
              </table:table-cell>
              <table:table-cell office:value-type="float" office:value="0.00881917103688196">
                <text:p>0.00881917103688196</text:p>
              </table:table-cell>
              <table:table-cell office:value-type="float" office:value="0.19">
                <text:p>0.1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375555555555555">
                <text:p>0.375555555555555</text:p>
              </table:table-cell>
              <table:table-cell office:value-type="float" office:value="0.00962250448649382">
                <text:p>0.00962250448649382</text:p>
              </table:table-cell>
              <table:table-cell office:value-type="float" office:value="0.00962250448649382">
                <text:p>0.00962250448649382</text:p>
              </table:table-cell>
              <table:table-cell office:value-type="float" office:value="0.393333333333333">
                <text:p>0.393333333333333</text:p>
              </table:table-cell>
              <table:table-cell office:value-type="float" office:value="0.02185812841434">
                <text:p>0.02185812841434</text:p>
              </table:table-cell>
              <table:table-cell office:value-type="float" office:value="0.02185812841434">
                <text:p>0.02185812841434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505555555555556">
                <text:p>0.505555555555556</text:p>
              </table:table-cell>
              <table:table-cell office:value-type="float" office:value="0.0019245008972988">
                <text:p>0.0019245008972988</text:p>
              </table:table-cell>
              <table:table-cell office:value-type="float" office:value="0.0019245008972988">
                <text:p>0.0019245008972988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63">
                <text:p>0.63</text:p>
              </table:table-cell>
              <table:table-cell office:value-type="float" office:value="0.0145296631451356">
                <text:p>0.0145296631451356</text:p>
              </table:table-cell>
              <table:table-cell office:value-type="float" office:value="0.0145296631451356">
                <text:p>0.0145296631451356</text:p>
              </table:table-cell>
              <table:table-cell office:value-type="float" office:value="0.637777777777778">
                <text:p>0.637777777777778</text:p>
              </table:table-cell>
              <table:table-cell office:value-type="float" office:value="0.0117062819476142">
                <text:p>0.0117062819476142</text:p>
              </table:table-cell>
              <table:table-cell office:value-type="float" office:value="0.0117062819476142">
                <text:p>0.0117062819476142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393333333333333">
                <text:p>0.39333333333333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765555555555556">
                <text:p>0.765555555555556</text:p>
              </table:table-cell>
              <table:table-cell office:value-type="float" office:value="0.0117062819476142">
                <text:p>0.0117062819476142</text:p>
              </table:table-cell>
              <table:table-cell office:value-type="float" office:value="0.0117062819476142">
                <text:p>0.0117062819476142</text:p>
              </table:table-cell>
              <table:table-cell office:value-type="float" office:value="0.774444444444444">
                <text:p>0.774444444444444</text:p>
              </table:table-cell>
              <table:table-cell office:value-type="float" office:value="0.00693888666488712">
                <text:p>0.00693888666488712</text:p>
              </table:table-cell>
              <table:table-cell office:value-type="float" office:value="0.00693888666488712">
                <text:p>0.00693888666488712</text:p>
              </table:table-cell>
              <table:table-cell office:value-type="float" office:value="0.66">
                <text:p>0.66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914444444444444">
                <text:p>0.914444444444444</text:p>
              </table:table-cell>
              <table:table-cell office:value-type="float" office:value="0.0183585684909537">
                <text:p>0.0183585684909537</text:p>
              </table:table-cell>
              <table:table-cell office:value-type="float" office:value="0.0183585684909537">
                <text:p>0.0183585684909537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0611010092660778">
                <text:p>0.0611010092660778</text:p>
              </table:table-cell>
              <table:table-cell office:value-type="float" office:value="0.0611010092660778">
                <text:p>0.0611010092660778</text:p>
              </table:table-cell>
              <table:table-cell office:value-type="float" office:value="0.793333333333333">
                <text:p>0.79333333333333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.06222222222222">
                <text:p>1.06222222222222</text:p>
              </table:table-cell>
              <table:table-cell office:value-type="float" office:value="0.0646643756753398">
                <text:p>0.0646643756753398</text:p>
              </table:table-cell>
              <table:table-cell office:value-type="float" office:value="0.0646643756753398">
                <text:p>0.0646643756753398</text:p>
              </table:table-cell>
              <table:table-cell office:value-type="float" office:value="1.03444444444444">
                <text:p>1.03444444444444</text:p>
              </table:table-cell>
              <table:table-cell office:value-type="float" office:value="0.00384900179459759">
                <text:p>0.00384900179459759</text:p>
              </table:table-cell>
              <table:table-cell office:value-type="float" office:value="0.00384900179459759">
                <text:p>0.00384900179459759</text:p>
              </table:table-cell>
              <table:table-cell office:value-type="float" office:value="0.82">
                <text:p>0.82</text:p>
              </table:table-cell>
              <table:table-cell office:value-type="float" office:value="0.626666666666667">
                <text:p>0.62666666666666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.23666666666667">
                <text:p>1.23666666666667</text:p>
              </table:table-cell>
              <table:table-cell office:value-type="float" office:value="0.0995545634871207">
                <text:p>0.0995545634871207</text:p>
              </table:table-cell>
              <table:table-cell office:value-type="float" office:value="0.0995545634871207">
                <text:p>0.0995545634871207</text:p>
              </table:table-cell>
              <table:table-cell office:value-type="float" office:value="1.15555555555556">
                <text:p>1.15555555555556</text:p>
              </table:table-cell>
              <table:table-cell office:value-type="float" office:value="0.00769800358919506">
                <text:p>0.00769800358919506</text:p>
              </table:table-cell>
              <table:table-cell office:value-type="float" office:value="0.00769800358919506">
                <text:p>0.00769800358919506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28111111111111">
                <text:p>1.28111111111111</text:p>
              </table:table-cell>
              <table:table-cell office:value-type="float" office:value="0.00838870492807869">
                <text:p>0.00838870492807869</text:p>
              </table:table-cell>
              <table:table-cell office:value-type="float" office:value="0.00838870492807869">
                <text:p>0.00838870492807869</text:p>
              </table:table-cell>
              <table:table-cell office:value-type="float" office:value="1.25555555555556">
                <text:p>1.25555555555556</text:p>
              </table:table-cell>
              <table:table-cell office:value-type="float" office:value="0.0269430125621826">
                <text:p>0.0269430125621826</text:p>
              </table:table-cell>
              <table:table-cell office:value-type="float" office:value="0.0269430125621826">
                <text:p>0.0269430125621826</text:p>
              </table:table-cell>
              <table:table-cell office:value-type="float" office:value="1.05666666666667">
                <text:p>1.05666666666667</text:p>
              </table:table-cell>
              <table:table-cell office:value-type="float" office:value="0.776666666666667">
                <text:p>0.77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20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filtered.E3:filtered.E12" chart:error-lower-range="filtered.E3:filtered.E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filtered.E3:filtered.E12" chart:error-lower-range="filtered.E3:filtered.E12" loext:std-weight="1"/>
      <style:graphic-properties draw:stroke="dash" svg:stroke-width="0.1cm" svg:stroke-color="#ff00cc" svg:stroke-opacity="100%" draw:stroke-linejoin="roun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filtered.E15:filtered.E24" chart:error-lower-range="filtered.E15:filtered.E24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filtered.E15:filtered.E24" chart:error-lower-range="filtered.E15:filtered.E24" loext:std-weight="1"/>
      <style:graphic-properties draw:stroke="dash" svg:stroke-width="0.05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807cm" svg:height="15.167cm" xlink:href=".." xlink:type="simple" chart:class="chart:line" chart:style-name="ch1">
        <chart:legend chart:legend-position="top" svg:x="7.16cm" svg:y="0.185cm" style:legend-expansion="wide" chart:style-name="ch2"/>
        <chart:plot-area chart:style-name="ch3" table:cell-range-address="filtered.A3:filtered.A12 filtered.D3:filtered.D12 filtered.D15:filtered.D24 filtered.D27:filtered.D36 filtered.D39:filtered.D48" chart:data-source-has-labels="both" svg:x="0.216cm" svg:y="0.686cm" svg:width="24.491cm" svg:height="14.453cm">
          <chartooo:coordinate-region svg:x="1.269cm" svg:y="0.905cm" svg:width="23.036cm" svg:height="13.55cm"/>
          <chart:axis chart:dimension="x" chart:name="primary-x" chart:style-name="ch4" chartooo:axis-type="auto">
            <chartooo:date-scale/>
            <chart:title svg:x="1.773cm" svg:y="14.541cm" chart:style-name="ch5">
              <text:p>usuários</text:p>
            </chart:title>
            <chart:categories table:cell-range-address="filtered.A3:filtered.A12"/>
          </chart:axis>
          <chart:axis chart:dimension="y" chart:name="primary-y" chart:style-name="ch6">
            <chart:title svg:x="0cm" svg:y="14.555cm" chart:style-name="ch7">
              <text:p>erros</text:p>
            </chart:title>
            <chart:grid chart:style-name="ch8" chart:class="major"/>
          </chart:axis>
          <chart:series chart:style-name="ch9" chart:values-cell-range-address="filtered.D3:filtered.D12" loext:label-string="com_rr" chart:class="chart:line">
            <chart:error-indicator chart:style-name="ch10" chart:dimension="y"/>
            <chart:data-point chart:repeated="5"/>
            <chart:data-point chart:style-name="ch11"/>
            <chart:data-point chart:repeated="4"/>
          </chart:series>
          <chart:series chart:style-name="ch12" chart:values-cell-range-address="filtered.D15:filtered.D24" loext:label-string="com_sip" chart:class="chart:line">
            <chart:error-indicator chart:style-name="ch13" chart:dimension="y"/>
            <chart:data-point chart:repeated="10"/>
          </chart:series>
          <chart:series chart:style-name="ch14" chart:values-cell-range-address="filtered.D27:filtered.D36" loext:label-string="sem_bal" chart:class="chart:line">
            <chart:data-point chart:repeated="10"/>
          </chart:series>
          <chart:series chart:style-name="ch15" chart:values-cell-range-address="filtered.D39:filtered.D48" loext:label-string="sem_clickos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_rr</text:p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  <table:table-cell office:value-type="string">
                <text:p>com_sip</text:p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  <table:table-cell office:value-type="string">
                <text:p>sem_bal</text:p>
              </table:table-cell>
              <table:table-cell office:value-type="string">
                <text:p>sem_clickos</text:p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filtered.A3:filtered.A12</svg:desc>
                </draw:g>
              </table:table-cell>
              <table:table-cell office:value-type="float" office:value="23.6666666666667">
                <text:p>23.6666666666667</text:p>
                <draw:g>
                  <svg:desc>filtered.D3:filtered.D12</svg:desc>
                </draw:g>
              </table:table-cell>
              <table:table-cell office:value-type="float" office:value="6.65832811847939">
                <text:p>6.65832811847939</text:p>
                <draw:g>
                  <svg:desc>filtered.E3:filtered.E12</svg:desc>
                </draw:g>
              </table:table-cell>
              <table:table-cell office:value-type="float" office:value="6.65832811847939">
                <text:p>6.65832811847939</text:p>
                <draw:g>
                  <svg:desc>filtered.E3:filtered.E12</svg:desc>
                </draw:g>
              </table:table-cell>
              <table:table-cell office:value-type="float" office:value="24.6666666666667">
                <text:p>24.6666666666667</text:p>
                <draw:g>
                  <svg:desc>filtered.D15:filtered.D24</svg:desc>
                </draw:g>
              </table:table-cell>
              <table:table-cell office:value-type="float" office:value="32.1299444962691">
                <text:p>32.1299444962691</text:p>
                <draw:g>
                  <svg:desc>filtered.E15:filtered.E24</svg:desc>
                </draw:g>
              </table:table-cell>
              <table:table-cell office:value-type="float" office:value="32.1299444962691">
                <text:p>32.1299444962691</text:p>
                <draw:g>
                  <svg:desc>filtered.E15:filtered.E24</svg:desc>
                </draw:g>
              </table:table-cell>
              <table:table-cell office:value-type="float" office:value="0">
                <text:p>0</text:p>
                <draw:g>
                  <svg:desc>filtered.D27:filtered.D36</svg:desc>
                </draw:g>
              </table:table-cell>
              <table:table-cell office:value-type="float" office:value="0">
                <text:p>0</text:p>
                <draw:g>
                  <svg:desc>filtered.D39:filtered.D48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75">
                <text:p>75</text:p>
              </table:table-cell>
              <table:table-cell office:value-type="float" office:value="22.7156333832011">
                <text:p>22.7156333832011</text:p>
              </table:table-cell>
              <table:table-cell office:value-type="float" office:value="22.7156333832011">
                <text:p>22.7156333832011</text:p>
              </table:table-cell>
              <table:table-cell office:value-type="float" office:value="50">
                <text:p>50</text:p>
              </table:table-cell>
              <table:table-cell office:value-type="float" office:value="44.8441746495573">
                <text:p>44.8441746495573</text:p>
              </table:table-cell>
              <table:table-cell office:value-type="float" office:value="44.8441746495573">
                <text:p>44.8441746495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43.333333333333">
                <text:p>143.333333333333</text:p>
              </table:table-cell>
              <table:table-cell office:value-type="float" office:value="65.4318984390132">
                <text:p>65.4318984390132</text:p>
              </table:table-cell>
              <table:table-cell office:value-type="float" office:value="65.4318984390132">
                <text:p>65.4318984390132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89.7904968987996">
                <text:p>89.7904968987996</text:p>
              </table:table-cell>
              <table:table-cell office:value-type="float" office:value="89.7904968987996">
                <text:p>89.790496898799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14.666666666667">
                <text:p>214.666666666667</text:p>
              </table:table-cell>
              <table:table-cell office:value-type="float" office:value="16.0416125540213">
                <text:p>16.0416125540213</text:p>
              </table:table-cell>
              <table:table-cell office:value-type="float" office:value="16.0416125540213">
                <text:p>16.0416125540213</text:p>
              </table:table-cell>
              <table:table-cell office:value-type="float" office:value="133">
                <text:p>133</text:p>
              </table:table-cell>
              <table:table-cell office:value-type="float" office:value="105.418214744891">
                <text:p>105.418214744891</text:p>
              </table:table-cell>
              <table:table-cell office:value-type="float" office:value="105.418214744891">
                <text:p>105.41821474489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00">
                <text:p>300</text:p>
              </table:table-cell>
              <table:table-cell office:value-type="float" office:value="75.3458691634784">
                <text:p>75.3458691634784</text:p>
              </table:table-cell>
              <table:table-cell office:value-type="float" office:value="75.3458691634784">
                <text:p>75.3458691634784</text:p>
              </table:table-cell>
              <table:table-cell office:value-type="float" office:value="259.666666666667">
                <text:p>259.666666666667</text:p>
              </table:table-cell>
              <table:table-cell office:value-type="float" office:value="149.617289553492">
                <text:p>149.617289553492</text:p>
              </table:table-cell>
              <table:table-cell office:value-type="float" office:value="149.617289553492">
                <text:p>149.617289553492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602.333333333333">
                <text:p>602.333333333333</text:p>
              </table:table-cell>
              <table:table-cell office:value-type="float" office:value="81.4514170124335">
                <text:p>81.4514170124335</text:p>
              </table:table-cell>
              <table:table-cell office:value-type="float" office:value="81.4514170124335">
                <text:p>81.4514170124335</text:p>
              </table:table-cell>
              <table:table-cell office:value-type="float" office:value="399.666666666667">
                <text:p>399.666666666667</text:p>
              </table:table-cell>
              <table:table-cell office:value-type="float" office:value="162.500256410054">
                <text:p>162.500256410054</text:p>
              </table:table-cell>
              <table:table-cell office:value-type="float" office:value="162.500256410054">
                <text:p>162.500256410054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774.333333333333">
                <text:p>774.333333333333</text:p>
              </table:table-cell>
              <table:table-cell office:value-type="float" office:value="148.169947470239">
                <text:p>148.169947470239</text:p>
              </table:table-cell>
              <table:table-cell office:value-type="float" office:value="148.169947470239">
                <text:p>148.169947470239</text:p>
              </table:table-cell>
              <table:table-cell office:value-type="float" office:value="518">
                <text:p>518</text:p>
              </table:table-cell>
              <table:table-cell office:value-type="float" office:value="212.110820091762">
                <text:p>212.110820091762</text:p>
              </table:table-cell>
              <table:table-cell office:value-type="float" office:value="212.110820091762">
                <text:p>212.110820091762</text:p>
              </table:table-cell>
              <table:table-cell office:value-type="float" office:value="59">
                <text:p>5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918.333333333333">
                <text:p>918.333333333333</text:p>
              </table:table-cell>
              <table:table-cell office:value-type="float" office:value="87.0880780206644">
                <text:p>87.0880780206644</text:p>
              </table:table-cell>
              <table:table-cell office:value-type="float" office:value="87.0880780206644">
                <text:p>87.0880780206644</text:p>
              </table:table-cell>
              <table:table-cell office:value-type="float" office:value="684.666666666667">
                <text:p>684.666666666667</text:p>
              </table:table-cell>
              <table:table-cell office:value-type="float" office:value="235.966805575135">
                <text:p>235.966805575135</text:p>
              </table:table-cell>
              <table:table-cell office:value-type="float" office:value="235.966805575135">
                <text:p>235.966805575135</text:p>
              </table:table-cell>
              <table:table-cell office:value-type="float" office:value="100">
                <text:p>1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980">
                <text:p>980</text:p>
              </table:table-cell>
              <table:table-cell office:value-type="float" office:value="152.43359209833">
                <text:p>152.43359209833</text:p>
              </table:table-cell>
              <table:table-cell office:value-type="float" office:value="152.43359209833">
                <text:p>152.43359209833</text:p>
              </table:table-cell>
              <table:table-cell office:value-type="float" office:value="860.333333333333">
                <text:p>860.333333333333</text:p>
              </table:table-cell>
              <table:table-cell office:value-type="float" office:value="316.038499764401">
                <text:p>316.038499764401</text:p>
              </table:table-cell>
              <table:table-cell office:value-type="float" office:value="316.038499764401">
                <text:p>316.038499764401</text:p>
              </table:table-cell>
              <table:table-cell office:value-type="float" office:value="218">
                <text:p>2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27.33333333333">
                <text:p>1027.33333333333</text:p>
              </table:table-cell>
              <table:table-cell office:value-type="float" office:value="197.307712300694">
                <text:p>197.307712300694</text:p>
              </table:table-cell>
              <table:table-cell office:value-type="float" office:value="197.307712300694">
                <text:p>197.307712300694</text:p>
              </table:table-cell>
              <table:table-cell office:value-type="float" office:value="1071.33333333333">
                <text:p>1071.33333333333</text:p>
              </table:table-cell>
              <table:table-cell office:value-type="float" office:value="122.087400387318">
                <text:p>122.087400387318</text:p>
              </table:table-cell>
              <table:table-cell office:value-type="float" office:value="122.087400387318">
                <text:p>122.087400387318</text:p>
              </table:table-cell>
              <table:table-cell office:value-type="float" office:value="214">
                <text:p>214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1900" chart:maximum="3900" chart:interval-major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filtered.C3:filtered.C12" chart:error-lower-range="filtered.C3:filtered.C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filtered.C3:filtered.C12" chart:error-lower-range="filtered.C3:filtered.C12" loext:std-weight="1"/>
      <style:graphic-properties draw:stroke="dash" svg:stroke-width="0.1cm" svg:stroke-color="#ff00cc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filtered.C15:filtered.C24" chart:error-lower-range="filtered.C15:filtered.C24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filtered.C15:filtered.C24" chart:error-lower-range="filtered.C15:filtered.C24" loext:std-weight="1"/>
      <style:graphic-properties draw:stroke="dash" svg:stroke-width="0.05cm" svg:stroke-color="#000000" svg:stroke-opacity="100%" draw:stroke-linejoin="round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99cm" svg:height="15.238cm" xlink:href=".." xlink:type="simple" chart:class="chart:line" chart:style-name="ch1">
        <chart:legend chart:legend-position="top" svg:x="7.206cm" svg:y="0.185cm" style:legend-expansion="wide" chart:style-name="ch2"/>
        <chart:plot-area chart:style-name="ch3" table:cell-range-address="filtered.A3:filtered.B12 filtered.B15:filtered.B24 filtered.B27:filtered.B36 filtered.B39:filtered.B48" chart:data-source-has-labels="both" svg:x="0.511cm" svg:y="0.83cm" svg:width="24.267cm" svg:height="14.324cm">
          <chartooo:coordinate-region svg:x="2.065cm" svg:y="1.048cm" svg:width="22.31cm" svg:height="13.423cm"/>
          <chart:axis chart:dimension="x" chart:name="primary-x" chart:style-name="ch4" chartooo:axis-type="auto">
            <chartooo:date-scale/>
            <chart:title svg:x="22.443cm" svg:y="14.612cm" chart:style-name="ch5">
              <text:p>usuários</text:p>
            </chart:title>
            <chart:categories table:cell-range-address="filtered.A3:filtered.A12"/>
          </chart:axis>
          <chart:axis chart:dimension="y" chart:name="primary-y" chart:style-name="ch6">
            <chart:title svg:x="0cm" svg:y="6.904cm" chart:style-name="ch7">
              <text:p>média de transações por segundo</text:p>
            </chart:title>
            <chart:grid chart:style-name="ch8" chart:class="major"/>
          </chart:axis>
          <chart:series chart:style-name="ch9" chart:values-cell-range-address="filtered.B3:filtered.B12" loext:label-string="com_rr" chart:class="chart:line">
            <chart:error-indicator chart:style-name="ch10" chart:dimension="y"/>
            <chart:data-point chart:repeated="10"/>
          </chart:series>
          <chart:series chart:style-name="ch11" chart:values-cell-range-address="filtered.B15:filtered.B24" loext:label-string="com_sip" chart:class="chart:line">
            <chart:error-indicator chart:style-name="ch12" chart:dimension="y"/>
            <chart:data-point chart:repeated="10"/>
          </chart:series>
          <chart:series chart:style-name="ch13" chart:values-cell-range-address="filtered.B27:filtered.B36" loext:label-string="sem_bal" chart:class="chart:line">
            <chart:data-point chart:repeated="10"/>
          </chart:series>
          <chart:series chart:style-name="ch14" chart:values-cell-range-address="filtered.B39:filtered.B48" loext:label-string="sem_clickos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_rr</text:p>
              </table:table-cell>
              <table:table-cell office:value-type="string">
                <text:p>Coluna C</text:p>
              </table:table-cell>
              <table:table-cell office:value-type="string">
                <text:p>Coluna C</text:p>
              </table:table-cell>
              <table:table-cell office:value-type="string">
                <text:p>com_sip</text:p>
              </table:table-cell>
              <table:table-cell office:value-type="string">
                <text:p>Coluna C</text:p>
              </table:table-cell>
              <table:table-cell office:value-type="string">
                <text:p>Coluna C</text:p>
              </table:table-cell>
              <table:table-cell office:value-type="string">
                <text:p>sem_bal</text:p>
              </table:table-cell>
              <table:table-cell office:value-type="string">
                <text:p>sem_clickos</text:p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filtered.A3:filtered.A12</svg:desc>
                </draw:g>
              </table:table-cell>
              <table:table-cell office:value-type="float" office:value="2432.92">
                <text:p>2432.92</text:p>
                <draw:g>
                  <svg:desc>filtered.B3:filtered.B12</svg:desc>
                </draw:g>
              </table:table-cell>
              <table:table-cell office:value-type="float" office:value="27.3219929726953">
                <text:p>27.3219929726953</text:p>
                <draw:g>
                  <svg:desc>filtered.C3:filtered.C12</svg:desc>
                </draw:g>
              </table:table-cell>
              <table:table-cell office:value-type="float" office:value="27.3219929726953">
                <text:p>27.3219929726953</text:p>
                <draw:g>
                  <svg:desc>filtered.C3:filtered.C12</svg:desc>
                </draw:g>
              </table:table-cell>
              <table:table-cell office:value-type="float" office:value="2278.88">
                <text:p>2278.88</text:p>
                <draw:g>
                  <svg:desc>filtered.B15:filtered.B24</svg:desc>
                </draw:g>
              </table:table-cell>
              <table:table-cell office:value-type="float" office:value="159.840781091685">
                <text:p>159.840781091685</text:p>
                <draw:g>
                  <svg:desc>filtered.C15:filtered.C24</svg:desc>
                </draw:g>
              </table:table-cell>
              <table:table-cell office:value-type="float" office:value="159.840781091685">
                <text:p>159.840781091685</text:p>
                <draw:g>
                  <svg:desc>filtered.C15:filtered.C24</svg:desc>
                </draw:g>
              </table:table-cell>
              <table:table-cell office:value-type="float" office:value="3229.72">
                <text:p>3229.72</text:p>
                <draw:g>
                  <svg:desc>filtered.B27:filtered.B36</svg:desc>
                </draw:g>
              </table:table-cell>
              <table:table-cell office:value-type="float" office:value="3847">
                <text:p>3847</text:p>
                <draw:g>
                  <svg:desc>filtered.B39:filtered.B48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374.62333333333">
                <text:p>2374.62333333333</text:p>
              </table:table-cell>
              <table:table-cell office:value-type="float" office:value="54.4792679221495">
                <text:p>54.4792679221495</text:p>
              </table:table-cell>
              <table:table-cell office:value-type="float" office:value="54.4792679221495">
                <text:p>54.4792679221495</text:p>
              </table:table-cell>
              <table:table-cell office:value-type="float" office:value="2310.92333333333">
                <text:p>2310.92333333333</text:p>
              </table:table-cell>
              <table:table-cell office:value-type="float" office:value="84.3154839476909">
                <text:p>84.3154839476909</text:p>
              </table:table-cell>
              <table:table-cell office:value-type="float" office:value="84.3154839476909">
                <text:p>84.3154839476909</text:p>
              </table:table-cell>
              <table:table-cell office:value-type="float" office:value="3140.02">
                <text:p>3140.02</text:p>
              </table:table-cell>
              <table:table-cell office:value-type="float" office:value="3749.08">
                <text:p>3749.0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350.40333333333">
                <text:p>2350.40333333333</text:p>
              </table:table-cell>
              <table:table-cell office:value-type="float" office:value="38.9531530602253">
                <text:p>38.9531530602253</text:p>
              </table:table-cell>
              <table:table-cell office:value-type="float" office:value="38.9531530602253">
                <text:p>38.9531530602253</text:p>
              </table:table-cell>
              <table:table-cell office:value-type="float" office:value="2244.64">
                <text:p>2244.64</text:p>
              </table:table-cell>
              <table:table-cell office:value-type="float" office:value="128.791762547144">
                <text:p>128.791762547144</text:p>
              </table:table-cell>
              <table:table-cell office:value-type="float" office:value="128.791762547144">
                <text:p>128.791762547144</text:p>
              </table:table-cell>
              <table:table-cell office:value-type="float" office:value="2702.64">
                <text:p>2702.64</text:p>
              </table:table-cell>
              <table:table-cell office:value-type="float" office:value="3695.34">
                <text:p>3695.3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312.29666666667">
                <text:p>2312.29666666667</text:p>
              </table:table-cell>
              <table:table-cell office:value-type="float" office:value="38.0012964691119">
                <text:p>38.0012964691119</text:p>
              </table:table-cell>
              <table:table-cell office:value-type="float" office:value="38.0012964691119">
                <text:p>38.0012964691119</text:p>
              </table:table-cell>
              <table:table-cell office:value-type="float" office:value="2313.66333333333">
                <text:p>2313.66333333333</text:p>
              </table:table-cell>
              <table:table-cell office:value-type="float" office:value="2.37243194493193">
                <text:p>2.37243194493193</text:p>
              </table:table-cell>
              <table:table-cell office:value-type="float" office:value="2.37243194493193">
                <text:p>2.37243194493193</text:p>
              </table:table-cell>
              <table:table-cell office:value-type="float" office:value="3033.62">
                <text:p>3033.62</text:p>
              </table:table-cell>
              <table:table-cell office:value-type="float" office:value="3715.87">
                <text:p>3715.8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299.16333333333">
                <text:p>2299.16333333333</text:p>
              </table:table-cell>
              <table:table-cell office:value-type="float" office:value="24.8081142639528">
                <text:p>24.8081142639528</text:p>
              </table:table-cell>
              <table:table-cell office:value-type="float" office:value="24.8081142639528">
                <text:p>24.8081142639528</text:p>
              </table:table-cell>
              <table:table-cell office:value-type="float" office:value="2274.94666666667">
                <text:p>2274.94666666667</text:p>
              </table:table-cell>
              <table:table-cell office:value-type="float" office:value="46.7288715178672">
                <text:p>46.7288715178672</text:p>
              </table:table-cell>
              <table:table-cell office:value-type="float" office:value="46.7288715178672">
                <text:p>46.7288715178672</text:p>
              </table:table-cell>
              <table:table-cell office:value-type="float" office:value="2709.39">
                <text:p>2709.39</text:p>
              </table:table-cell>
              <table:table-cell office:value-type="float" office:value="3664.87">
                <text:p>3664.8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237.43">
                <text:p>2237.43</text:p>
              </table:table-cell>
              <table:table-cell office:value-type="float" office:value="61.3597253905196">
                <text:p>61.3597253905196</text:p>
              </table:table-cell>
              <table:table-cell office:value-type="float" office:value="61.3597253905196">
                <text:p>61.3597253905196</text:p>
              </table:table-cell>
              <table:table-cell office:value-type="float" office:value="2217.92">
                <text:p>2217.92</text:p>
              </table:table-cell>
              <table:table-cell office:value-type="float" office:value="19.8548432378601">
                <text:p>19.8548432378601</text:p>
              </table:table-cell>
              <table:table-cell office:value-type="float" office:value="19.8548432378601">
                <text:p>19.8548432378601</text:p>
              </table:table-cell>
              <table:table-cell office:value-type="float" office:value="2584.74">
                <text:p>2584.74</text:p>
              </table:table-cell>
              <table:table-cell office:value-type="float" office:value="3626.06">
                <text:p>3626.0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68.33666666667">
                <text:p>2168.33666666667</text:p>
              </table:table-cell>
              <table:table-cell office:value-type="float" office:value="46.0447959419231">
                <text:p>46.0447959419231</text:p>
              </table:table-cell>
              <table:table-cell office:value-type="float" office:value="46.0447959419231">
                <text:p>46.0447959419231</text:p>
              </table:table-cell>
              <table:table-cell office:value-type="float" office:value="2068.62333333333">
                <text:p>2068.62333333333</text:p>
              </table:table-cell>
              <table:table-cell office:value-type="float" office:value="155.178408721489">
                <text:p>155.178408721489</text:p>
              </table:table-cell>
              <table:table-cell office:value-type="float" office:value="155.178408721489">
                <text:p>155.178408721489</text:p>
              </table:table-cell>
              <table:table-cell office:value-type="float" office:value="2403.63">
                <text:p>2403.63</text:p>
              </table:table-cell>
              <table:table-cell office:value-type="float" office:value="3613.99">
                <text:p>3613.9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087.26333333333">
                <text:p>2087.26333333333</text:p>
              </table:table-cell>
              <table:table-cell office:value-type="float" office:value="34.3177641074316">
                <text:p>34.3177641074316</text:p>
              </table:table-cell>
              <table:table-cell office:value-type="float" office:value="34.3177641074316">
                <text:p>34.3177641074316</text:p>
              </table:table-cell>
              <table:table-cell office:value-type="float" office:value="2163.46666666667">
                <text:p>2163.46666666667</text:p>
              </table:table-cell>
              <table:table-cell office:value-type="float" office:value="7.07848383012445">
                <text:p>7.07848383012445</text:p>
              </table:table-cell>
              <table:table-cell office:value-type="float" office:value="7.07848383012445">
                <text:p>7.07848383012445</text:p>
              </table:table-cell>
              <table:table-cell office:value-type="float" office:value="2588.56">
                <text:p>2588.56</text:p>
              </table:table-cell>
              <table:table-cell office:value-type="float" office:value="3508.17">
                <text:p>3508.1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019.94333333333">
                <text:p>2019.94333333333</text:p>
              </table:table-cell>
              <table:table-cell office:value-type="float" office:value="50.4537157534837">
                <text:p>50.4537157534837</text:p>
              </table:table-cell>
              <table:table-cell office:value-type="float" office:value="50.4537157534837">
                <text:p>50.4537157534837</text:p>
              </table:table-cell>
              <table:table-cell office:value-type="float" office:value="2148.36666666667">
                <text:p>2148.36666666667</text:p>
              </table:table-cell>
              <table:table-cell office:value-type="float" office:value="5.00841625000716">
                <text:p>5.00841625000716</text:p>
              </table:table-cell>
              <table:table-cell office:value-type="float" office:value="5.00841625000716">
                <text:p>5.00841625000716</text:p>
              </table:table-cell>
              <table:table-cell office:value-type="float" office:value="2587.14">
                <text:p>2587.14</text:p>
              </table:table-cell>
              <table:table-cell office:value-type="float" office:value="3501.34">
                <text:p>3501.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27.57">
                <text:p>2127.57</text:p>
              </table:table-cell>
              <table:table-cell office:value-type="float" office:value="49.7638794709575">
                <text:p>49.7638794709575</text:p>
              </table:table-cell>
              <table:table-cell office:value-type="float" office:value="49.7638794709575">
                <text:p>49.7638794709575</text:p>
              </table:table-cell>
              <table:table-cell office:value-type="float" office:value="2171.55333333333">
                <text:p>2171.55333333333</text:p>
              </table:table-cell>
              <table:table-cell office:value-type="float" office:value="35.842717995896">
                <text:p>35.842717995896</text:p>
              </table:table-cell>
              <table:table-cell office:value-type="float" office:value="35.842717995896">
                <text:p>35.842717995896</text:p>
              </table:table-cell>
              <table:table-cell office:value-type="float" office:value="2524.69">
                <text:p>2524.69</text:p>
              </table:table-cell>
              <table:table-cell office:value-type="float" office:value="3461.92">
                <text:p>3461.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